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C700000029645A35C2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ohit Hindi1" svg:font-family="'Lohit Hindi'"/>
    <style:font-face style:name="Arial1" svg:font-family="Arial" style:font-family-generic="swiss"/>
    <style:font-face style:name="arial" svg:font-family="arial, sans-serif" style:font-family-generic="swiss"/>
    <style:font-face style:name="Latha" svg:font-family="Latha" style:font-pitch="variable"/>
    <style:font-face style:name="Lohit Hindi2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699cm" table:align="left" style:writing-mode="lr-tb"/>
    </style:style>
    <style:style style:name="Table1.A" style:family="table-column">
      <style:table-column-properties style:column-width="2.23cm"/>
    </style:style>
    <style:style style:name="Table1.B" style:family="table-column">
      <style:table-column-properties style:column-width="2.917cm"/>
    </style:style>
    <style:style style:name="Table1.C" style:family="table-column">
      <style:table-column-properties style:column-width="0.108cm"/>
    </style:style>
    <style:style style:name="Table1.D" style:family="table-column">
      <style:table-column-properties style:column-width="4.3cm"/>
    </style:style>
    <style:style style:name="Table1.E" style:family="table-column">
      <style:table-column-properties style:column-width="6.07cm"/>
    </style:style>
    <style:style style:name="Table1.F" style:family="table-column">
      <style:table-column-properties style:column-width="0.074cm"/>
    </style:style>
    <style:style style:name="Table1.1" style:family="table-row">
      <style:table-row-properties style:min-row-height="0.612cm" style:keep-together="true" fo:keep-together="auto"/>
    </style:style>
    <style:style style:name="Table1.A1" style:family="table-cell">
      <style:table-cell-properties style:vertical-align="middle" fo:background-color="#7a0019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.F1" style:family="table-cell">
      <style:table-cell-properties style:vertical-align="top" fo:padding="0cm" fo:border="none" style:writing-mode="lr-tb"/>
    </style:style>
    <style:style style:name="Table1.2" style:family="table-row">
      <style:table-row-properties style:min-row-height="0.556cm" style:keep-together="false" fo:keep-together="always"/>
    </style:style>
    <style:style style:name="Table1.A2" style:family="table-cell">
      <style:table-cell-properties style:vertical-align="top" fo:background-color="#ffe265" fo:padding-left="0.191cm" fo:padding-right="0.191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e1.E2" style:family="table-cell">
      <style:table-cell-properties style:vertical-align="top" fo:background-color="#ffe265" fo:padding-left="0.191cm" fo:padding-right="0.191cm" fo:padding-top="0cm" fo:padding-bottom="0cm" fo:border="0.5pt solid #808080" style:writing-mode="lr-tb">
        <style:background-image/>
      </style:table-cell-properties>
    </style:style>
    <style:style style:name="Table2" style:family="table">
      <style:table-properties style:width="15.699cm" table:align="left" style:writing-mode="lr-tb"/>
    </style:style>
    <style:style style:name="Table2.A" style:family="table-column">
      <style:table-column-properties style:column-width="3.822cm"/>
    </style:style>
    <style:style style:name="Table2.B" style:family="table-column">
      <style:table-column-properties style:column-width="1.325cm"/>
    </style:style>
    <style:style style:name="Table2.C" style:family="table-column">
      <style:table-column-properties style:column-width="2.815cm"/>
    </style:style>
    <style:style style:name="Table2.D" style:family="table-column">
      <style:table-column-properties style:column-width="5.096cm"/>
    </style:style>
    <style:style style:name="Table2.E" style:family="table-column">
      <style:table-column-properties style:column-width="2.565cm"/>
    </style:style>
    <style:style style:name="Table2.F" style:family="table-column">
      <style:table-column-properties style:column-width="0.076cm"/>
    </style:style>
    <style:style style:name="Table2.1" style:family="table-row">
      <style:table-row-properties style:min-row-height="0.612cm" style:keep-together="true" fo:keep-together="auto"/>
    </style:style>
    <style:style style:name="Table2.A1" style:family="table-cell">
      <style:table-cell-properties style:vertical-align="middle" fo:background-color="#7a0019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C1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2.F1" style:family="table-cell">
      <style:table-cell-properties style:vertical-align="top" fo:padding="0cm" fo:border="none" style:writing-mode="lr-tb"/>
    </style:style>
    <style:style style:name="Table2.2" style:family="table-row">
      <style:table-row-properties style:min-row-height="0.556cm" style:keep-together="false" fo:keep-together="always"/>
    </style:style>
    <style:style style:name="Table2.A2" style:family="table-cell">
      <style:table-cell-properties style:vertical-align="top" fo:background-color="#ffe265" fo:padding-left="0.191cm" fo:padding-right="0.191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e2.E2" style:family="table-cell">
      <style:table-cell-properties style:vertical-align="top" fo:background-color="#ffe265" fo:padding-left="0.191cm" fo:padding-right="0.191cm" fo:padding-top="0cm" fo:padding-bottom="0cm" fo:border="0.5pt solid #808080" style:writing-mode="lr-tb">
        <style:background-image/>
      </style:table-cell-properties>
    </style:style>
    <style:style style:name="Table3" style:family="table">
      <style:table-properties style:width="17.016cm" table:align="left" style:writing-mode="lr-tb"/>
    </style:style>
    <style:style style:name="Table3.A" style:family="table-column">
      <style:table-column-properties style:column-width="3.649cm"/>
    </style:style>
    <style:style style:name="Table3.B" style:family="table-column">
      <style:table-column-properties style:column-width="7.632cm"/>
    </style:style>
    <style:style style:name="Table3.C" style:family="table-column">
      <style:table-column-properties style:column-width="5.734cm"/>
    </style:style>
    <style:style style:name="Table3.1" style:family="table-row">
      <style:table-row-properties style:min-row-height="0.6cm" style:keep-together="true" fo:keep-together="auto"/>
    </style:style>
    <style:style style:name="Table3.A1" style:family="table-cell">
      <style:table-cell-properties style:vertical-align="top" fo:background-color="#4f81bd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3.C1" style:family="table-cell">
      <style:table-cell-properties style:vertical-align="top" fo:background-color="#4f81bd" fo:padding-left="0.191cm" fo:padding-right="0.191cm" fo:padding-top="0cm" fo:padding-bottom="0cm" fo:border="1pt solid #808080" style:writing-mode="lr-tb">
        <style:background-image/>
      </style:table-cell-properties>
    </style:style>
    <style:style style:name="Table3.2" style:family="table-row">
      <style:table-row-properties style:keep-together="true" fo:keep-together="auto"/>
    </style:style>
    <style:style style:name="Table3.A2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3.3" style:family="table-row">
      <style:table-row-properties style:keep-together="true" fo:keep-together="auto"/>
    </style:style>
    <style:style style:name="Table3.A3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3.4" style:family="table-row">
      <style:table-row-properties style:keep-together="true" fo:keep-together="auto"/>
    </style:style>
    <style:style style:name="Table3.A4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3.5" style:family="table-row">
      <style:table-row-properties style:keep-together="true" fo:keep-together="auto"/>
    </style:style>
    <style:style style:name="Table3.A5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C5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3.6" style:family="table-row">
      <style:table-row-properties style:keep-together="true" fo:keep-together="auto"/>
    </style:style>
    <style:style style:name="Table3.A6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B6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C6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3.7" style:family="table-row">
      <style:table-row-properties style:keep-together="true" fo:keep-together="auto"/>
    </style:style>
    <style:style style:name="Table3.A7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B7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C7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3.8" style:family="table-row">
      <style:table-row-properties style:keep-together="true" fo:keep-together="auto"/>
    </style:style>
    <style:style style:name="Table3.A8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B8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C8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3.9" style:family="table-row">
      <style:table-row-properties style:keep-together="true" fo:keep-together="auto"/>
    </style:style>
    <style:style style:name="Table3.A9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B9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C9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3.10" style:family="table-row">
      <style:table-row-properties style:keep-together="true" fo:keep-together="auto"/>
    </style:style>
    <style:style style:name="Table3.A10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B10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C10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3.11" style:family="table-row">
      <style:table-row-properties style:keep-together="true" fo:keep-together="auto"/>
    </style:style>
    <style:style style:name="Table3.A11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B11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C11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3.12" style:family="table-row">
      <style:table-row-properties style:keep-together="true" fo:keep-together="auto"/>
    </style:style>
    <style:style style:name="Table3.A12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B12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C12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3.13" style:family="table-row">
      <style:table-row-properties style:keep-together="true" fo:keep-together="auto"/>
    </style:style>
    <style:style style:name="Table3.A13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B13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C13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3.14" style:family="table-row">
      <style:table-row-properties style:keep-together="true" fo:keep-together="auto"/>
    </style:style>
    <style:style style:name="Table3.A14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B14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C14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3.15" style:family="table-row">
      <style:table-row-properties style:keep-together="true" fo:keep-together="auto"/>
    </style:style>
    <style:style style:name="Table3.A15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B15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C15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3.16" style:family="table-row">
      <style:table-row-properties style:keep-together="true" fo:keep-together="auto"/>
    </style:style>
    <style:style style:name="Table3.A16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B16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C16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3.17" style:family="table-row">
      <style:table-row-properties style:keep-together="true" fo:keep-together="auto"/>
    </style:style>
    <style:style style:name="Table3.A17" style:family="table-cell">
      <style:table-cell-properties style:vertical-align="top" fo:padding-left="0.191cm" fo:padding-right="0.191cm" fo:padding-top="0cm" fo:padding-bottom="0cm" fo:border-left="1pt solid #808080" fo:border-right="none" fo:border-top="none" fo:border-bottom="1pt solid #808080" style:writing-mode="lr-tb"/>
    </style:style>
    <style:style style:name="Table3.B17" style:family="table-cell">
      <style:table-cell-properties style:vertical-align="top" fo:padding-left="0.191cm" fo:padding-right="0.191cm" fo:padding-top="0cm" fo:padding-bottom="0cm" fo:border-left="1pt solid #808080" fo:border-right="none" fo:border-top="none" fo:border-bottom="1pt solid #808080" style:writing-mode="lr-tb"/>
    </style:style>
    <style:style style:name="Table3.C17" style:family="table-cell">
      <style:table-cell-properties style:vertical-align="top" fo:padding-left="0.191cm" fo:padding-right="0.191cm" fo:padding-top="0cm" fo:padding-bottom="0cm" fo:border-left="1pt solid #808080" fo:border-right="1pt solid #808080" fo:border-top="none" fo:border-bottom="1pt solid #808080" style:writing-mode="lr-tb"/>
    </style:style>
    <style:style style:name="Table3.18" style:family="table-row">
      <style:table-row-properties style:keep-together="true" fo:keep-together="auto"/>
    </style:style>
    <style:style style:name="Table3.A18" style:family="table-cell">
      <style:table-cell-properties style:vertical-align="top" fo:padding-left="0.191cm" fo:padding-right="0.191cm" fo:padding-top="0cm" fo:padding-bottom="0cm" fo:border-left="1pt solid #808080" fo:border-right="none" fo:border-top="none" fo:border-bottom="1pt solid #808080" style:writing-mode="lr-tb"/>
    </style:style>
    <style:style style:name="Table3.B18" style:family="table-cell">
      <style:table-cell-properties style:vertical-align="top" fo:padding-left="0.191cm" fo:padding-right="0.191cm" fo:padding-top="0cm" fo:padding-bottom="0cm" fo:border-left="1pt solid #808080" fo:border-right="none" fo:border-top="none" fo:border-bottom="1pt solid #808080" style:writing-mode="lr-tb"/>
    </style:style>
    <style:style style:name="Table3.C18" style:family="table-cell">
      <style:table-cell-properties style:vertical-align="top" fo:padding-left="0.191cm" fo:padding-right="0.191cm" fo:padding-top="0cm" fo:padding-bottom="0cm" fo:border-left="1pt solid #808080" fo:border-right="1pt solid #808080" fo:border-top="none" fo:border-bottom="1pt solid #808080" style:writing-mode="lr-tb"/>
    </style:style>
    <style:style style:name="Table3.19" style:family="table-row">
      <style:table-row-properties style:keep-together="true" fo:keep-together="auto"/>
    </style:style>
    <style:style style:name="Table3.A19" style:family="table-cell">
      <style:table-cell-properties style:vertical-align="top" fo:padding-left="0.191cm" fo:padding-right="0.191cm" fo:padding-top="0cm" fo:padding-bottom="0cm" fo:border-left="1pt solid #808080" fo:border-right="none" fo:border-top="none" fo:border-bottom="1pt solid #808080" style:writing-mode="lr-tb"/>
    </style:style>
    <style:style style:name="Table3.B19" style:family="table-cell">
      <style:table-cell-properties style:vertical-align="top" fo:padding-left="0.191cm" fo:padding-right="0.191cm" fo:padding-top="0cm" fo:padding-bottom="0cm" fo:border-left="1pt solid #808080" fo:border-right="none" fo:border-top="none" fo:border-bottom="1pt solid #808080" style:writing-mode="lr-tb"/>
    </style:style>
    <style:style style:name="Table3.C19" style:family="table-cell">
      <style:table-cell-properties style:vertical-align="top" fo:padding-left="0.191cm" fo:padding-right="0.191cm" fo:padding-top="0cm" fo:padding-bottom="0cm" fo:border-left="1pt solid #808080" fo:border-right="1pt solid #808080" fo:border-top="none" fo:border-bottom="1pt solid #808080" style:writing-mode="lr-tb"/>
    </style:style>
    <style:style style:name="Table3.20" style:family="table-row">
      <style:table-row-properties style:keep-together="true" fo:keep-together="auto"/>
    </style:style>
    <style:style style:name="Table3.A20" style:family="table-cell">
      <style:table-cell-properties style:vertical-align="top" fo:padding-left="0.191cm" fo:padding-right="0.191cm" fo:padding-top="0cm" fo:padding-bottom="0cm" fo:border-left="1pt solid #808080" fo:border-right="none" fo:border-top="none" fo:border-bottom="1pt solid #808080" style:writing-mode="lr-tb"/>
    </style:style>
    <style:style style:name="Table3.B20" style:family="table-cell">
      <style:table-cell-properties style:vertical-align="top" fo:padding-left="0.191cm" fo:padding-right="0.191cm" fo:padding-top="0cm" fo:padding-bottom="0cm" fo:border-left="1pt solid #808080" fo:border-right="none" fo:border-top="none" fo:border-bottom="1pt solid #808080" style:writing-mode="lr-tb"/>
    </style:style>
    <style:style style:name="Table3.C20" style:family="table-cell">
      <style:table-cell-properties style:vertical-align="top" fo:padding-left="0.191cm" fo:padding-right="0.191cm" fo:padding-top="0cm" fo:padding-bottom="0cm" fo:border-left="1pt solid #808080" fo:border-right="1pt solid #808080" fo:border-top="none" fo:border-bottom="1pt solid #808080" style:writing-mode="lr-tb"/>
    </style:style>
    <style:style style:name="Table3.21" style:family="table-row">
      <style:table-row-properties style:keep-together="true" fo:keep-together="auto"/>
    </style:style>
    <style:style style:name="Table3.A21" style:family="table-cell">
      <style:table-cell-properties style:vertical-align="top" fo:padding-left="0.191cm" fo:padding-right="0.191cm" fo:padding-top="0cm" fo:padding-bottom="0cm" fo:border-left="1pt solid #808080" fo:border-right="none" fo:border-top="none" fo:border-bottom="1pt solid #808080" style:writing-mode="lr-tb"/>
    </style:style>
    <style:style style:name="Table3.B21" style:family="table-cell">
      <style:table-cell-properties style:vertical-align="top" fo:padding-left="0.191cm" fo:padding-right="0.191cm" fo:padding-top="0cm" fo:padding-bottom="0cm" fo:border-left="1pt solid #808080" fo:border-right="none" fo:border-top="none" fo:border-bottom="1pt solid #808080" style:writing-mode="lr-tb"/>
    </style:style>
    <style:style style:name="Table3.C21" style:family="table-cell">
      <style:table-cell-properties style:vertical-align="top" fo:padding-left="0.191cm" fo:padding-right="0.191cm" fo:padding-top="0cm" fo:padding-bottom="0cm" fo:border-left="1pt solid #808080" fo:border-right="1pt solid #808080" fo:border-top="none" fo:border-bottom="1pt solid #808080" style:writing-mode="lr-tb"/>
    </style:style>
    <style:style style:name="Table3.22" style:family="table-row">
      <style:table-row-properties style:keep-together="true" fo:keep-together="auto"/>
    </style:style>
    <style:style style:name="Table3.A22" style:family="table-cell">
      <style:table-cell-properties style:vertical-align="top" fo:padding-left="0.191cm" fo:padding-right="0.191cm" fo:padding-top="0cm" fo:padding-bottom="0cm" fo:border-left="1pt solid #808080" fo:border-right="none" fo:border-top="none" fo:border-bottom="1pt solid #808080" style:writing-mode="lr-tb"/>
    </style:style>
    <style:style style:name="Table3.B22" style:family="table-cell">
      <style:table-cell-properties style:vertical-align="top" fo:padding-left="0.191cm" fo:padding-right="0.191cm" fo:padding-top="0cm" fo:padding-bottom="0cm" fo:border-left="1pt solid #808080" fo:border-right="none" fo:border-top="none" fo:border-bottom="1pt solid #808080" style:writing-mode="lr-tb"/>
    </style:style>
    <style:style style:name="Table3.C22" style:family="table-cell">
      <style:table-cell-properties style:vertical-align="top" fo:padding-left="0.191cm" fo:padding-right="0.191cm" fo:padding-top="0cm" fo:padding-bottom="0cm" fo:border-left="1pt solid #808080" fo:border-right="1pt solid #808080" fo:border-top="none" fo:border-bottom="1pt solid #808080" style:writing-mode="lr-tb"/>
    </style:style>
    <style:style style:name="Table3.23" style:family="table-row">
      <style:table-row-properties style:keep-together="true" fo:keep-together="auto"/>
    </style:style>
    <style:style style:name="Table3.A23" style:family="table-cell">
      <style:table-cell-properties style:vertical-align="top" fo:padding-left="0.191cm" fo:padding-right="0.191cm" fo:padding-top="0cm" fo:padding-bottom="0cm" fo:border-left="1pt solid #808080" fo:border-right="none" fo:border-top="none" fo:border-bottom="1pt solid #808080" style:writing-mode="lr-tb"/>
    </style:style>
    <style:style style:name="Table3.B23" style:family="table-cell">
      <style:table-cell-properties style:vertical-align="top" fo:padding-left="0.191cm" fo:padding-right="0.191cm" fo:padding-top="0cm" fo:padding-bottom="0cm" fo:border-left="1pt solid #808080" fo:border-right="none" fo:border-top="none" fo:border-bottom="1pt solid #808080" style:writing-mode="lr-tb"/>
    </style:style>
    <style:style style:name="Table3.C23" style:family="table-cell">
      <style:table-cell-properties style:vertical-align="top" fo:padding-left="0.191cm" fo:padding-right="0.191cm" fo:padding-top="0cm" fo:padding-bottom="0cm" fo:border-left="1pt solid #808080" fo:border-right="1pt solid #808080" fo:border-top="none" fo:border-bottom="1pt solid #808080" style:writing-mode="lr-tb"/>
    </style:style>
    <style:style style:name="Table3.24" style:family="table-row">
      <style:table-row-properties style:keep-together="true" fo:keep-together="auto"/>
    </style:style>
    <style:style style:name="Table3.A24" style:family="table-cell">
      <style:table-cell-properties style:vertical-align="top" fo:padding-left="0.191cm" fo:padding-right="0.191cm" fo:padding-top="0cm" fo:padding-bottom="0cm" fo:border-left="1pt solid #808080" fo:border-right="none" fo:border-top="none" fo:border-bottom="1pt solid #808080" style:writing-mode="lr-tb"/>
    </style:style>
    <style:style style:name="Table3.B24" style:family="table-cell">
      <style:table-cell-properties style:vertical-align="top" fo:padding-left="0.191cm" fo:padding-right="0.191cm" fo:padding-top="0cm" fo:padding-bottom="0cm" fo:border-left="1pt solid #808080" fo:border-right="none" fo:border-top="none" fo:border-bottom="1pt solid #808080" style:writing-mode="lr-tb"/>
    </style:style>
    <style:style style:name="Table3.C24" style:family="table-cell">
      <style:table-cell-properties style:vertical-align="top" fo:padding-left="0.191cm" fo:padding-right="0.191cm" fo:padding-top="0cm" fo:padding-bottom="0cm" fo:border-left="1pt solid #808080" fo:border-right="1pt solid #808080" fo:border-top="none" fo:border-bottom="1pt solid #808080" style:writing-mode="lr-tb"/>
    </style:style>
    <style:style style:name="Table3.25" style:family="table-row">
      <style:table-row-properties style:keep-together="true" fo:keep-together="auto"/>
    </style:style>
    <style:style style:name="Table3.A25" style:family="table-cell">
      <style:table-cell-properties style:vertical-align="top" fo:padding-left="0.191cm" fo:padding-right="0.191cm" fo:padding-top="0cm" fo:padding-bottom="0cm" fo:border-left="1pt solid #808080" fo:border-right="none" fo:border-top="none" fo:border-bottom="1pt solid #808080" style:writing-mode="lr-tb"/>
    </style:style>
    <style:style style:name="Table3.B25" style:family="table-cell">
      <style:table-cell-properties style:vertical-align="top" fo:padding-left="0.191cm" fo:padding-right="0.191cm" fo:padding-top="0cm" fo:padding-bottom="0cm" fo:border-left="1pt solid #808080" fo:border-right="none" fo:border-top="none" fo:border-bottom="1pt solid #808080" style:writing-mode="lr-tb"/>
    </style:style>
    <style:style style:name="Table3.C25" style:family="table-cell">
      <style:table-cell-properties style:vertical-align="top" fo:padding-left="0.191cm" fo:padding-right="0.191cm" fo:padding-top="0cm" fo:padding-bottom="0cm" fo:border-left="1pt solid #808080" fo:border-right="1pt solid #808080" fo:border-top="none" fo:border-bottom="1pt solid #808080" style:writing-mode="lr-tb"/>
    </style:style>
    <style:style style:name="Table3.26" style:family="table-row">
      <style:table-row-properties style:keep-together="true" fo:keep-together="auto"/>
    </style:style>
    <style:style style:name="Table3.A26" style:family="table-cell">
      <style:table-cell-properties style:vertical-align="top" fo:padding-left="0.191cm" fo:padding-right="0.191cm" fo:padding-top="0cm" fo:padding-bottom="0cm" fo:border-left="1pt solid #808080" fo:border-right="none" fo:border-top="none" fo:border-bottom="1pt solid #808080" style:writing-mode="lr-tb"/>
    </style:style>
    <style:style style:name="Table3.B26" style:family="table-cell">
      <style:table-cell-properties style:vertical-align="top" fo:padding-left="0.191cm" fo:padding-right="0.191cm" fo:padding-top="0cm" fo:padding-bottom="0cm" fo:border-left="1pt solid #808080" fo:border-right="none" fo:border-top="none" fo:border-bottom="1pt solid #808080" style:writing-mode="lr-tb"/>
    </style:style>
    <style:style style:name="Table3.C26" style:family="table-cell">
      <style:table-cell-properties style:vertical-align="top" fo:padding-left="0.191cm" fo:padding-right="0.191cm" fo:padding-top="0cm" fo:padding-bottom="0cm" fo:border-left="1pt solid #808080" fo:border-right="1pt solid #808080" fo:border-top="none" fo:border-bottom="1pt solid #808080" style:writing-mode="lr-tb"/>
    </style:style>
    <style:style style:name="Table3.27" style:family="table-row">
      <style:table-row-properties style:keep-together="true" fo:keep-together="auto"/>
    </style:style>
    <style:style style:name="Table3.A27" style:family="table-cell">
      <style:table-cell-properties style:vertical-align="top" fo:padding-left="0.191cm" fo:padding-right="0.191cm" fo:padding-top="0cm" fo:padding-bottom="0cm" fo:border-left="1pt solid #808080" fo:border-right="none" fo:border-top="none" fo:border-bottom="1pt solid #808080" style:writing-mode="lr-tb"/>
    </style:style>
    <style:style style:name="Table3.B27" style:family="table-cell">
      <style:table-cell-properties style:vertical-align="top" fo:padding-left="0.191cm" fo:padding-right="0.191cm" fo:padding-top="0cm" fo:padding-bottom="0cm" fo:border-left="1pt solid #808080" fo:border-right="none" fo:border-top="none" fo:border-bottom="1pt solid #808080" style:writing-mode="lr-tb"/>
    </style:style>
    <style:style style:name="Table3.C27" style:family="table-cell">
      <style:table-cell-properties style:vertical-align="top" fo:padding-left="0.191cm" fo:padding-right="0.191cm" fo:padding-top="0cm" fo:padding-bottom="0cm" fo:border-left="1pt solid #808080" fo:border-right="1pt solid #808080" fo:border-top="none" fo:border-bottom="1pt solid #808080" style:writing-mode="lr-tb"/>
    </style:style>
    <style:style style:name="Table3.28" style:family="table-row">
      <style:table-row-properties style:keep-together="true" fo:keep-together="auto"/>
    </style:style>
    <style:style style:name="Table3.A28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B28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C28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3.29" style:family="table-row">
      <style:table-row-properties style:keep-together="true" fo:keep-together="auto"/>
    </style:style>
    <style:style style:name="Table3.A29" style:family="table-cell">
      <style:table-cell-properties style:vertical-align="top" fo:padding-left="0.191cm" fo:padding-right="0.191cm" fo:padding-top="0cm" fo:padding-bottom="0cm" fo:border-left="1pt solid #808080" fo:border-right="none" fo:border-top="none" fo:border-bottom="1pt solid #808080" style:writing-mode="lr-tb"/>
    </style:style>
    <style:style style:name="Table3.B29" style:family="table-cell">
      <style:table-cell-properties style:vertical-align="top" fo:padding-left="0.191cm" fo:padding-right="0.191cm" fo:padding-top="0cm" fo:padding-bottom="0cm" fo:border-left="1pt solid #808080" fo:border-right="none" fo:border-top="none" fo:border-bottom="1pt solid #808080" style:writing-mode="lr-tb"/>
    </style:style>
    <style:style style:name="Table3.C29" style:family="table-cell">
      <style:table-cell-properties style:vertical-align="top" fo:padding-left="0.191cm" fo:padding-right="0.191cm" fo:padding-top="0cm" fo:padding-bottom="0cm" fo:border-left="1pt solid #808080" fo:border-right="1pt solid #808080" fo:border-top="none" fo:border-bottom="1pt solid #808080" style:writing-mode="lr-tb"/>
    </style:style>
    <style:style style:name="Table3.30" style:family="table-row">
      <style:table-row-properties style:min-row-height="0.572cm" style:keep-together="true" fo:keep-together="auto"/>
    </style:style>
    <style:style style:name="Table3.A30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B30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C30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3.31" style:family="table-row">
      <style:table-row-properties style:keep-together="true" fo:keep-together="auto"/>
    </style:style>
    <style:style style:name="Table3.A31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B31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3.C31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4" style:family="table">
      <style:table-properties style:width="17.041cm" table:align="left" style:writing-mode="lr-tb"/>
    </style:style>
    <style:style style:name="Table4.A" style:family="table-column">
      <style:table-column-properties style:column-width="3.493cm"/>
    </style:style>
    <style:style style:name="Table4.B" style:family="table-column">
      <style:table-column-properties style:column-width="5.967cm"/>
    </style:style>
    <style:style style:name="Table4.C" style:family="table-column">
      <style:table-column-properties style:column-width="3.558cm"/>
    </style:style>
    <style:style style:name="Table4.D" style:family="table-column">
      <style:table-column-properties style:column-width="4.023cm"/>
    </style:style>
    <style:style style:name="Table4.1" style:family="table-row">
      <style:table-row-properties style:min-row-height="0.474cm" style:keep-together="true" fo:keep-together="auto"/>
    </style:style>
    <style:style style:name="Table4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4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4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4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4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4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4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4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4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4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5" style:family="table">
      <style:table-properties style:width="17.041cm" table:align="left" style:writing-mode="lr-tb"/>
    </style:style>
    <style:style style:name="Table5.A" style:family="table-column">
      <style:table-column-properties style:column-width="3.493cm"/>
    </style:style>
    <style:style style:name="Table5.B" style:family="table-column">
      <style:table-column-properties style:column-width="5.967cm"/>
    </style:style>
    <style:style style:name="Table5.C" style:family="table-column">
      <style:table-column-properties style:column-width="3.558cm"/>
    </style:style>
    <style:style style:name="Table5.D" style:family="table-column">
      <style:table-column-properties style:column-width="4.023cm"/>
    </style:style>
    <style:style style:name="Table5.1" style:family="table-row">
      <style:table-row-properties style:min-row-height="0.474cm" style:keep-together="true" fo:keep-together="auto"/>
    </style:style>
    <style:style style:name="Table5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5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5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5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5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5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5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5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5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5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5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7" style:family="table">
      <style:table-properties style:width="17.016cm" table:align="left" style:writing-mode="lr-tb"/>
    </style:style>
    <style:style style:name="Table7.A" style:family="table-column">
      <style:table-column-properties style:column-width="3.493cm"/>
    </style:style>
    <style:style style:name="Table7.B" style:family="table-column">
      <style:table-column-properties style:column-width="5.967cm"/>
    </style:style>
    <style:style style:name="Table7.C" style:family="table-column">
      <style:table-column-properties style:column-width="3.558cm"/>
    </style:style>
    <style:style style:name="Table7.D" style:family="table-column">
      <style:table-column-properties style:column-width="3.999cm"/>
    </style:style>
    <style:style style:name="Table7.1" style:family="table-row">
      <style:table-row-properties style:min-row-height="0.474cm" style:keep-together="true" fo:keep-together="auto"/>
    </style:style>
    <style:style style:name="Table7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7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7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7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7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7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7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7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7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7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7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9" style:family="table">
      <style:table-properties style:width="17.041cm" table:align="left" style:writing-mode="lr-tb"/>
    </style:style>
    <style:style style:name="Table9.A" style:family="table-column">
      <style:table-column-properties style:column-width="3.493cm"/>
    </style:style>
    <style:style style:name="Table9.B" style:family="table-column">
      <style:table-column-properties style:column-width="5.967cm"/>
    </style:style>
    <style:style style:name="Table9.C" style:family="table-column">
      <style:table-column-properties style:column-width="3.558cm"/>
    </style:style>
    <style:style style:name="Table9.D" style:family="table-column">
      <style:table-column-properties style:column-width="4.023cm"/>
    </style:style>
    <style:style style:name="Table9.1" style:family="table-row">
      <style:table-row-properties style:min-row-height="0.474cm" style:keep-together="true" fo:keep-together="auto"/>
    </style:style>
    <style:style style:name="Table9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9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9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9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9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9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9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9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9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9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9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0" style:family="table">
      <style:table-properties style:width="17.041cm" table:align="left" style:writing-mode="lr-tb"/>
    </style:style>
    <style:style style:name="Table10.A" style:family="table-column">
      <style:table-column-properties style:column-width="3.493cm"/>
    </style:style>
    <style:style style:name="Table10.B" style:family="table-column">
      <style:table-column-properties style:column-width="5.967cm"/>
    </style:style>
    <style:style style:name="Table10.C" style:family="table-column">
      <style:table-column-properties style:column-width="3.558cm"/>
    </style:style>
    <style:style style:name="Table10.D" style:family="table-column">
      <style:table-column-properties style:column-width="4.023cm"/>
    </style:style>
    <style:style style:name="Table10.1" style:family="table-row">
      <style:table-row-properties style:min-row-height="0.474cm" style:keep-together="true" fo:keep-together="auto"/>
    </style:style>
    <style:style style:name="Table10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10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0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0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10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0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10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10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0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10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10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1" style:family="table">
      <style:table-properties style:width="17.041cm" table:align="left" style:writing-mode="lr-tb"/>
    </style:style>
    <style:style style:name="Table11.A" style:family="table-column">
      <style:table-column-properties style:column-width="3.493cm"/>
    </style:style>
    <style:style style:name="Table11.B" style:family="table-column">
      <style:table-column-properties style:column-width="5.967cm"/>
    </style:style>
    <style:style style:name="Table11.C" style:family="table-column">
      <style:table-column-properties style:column-width="3.558cm"/>
    </style:style>
    <style:style style:name="Table11.D" style:family="table-column">
      <style:table-column-properties style:column-width="4.023cm"/>
    </style:style>
    <style:style style:name="Table11.1" style:family="table-row">
      <style:table-row-properties style:min-row-height="0.474cm" style:keep-together="true" fo:keep-together="auto"/>
    </style:style>
    <style:style style:name="Table11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11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1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1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11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1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11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11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1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11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11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2" style:family="table">
      <style:table-properties style:width="17.041cm" table:align="left" style:writing-mode="lr-tb"/>
    </style:style>
    <style:style style:name="Table12.A" style:family="table-column">
      <style:table-column-properties style:column-width="3.493cm"/>
    </style:style>
    <style:style style:name="Table12.B" style:family="table-column">
      <style:table-column-properties style:column-width="5.967cm"/>
    </style:style>
    <style:style style:name="Table12.C" style:family="table-column">
      <style:table-column-properties style:column-width="3.558cm"/>
    </style:style>
    <style:style style:name="Table12.D" style:family="table-column">
      <style:table-column-properties style:column-width="4.023cm"/>
    </style:style>
    <style:style style:name="Table12.1" style:family="table-row">
      <style:table-row-properties style:min-row-height="0.474cm" style:keep-together="true" fo:keep-together="auto"/>
    </style:style>
    <style:style style:name="Table12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12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2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2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12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2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12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12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2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12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12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3" style:family="table">
      <style:table-properties style:width="16.993cm" table:align="left" style:writing-mode="lr-tb"/>
    </style:style>
    <style:style style:name="Table13.A" style:family="table-column">
      <style:table-column-properties style:column-width="3.493cm"/>
    </style:style>
    <style:style style:name="Table13.B" style:family="table-column">
      <style:table-column-properties style:column-width="5.967cm"/>
    </style:style>
    <style:style style:name="Table13.C" style:family="table-column">
      <style:table-column-properties style:column-width="3.558cm"/>
    </style:style>
    <style:style style:name="Table13.D" style:family="table-column">
      <style:table-column-properties style:column-width="3.976cm"/>
    </style:style>
    <style:style style:name="Table13.1" style:family="table-row">
      <style:table-row-properties style:min-row-height="0.474cm" style:keep-together="true" fo:keep-together="auto"/>
    </style:style>
    <style:style style:name="Table13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13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3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3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13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3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13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13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3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13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13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4" style:family="table">
      <style:table-properties style:width="17.041cm" table:align="left" style:writing-mode="lr-tb"/>
    </style:style>
    <style:style style:name="Table14.A" style:family="table-column">
      <style:table-column-properties style:column-width="3.493cm"/>
    </style:style>
    <style:style style:name="Table14.B" style:family="table-column">
      <style:table-column-properties style:column-width="5.967cm"/>
    </style:style>
    <style:style style:name="Table14.C" style:family="table-column">
      <style:table-column-properties style:column-width="3.558cm"/>
    </style:style>
    <style:style style:name="Table14.D" style:family="table-column">
      <style:table-column-properties style:column-width="4.023cm"/>
    </style:style>
    <style:style style:name="Table14.1" style:family="table-row">
      <style:table-row-properties style:min-row-height="0.474cm" style:keep-together="true" fo:keep-together="auto"/>
    </style:style>
    <style:style style:name="Table14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14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4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4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14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4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14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14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4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14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14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6" style:family="table">
      <style:table-properties style:width="17.041cm" table:align="left" style:writing-mode="lr-tb"/>
    </style:style>
    <style:style style:name="Table6.A" style:family="table-column">
      <style:table-column-properties style:column-width="3.493cm"/>
    </style:style>
    <style:style style:name="Table6.B" style:family="table-column">
      <style:table-column-properties style:column-width="5.967cm"/>
    </style:style>
    <style:style style:name="Table6.C" style:family="table-column">
      <style:table-column-properties style:column-width="3.558cm"/>
    </style:style>
    <style:style style:name="Table6.D" style:family="table-column">
      <style:table-column-properties style:column-width="4.023cm"/>
    </style:style>
    <style:style style:name="Table6.1" style:family="table-row">
      <style:table-row-properties style:min-row-height="0.474cm" style:keep-together="true" fo:keep-together="auto"/>
    </style:style>
    <style:style style:name="Table6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6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6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6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6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6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6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6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6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6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6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6" style:family="table">
      <style:table-properties style:width="17.041cm" table:align="left" style:writing-mode="lr-tb"/>
    </style:style>
    <style:style style:name="Table16.A" style:family="table-column">
      <style:table-column-properties style:column-width="3.493cm"/>
    </style:style>
    <style:style style:name="Table16.B" style:family="table-column">
      <style:table-column-properties style:column-width="5.967cm"/>
    </style:style>
    <style:style style:name="Table16.C" style:family="table-column">
      <style:table-column-properties style:column-width="3.558cm"/>
    </style:style>
    <style:style style:name="Table16.D" style:family="table-column">
      <style:table-column-properties style:column-width="4.023cm"/>
    </style:style>
    <style:style style:name="Table16.1" style:family="table-row">
      <style:table-row-properties style:min-row-height="0.474cm" style:keep-together="true" fo:keep-together="auto"/>
    </style:style>
    <style:style style:name="Table16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16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6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6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16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6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16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16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6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16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16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7" style:family="table">
      <style:table-properties style:width="17.066cm" table:align="left" style:writing-mode="lr-tb"/>
    </style:style>
    <style:style style:name="Table17.A" style:family="table-column">
      <style:table-column-properties style:column-width="3.493cm"/>
    </style:style>
    <style:style style:name="Table17.B" style:family="table-column">
      <style:table-column-properties style:column-width="5.967cm"/>
    </style:style>
    <style:style style:name="Table17.C" style:family="table-column">
      <style:table-column-properties style:column-width="3.558cm"/>
    </style:style>
    <style:style style:name="Table17.D" style:family="table-column">
      <style:table-column-properties style:column-width="4.048cm"/>
    </style:style>
    <style:style style:name="Table17.1" style:family="table-row">
      <style:table-row-properties style:min-row-height="0.474cm" style:keep-together="true" fo:keep-together="auto"/>
    </style:style>
    <style:style style:name="Table17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17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7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7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17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7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17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17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7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17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17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8" style:family="table">
      <style:table-properties style:width="17.016cm" table:align="left" style:writing-mode="lr-tb"/>
    </style:style>
    <style:style style:name="Table18.A" style:family="table-column">
      <style:table-column-properties style:column-width="3.493cm"/>
    </style:style>
    <style:style style:name="Table18.B" style:family="table-column">
      <style:table-column-properties style:column-width="5.967cm"/>
    </style:style>
    <style:style style:name="Table18.C" style:family="table-column">
      <style:table-column-properties style:column-width="3.558cm"/>
    </style:style>
    <style:style style:name="Table18.D" style:family="table-column">
      <style:table-column-properties style:column-width="3.999cm"/>
    </style:style>
    <style:style style:name="Table18.1" style:family="table-row">
      <style:table-row-properties style:min-row-height="0.474cm" style:keep-together="true" fo:keep-together="auto"/>
    </style:style>
    <style:style style:name="Table18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18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8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8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18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8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18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18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8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18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18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9" style:family="table">
      <style:table-properties style:width="17.041cm" table:align="left" style:writing-mode="lr-tb"/>
    </style:style>
    <style:style style:name="Table19.A" style:family="table-column">
      <style:table-column-properties style:column-width="3.493cm"/>
    </style:style>
    <style:style style:name="Table19.B" style:family="table-column">
      <style:table-column-properties style:column-width="5.967cm"/>
    </style:style>
    <style:style style:name="Table19.C" style:family="table-column">
      <style:table-column-properties style:column-width="3.558cm"/>
    </style:style>
    <style:style style:name="Table19.D" style:family="table-column">
      <style:table-column-properties style:column-width="4.023cm"/>
    </style:style>
    <style:style style:name="Table19.1" style:family="table-row">
      <style:table-row-properties style:min-row-height="0.474cm" style:keep-together="true" fo:keep-together="auto"/>
    </style:style>
    <style:style style:name="Table19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19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9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9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19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9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19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19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9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19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19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24" style:family="table">
      <style:table-properties style:width="17.016cm" table:align="left" style:writing-mode="lr-tb"/>
    </style:style>
    <style:style style:name="Table24.A" style:family="table-column">
      <style:table-column-properties style:column-width="3.493cm"/>
    </style:style>
    <style:style style:name="Table24.B" style:family="table-column">
      <style:table-column-properties style:column-width="5.967cm"/>
    </style:style>
    <style:style style:name="Table24.C" style:family="table-column">
      <style:table-column-properties style:column-width="3.558cm"/>
    </style:style>
    <style:style style:name="Table24.D" style:family="table-column">
      <style:table-column-properties style:column-width="3.999cm"/>
    </style:style>
    <style:style style:name="Table24.1" style:family="table-row">
      <style:table-row-properties style:min-row-height="0.474cm" style:keep-together="true" fo:keep-together="auto"/>
    </style:style>
    <style:style style:name="Table24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24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24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24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24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24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24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24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24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24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24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26" style:family="table">
      <style:table-properties style:width="16.993cm" table:align="left" style:writing-mode="lr-tb"/>
    </style:style>
    <style:style style:name="Table26.A" style:family="table-column">
      <style:table-column-properties style:column-width="3.493cm"/>
    </style:style>
    <style:style style:name="Table26.B" style:family="table-column">
      <style:table-column-properties style:column-width="5.967cm"/>
    </style:style>
    <style:style style:name="Table26.C" style:family="table-column">
      <style:table-column-properties style:column-width="3.558cm"/>
    </style:style>
    <style:style style:name="Table26.D" style:family="table-column">
      <style:table-column-properties style:column-width="3.976cm"/>
    </style:style>
    <style:style style:name="Table26.1" style:family="table-row">
      <style:table-row-properties style:min-row-height="0.474cm" style:keep-together="true" fo:keep-together="auto"/>
    </style:style>
    <style:style style:name="Table26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26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26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26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26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26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26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26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26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26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26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27" style:family="table">
      <style:table-properties style:width="17.041cm" table:align="left" style:writing-mode="lr-tb"/>
    </style:style>
    <style:style style:name="Table27.A" style:family="table-column">
      <style:table-column-properties style:column-width="3.493cm"/>
    </style:style>
    <style:style style:name="Table27.B" style:family="table-column">
      <style:table-column-properties style:column-width="5.967cm"/>
    </style:style>
    <style:style style:name="Table27.C" style:family="table-column">
      <style:table-column-properties style:column-width="3.558cm"/>
    </style:style>
    <style:style style:name="Table27.D" style:family="table-column">
      <style:table-column-properties style:column-width="4.023cm"/>
    </style:style>
    <style:style style:name="Table27.1" style:family="table-row">
      <style:table-row-properties style:min-row-height="0.474cm" style:keep-together="true" fo:keep-together="auto"/>
    </style:style>
    <style:style style:name="Table27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27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27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27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27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27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27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27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27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27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27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28" style:family="table">
      <style:table-properties style:width="17.041cm" table:align="left" style:writing-mode="lr-tb"/>
    </style:style>
    <style:style style:name="Table28.A" style:family="table-column">
      <style:table-column-properties style:column-width="3.493cm"/>
    </style:style>
    <style:style style:name="Table28.B" style:family="table-column">
      <style:table-column-properties style:column-width="5.967cm"/>
    </style:style>
    <style:style style:name="Table28.C" style:family="table-column">
      <style:table-column-properties style:column-width="3.558cm"/>
    </style:style>
    <style:style style:name="Table28.D" style:family="table-column">
      <style:table-column-properties style:column-width="4.023cm"/>
    </style:style>
    <style:style style:name="Table28.1" style:family="table-row">
      <style:table-row-properties style:min-row-height="0.385cm" style:keep-together="true" fo:keep-together="auto"/>
    </style:style>
    <style:style style:name="Table28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28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28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28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28.2" style:family="table-row">
      <style:table-row-properties style:min-row-height="0.474cm" style:keep-together="true" fo:keep-together="auto"/>
    </style:style>
    <style:style style:name="Table28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28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28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28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28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28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28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29" style:family="table">
      <style:table-properties style:width="17.041cm" table:align="left" style:writing-mode="lr-tb"/>
    </style:style>
    <style:style style:name="Table29.A" style:family="table-column">
      <style:table-column-properties style:column-width="3.493cm"/>
    </style:style>
    <style:style style:name="Table29.B" style:family="table-column">
      <style:table-column-properties style:column-width="5.967cm"/>
    </style:style>
    <style:style style:name="Table29.C" style:family="table-column">
      <style:table-column-properties style:column-width="3.558cm"/>
    </style:style>
    <style:style style:name="Table29.D" style:family="table-column">
      <style:table-column-properties style:column-width="4.023cm"/>
    </style:style>
    <style:style style:name="Table29.1" style:family="table-row">
      <style:table-row-properties style:min-row-height="0.385cm" style:keep-together="true" fo:keep-together="auto"/>
    </style:style>
    <style:style style:name="Table29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29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29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29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29.2" style:family="table-row">
      <style:table-row-properties style:min-row-height="0.474cm" style:keep-together="true" fo:keep-together="auto"/>
    </style:style>
    <style:style style:name="Table29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29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29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29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29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29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29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30" style:family="table">
      <style:table-properties style:width="17.041cm" table:align="left" style:writing-mode="lr-tb"/>
    </style:style>
    <style:style style:name="Table30.A" style:family="table-column">
      <style:table-column-properties style:column-width="3.493cm"/>
    </style:style>
    <style:style style:name="Table30.B" style:family="table-column">
      <style:table-column-properties style:column-width="5.967cm"/>
    </style:style>
    <style:style style:name="Table30.C" style:family="table-column">
      <style:table-column-properties style:column-width="3.558cm"/>
    </style:style>
    <style:style style:name="Table30.D" style:family="table-column">
      <style:table-column-properties style:column-width="4.023cm"/>
    </style:style>
    <style:style style:name="Table30.1" style:family="table-row">
      <style:table-row-properties style:min-row-height="0.474cm" style:keep-together="true" fo:keep-together="auto"/>
    </style:style>
    <style:style style:name="Table30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30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30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30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30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30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30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30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30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30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30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31" style:family="table">
      <style:table-properties style:width="17.041cm" table:align="left" style:writing-mode="lr-tb"/>
    </style:style>
    <style:style style:name="Table31.A" style:family="table-column">
      <style:table-column-properties style:column-width="3.493cm"/>
    </style:style>
    <style:style style:name="Table31.B" style:family="table-column">
      <style:table-column-properties style:column-width="5.967cm"/>
    </style:style>
    <style:style style:name="Table31.C" style:family="table-column">
      <style:table-column-properties style:column-width="3.558cm"/>
    </style:style>
    <style:style style:name="Table31.D" style:family="table-column">
      <style:table-column-properties style:column-width="4.023cm"/>
    </style:style>
    <style:style style:name="Table31.1" style:family="table-row">
      <style:table-row-properties style:min-row-height="0.474cm" style:keep-together="true" fo:keep-together="auto"/>
    </style:style>
    <style:style style:name="Table31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31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31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31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31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31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31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31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31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31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31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32" style:family="table">
      <style:table-properties style:width="17.041cm" table:align="left" style:writing-mode="lr-tb"/>
    </style:style>
    <style:style style:name="Table32.A" style:family="table-column">
      <style:table-column-properties style:column-width="3.493cm"/>
    </style:style>
    <style:style style:name="Table32.B" style:family="table-column">
      <style:table-column-properties style:column-width="5.967cm"/>
    </style:style>
    <style:style style:name="Table32.C" style:family="table-column">
      <style:table-column-properties style:column-width="3.558cm"/>
    </style:style>
    <style:style style:name="Table32.D" style:family="table-column">
      <style:table-column-properties style:column-width="4.023cm"/>
    </style:style>
    <style:style style:name="Table32.1" style:family="table-row">
      <style:table-row-properties style:min-row-height="0.474cm" style:keep-together="true" fo:keep-together="auto"/>
    </style:style>
    <style:style style:name="Table32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32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32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32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32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32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32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32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32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32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32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33" style:family="table">
      <style:table-properties style:width="16.993cm" table:align="left" style:writing-mode="lr-tb"/>
    </style:style>
    <style:style style:name="Table33.A" style:family="table-column">
      <style:table-column-properties style:column-width="3.493cm"/>
    </style:style>
    <style:style style:name="Table33.B" style:family="table-column">
      <style:table-column-properties style:column-width="5.967cm"/>
    </style:style>
    <style:style style:name="Table33.C" style:family="table-column">
      <style:table-column-properties style:column-width="3.558cm"/>
    </style:style>
    <style:style style:name="Table33.D" style:family="table-column">
      <style:table-column-properties style:column-width="3.976cm"/>
    </style:style>
    <style:style style:name="Table33.1" style:family="table-row">
      <style:table-row-properties style:min-row-height="0.474cm" style:keep-together="true" fo:keep-together="auto"/>
    </style:style>
    <style:style style:name="Table33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33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33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33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33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33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33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33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33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33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33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35" style:family="table">
      <style:table-properties style:width="17.016cm" table:align="left" style:writing-mode="lr-tb"/>
    </style:style>
    <style:style style:name="Table35.A" style:family="table-column">
      <style:table-column-properties style:column-width="3.493cm"/>
    </style:style>
    <style:style style:name="Table35.B" style:family="table-column">
      <style:table-column-properties style:column-width="5.967cm"/>
    </style:style>
    <style:style style:name="Table35.C" style:family="table-column">
      <style:table-column-properties style:column-width="3.558cm"/>
    </style:style>
    <style:style style:name="Table35.D" style:family="table-column">
      <style:table-column-properties style:column-width="3.999cm"/>
    </style:style>
    <style:style style:name="Table35.1" style:family="table-row">
      <style:table-row-properties style:min-row-height="0.474cm" style:keep-together="true" fo:keep-together="auto"/>
    </style:style>
    <style:style style:name="Table35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35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35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35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35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35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35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35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35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35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35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36" style:family="table">
      <style:table-properties style:width="17.041cm" table:align="left" style:writing-mode="lr-tb"/>
    </style:style>
    <style:style style:name="Table36.A" style:family="table-column">
      <style:table-column-properties style:column-width="3.493cm"/>
    </style:style>
    <style:style style:name="Table36.B" style:family="table-column">
      <style:table-column-properties style:column-width="5.967cm"/>
    </style:style>
    <style:style style:name="Table36.C" style:family="table-column">
      <style:table-column-properties style:column-width="3.558cm"/>
    </style:style>
    <style:style style:name="Table36.D" style:family="table-column">
      <style:table-column-properties style:column-width="4.023cm"/>
    </style:style>
    <style:style style:name="Table36.1" style:family="table-row">
      <style:table-row-properties style:min-row-height="0.474cm" style:keep-together="true" fo:keep-together="auto"/>
    </style:style>
    <style:style style:name="Table36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36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36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36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36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36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36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36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36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36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36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37" style:family="table">
      <style:table-properties style:width="17.016cm" table:align="left" style:writing-mode="lr-tb"/>
    </style:style>
    <style:style style:name="Table37.A" style:family="table-column">
      <style:table-column-properties style:column-width="3.493cm"/>
    </style:style>
    <style:style style:name="Table37.B" style:family="table-column">
      <style:table-column-properties style:column-width="5.967cm"/>
    </style:style>
    <style:style style:name="Table37.C" style:family="table-column">
      <style:table-column-properties style:column-width="3.558cm"/>
    </style:style>
    <style:style style:name="Table37.D" style:family="table-column">
      <style:table-column-properties style:column-width="3.999cm"/>
    </style:style>
    <style:style style:name="Table37.1" style:family="table-row">
      <style:table-row-properties style:min-row-height="0.474cm" style:keep-together="true" fo:keep-together="auto"/>
    </style:style>
    <style:style style:name="Table37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37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37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37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37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37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37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37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37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37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37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39" style:family="table">
      <style:table-properties style:width="17.016cm" table:align="left" style:writing-mode="lr-tb"/>
    </style:style>
    <style:style style:name="Table39.A" style:family="table-column">
      <style:table-column-properties style:column-width="3.493cm"/>
    </style:style>
    <style:style style:name="Table39.B" style:family="table-column">
      <style:table-column-properties style:column-width="5.967cm"/>
    </style:style>
    <style:style style:name="Table39.C" style:family="table-column">
      <style:table-column-properties style:column-width="3.558cm"/>
    </style:style>
    <style:style style:name="Table39.D" style:family="table-column">
      <style:table-column-properties style:column-width="3.999cm"/>
    </style:style>
    <style:style style:name="Table39.1" style:family="table-row">
      <style:table-row-properties style:min-row-height="0.474cm" style:keep-together="true" fo:keep-together="auto"/>
    </style:style>
    <style:style style:name="Table39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39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39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39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39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39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39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39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39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39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39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40" style:family="table">
      <style:table-properties style:width="17.016cm" table:align="left" style:writing-mode="lr-tb"/>
    </style:style>
    <style:style style:name="Table40.A" style:family="table-column">
      <style:table-column-properties style:column-width="3.493cm"/>
    </style:style>
    <style:style style:name="Table40.B" style:family="table-column">
      <style:table-column-properties style:column-width="5.967cm"/>
    </style:style>
    <style:style style:name="Table40.C" style:family="table-column">
      <style:table-column-properties style:column-width="3.558cm"/>
    </style:style>
    <style:style style:name="Table40.D" style:family="table-column">
      <style:table-column-properties style:column-width="3.999cm"/>
    </style:style>
    <style:style style:name="Table40.1" style:family="table-row">
      <style:table-row-properties style:min-row-height="0.474cm" style:keep-together="true" fo:keep-together="auto"/>
    </style:style>
    <style:style style:name="Table40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40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40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40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40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40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40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40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40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40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40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41" style:family="table">
      <style:table-properties style:width="16.993cm" table:align="left" style:writing-mode="lr-tb"/>
    </style:style>
    <style:style style:name="Table41.A" style:family="table-column">
      <style:table-column-properties style:column-width="3.493cm"/>
    </style:style>
    <style:style style:name="Table41.B" style:family="table-column">
      <style:table-column-properties style:column-width="5.967cm"/>
    </style:style>
    <style:style style:name="Table41.C" style:family="table-column">
      <style:table-column-properties style:column-width="3.558cm"/>
    </style:style>
    <style:style style:name="Table41.D" style:family="table-column">
      <style:table-column-properties style:column-width="3.976cm"/>
    </style:style>
    <style:style style:name="Table41.1" style:family="table-row">
      <style:table-row-properties style:min-row-height="0.474cm" style:keep-together="true" fo:keep-together="auto"/>
    </style:style>
    <style:style style:name="Table41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41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41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41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41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41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41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41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41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41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41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42" style:family="table">
      <style:table-properties style:width="16.993cm" table:align="left" style:writing-mode="lr-tb"/>
    </style:style>
    <style:style style:name="Table42.A" style:family="table-column">
      <style:table-column-properties style:column-width="3.493cm"/>
    </style:style>
    <style:style style:name="Table42.B" style:family="table-column">
      <style:table-column-properties style:column-width="5.967cm"/>
    </style:style>
    <style:style style:name="Table42.C" style:family="table-column">
      <style:table-column-properties style:column-width="3.558cm"/>
    </style:style>
    <style:style style:name="Table42.D" style:family="table-column">
      <style:table-column-properties style:column-width="3.976cm"/>
    </style:style>
    <style:style style:name="Table42.1" style:family="table-row">
      <style:table-row-properties style:min-row-height="0.474cm" style:keep-together="true" fo:keep-together="auto"/>
    </style:style>
    <style:style style:name="Table42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42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42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42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42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42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42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42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42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42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42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line-height-at-least="0.176cm"/>
    </style:style>
    <style:style style:name="P3" style:family="paragraph" style:parent-style-name="Standard">
      <style:paragraph-properties style:line-height-at-least="0.176cm" fo:text-align="center" style:justify-single-word="false"/>
    </style:style>
    <style:style style:name="P4" style:family="paragraph" style:parent-style-name="Standard">
      <style:paragraph-properties style:line-height-at-least="0.176cm" style:snap-to-layout-grid="false"/>
    </style:style>
    <style:style style:name="P5" style:family="paragraph" style:parent-style-name="Standard">
      <style:paragraph-properties style:line-height-at-least="0.176cm"/>
      <style:text-properties fo:language="zxx" fo:country="none" style:language-asian="zxx" style:country-asian="none"/>
    </style:style>
    <style:style style:name="P6" style:family="paragraph" style:parent-style-name="Standard">
      <style:paragraph-properties style:line-height-at-least="0.176cm"/>
      <style:text-properties style:font-name-asian="Liberation Serif1" style:font-name-complex="Liberation Serif1"/>
    </style:style>
    <style:style style:name="P7" style:family="paragraph" style:parent-style-name="Standard">
      <style:paragraph-properties style:line-height-at-least="0.176cm" style:snap-to-layout-grid="false"/>
      <style:text-properties style:font-name-asian="Liberation Serif1" style:font-name-complex="Liberation Serif1"/>
    </style:style>
    <style:style style:name="P8" style:family="paragraph" style:parent-style-name="Standard">
      <style:paragraph-properties style:line-height-at-least="0.176cm" fo:text-align="center" style:justify-single-word="false"/>
      <style:text-properties fo:font-size="36pt" fo:font-weight="bold" style:font-name-asian="Liberation Serif1" style:font-size-asian="36pt" style:font-weight-asian="bold" style:font-name-complex="Liberation Serif1" style:font-size-complex="36pt" style:font-weight-complex="bold"/>
    </style:style>
    <style:style style:name="P9" style:family="paragraph" style:parent-style-name="Standard">
      <style:text-properties style:font-name="Verdana" style:font-name-complex="Verdana"/>
    </style:style>
    <style:style style:name="P10" style:family="paragraph" style:parent-style-name="Standard">
      <style:paragraph-properties style:snap-to-layout-grid="false"/>
      <style:text-properties style:font-name="Verdana" fo:font-size="8pt" style:text-underline-style="solid" style:text-underline-width="auto" style:text-underline-color="font-color" fo:font-weight="bold" style:font-size-asian="8pt" style:font-weight-asian="bold" style:font-name-complex="Verdana" style:font-size-complex="8pt"/>
    </style:style>
    <style:style style:name="P11" style:family="paragraph" style:parent-style-name="Standard">
      <style:text-properties style:font-name="Verdana" fo:font-size="10pt" fo:font-weight="bold" style:font-size-asian="10pt" style:font-weight-asian="bold" style:font-name-complex="Verdana" style:font-size-complex="10pt"/>
    </style:style>
    <style:style style:name="P12" style:family="paragraph" style:parent-style-name="Standard">
      <style:paragraph-properties style:line-height-at-least="0.176cm"/>
      <style:text-properties style:font-name="Verdana" fo:font-size="10pt" fo:font-weight="bold" style:font-size-asian="10pt" style:font-weight-asian="bold" style:font-name-complex="Verdana" style:font-size-complex="10pt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style:line-height-at-least="0.176cm"/>
      <style:text-properties fo:color="#0000ff" style:font-name="Arial1" fo:font-size="8.5pt" style:text-underline-style="solid" style:text-underline-width="auto" style:text-underline-color="font-color" style:font-size-asian="8.5pt" style:font-name-complex="Arial1"/>
    </style:style>
    <style:style style:name="P15" style:family="paragraph" style:parent-style-name="Standard">
      <style:paragraph-properties fo:margin-left="-0.032cm" fo:margin-right="0cm" fo:margin-top="0.212cm" fo:margin-bottom="0cm" fo:text-indent="0.032cm" style:auto-text-indent="false" style:snap-to-layout-grid="false"/>
    </style:style>
    <style:style style:name="P16" style:family="paragraph" style:parent-style-name="Standard">
      <style:paragraph-properties fo:margin-left="-0.032cm" fo:margin-right="0cm" fo:margin-top="0.212cm" fo:margin-bottom="0cm" fo:text-indent="0.032cm" style:auto-text-indent="false" style:snap-to-layout-grid="false"/>
      <style:text-properties style:font-name="Verdana" fo:font-size="8pt" style:text-underline-style="solid" style:text-underline-width="auto" style:text-underline-color="font-color" fo:font-weight="bold" style:font-size-asian="8pt" style:font-weight-asian="bold" style:font-name-complex="Verdana" style:font-size-complex="8pt"/>
    </style:style>
    <style:style style:name="P17" style:family="paragraph" style:parent-style-name="Standard">
      <style:paragraph-properties fo:margin-top="0.212cm" fo:margin-bottom="0.212cm" style:snap-to-layout-grid="false"/>
      <style:text-properties style:font-name="Verdana" fo:font-size="8pt" fo:font-weight="bold" style:font-size-asian="8pt" style:font-weight-asian="bold" style:font-name-complex="Verdana" style:font-weight-complex="bold"/>
    </style:style>
    <style:style style:name="P18" style:family="paragraph" style:parent-style-name="Standard">
      <style:paragraph-properties fo:margin-top="0.212cm" fo:margin-bottom="0.212cm" style:snap-to-layout-grid="false"/>
    </style:style>
    <style:style style:name="P19" style:family="paragraph" style:parent-style-name="Style_20_Heading_20_1_20__2b__20_Bottom_3a__20__28_Single_20_solid_20_line_20_Gray-50_25__20__20_1.5_20_pt_20_Lin...">
      <style:paragraph-properties style:line-height-at-least="0.176cm"/>
    </style:style>
    <style:style style:name="P20" style:family="paragraph" style:parent-style-name="No_20_Spacing">
      <style:paragraph-properties style:line-height-at-least="0.176cm"/>
    </style:style>
    <style:style style:name="P21" style:family="paragraph" style:parent-style-name="BigHead_20_One">
      <style:paragraph-properties style:line-height-at-least="0.176cm"/>
    </style:style>
    <style:style style:name="P22" style:family="paragraph" style:parent-style-name="Contents_20_1">
      <style:paragraph-properties style:line-height-at-least="0.176cm"/>
    </style:style>
    <style:style style:name="P23" style:family="paragraph" style:parent-style-name="Main_20_heading">
      <style:text-properties fo:font-size="14pt" style:font-size-asian="14pt" style:font-size-complex="14pt"/>
    </style:style>
    <style:style style:name="P24" style:family="paragraph" style:parent-style-name="Main_20_heading">
      <style:paragraph-properties style:line-height-at-least="0.176cm"/>
    </style:style>
    <style:style style:name="P25" style:family="paragraph" style:parent-style-name="Header">
      <style:paragraph-properties>
        <style:tab-stops>
          <style:tab-stop style:position="6.35cm"/>
          <style:tab-stop style:position="9.236cm" style:type="center"/>
        </style:tab-stops>
      </style:paragraph-properties>
    </style:style>
    <style:style style:name="P26" style:family="paragraph" style:parent-style-name="Heading_20_3">
      <style:text-properties fo:color="#000000" style:font-name="Arial2" fo:font-size="14.25pt"/>
    </style:style>
    <style:style style:name="P27" style:family="paragraph" style:parent-style-name="Standard" style:master-page-name="Standard">
      <style:paragraph-properties style:line-height-at-least="0.176cm" style:page-number="auto"/>
    </style:style>
    <style:style style:name="P28" style:family="paragraph" style:parent-style-name="Standard">
      <style:paragraph-properties style:line-height-at-least="0.176cm"/>
    </style:style>
    <style:style style:name="P29" style:family="paragraph" style:parent-style-name="Heading_20_1">
      <style:text-properties style:font-name-asian="Liberation Serif1" style:font-name-complex="Liberation Serif1"/>
    </style:style>
    <style:style style:name="P30" style:family="paragraph" style:parent-style-name="Heading_20_2">
      <style:paragraph-properties style:line-height-at-least="0.176cm"/>
    </style:style>
    <style:style style:name="P31" style:family="paragraph" style:parent-style-name="Heading_20_2">
      <style:paragraph-properties style:line-height-at-least="0.176cm"/>
      <style:text-properties fo:color="#b80047" fo:font-weight="bold" style:font-weight-asian="bold" style:font-weight-complex="bold"/>
    </style:style>
    <style:style style:name="P32" style:family="paragraph" style:parent-style-name="Heading_20_2">
      <style:paragraph-properties style:line-height-at-least="0.176cm"/>
      <style:text-properties style:font-name-asian="Liberation Serif1" style:font-name-complex="Liberation Serif1"/>
    </style:style>
    <style:style style:name="P33" style:family="paragraph" style:parent-style-name="Heading_20_2">
      <style:paragraph-properties style:line-height-at-least="0.176cm"/>
      <style:text-properties fo:font-weight="bold" style:font-weight-asian="bold" style:font-weight-complex="bold"/>
    </style:style>
    <style:style style:name="P34" style:family="paragraph" style:parent-style-name="Style_20_Heading_20_1_20__2b__20_Bottom_3a__20__28_Single_20_solid_20_line_20_Gray-50_25__20__20_1.5_20_pt_20_Lin..." style:master-page-name="Convert_20_1">
      <style:paragraph-properties style:line-height-at-least="0.176cm" style:page-number="auto"/>
    </style:style>
    <style:style style:name="P35" style:family="paragraph" style:parent-style-name="Style_20_Heading_20_1_20__2b__20_Bottom_3a__20__28_Single_20_solid_20_line_20_Gray-50_25__20__20_1.5_20_pt_20_Lin..." style:master-page-name="Convert_20_2">
      <style:paragraph-properties style:line-height-at-least="0.176cm" style:page-number="auto"/>
    </style:style>
    <style:style style:name="P36" style:family="paragraph" style:parent-style-name="Style_20_Heading_20_1_20__2b__20_Bottom_3a__20__28_Single_20_solid_20_line_20_Gray-50_25__20__20_1.5_20_pt_20_Lin..." style:master-page-name="Convert_20_3">
      <style:paragraph-properties style:line-height-at-least="0.176cm" style:page-number="auto"/>
    </style:style>
    <style:style style:name="P37" style:family="paragraph" style:parent-style-name="Style_20_Heading_20_1_20__2b__20_Bottom_3a__20__28_Single_20_solid_20_line_20_Gray-50_25__20__20_1.5_20_pt_20_Lin..." style:master-page-name="Convert_20_4">
      <style:paragraph-properties style:line-height-at-least="0.176cm" style:page-number="auto"/>
    </style:style>
    <style:style style:name="P38" style:family="paragraph" style:parent-style-name="Style_20_Heading_20_1_20__2b__20_Bottom_3a__20__28_Single_20_solid_20_line_20_Gray-50_25__20__20_1.5_20_pt_20_Lin..." style:master-page-name="Convert_20_5">
      <style:paragraph-properties style:line-height-at-least="0.176cm" style:page-number="auto"/>
    </style:style>
    <style:style style:name="P39" style:family="paragraph" style:parent-style-name="Style_20_Heading_20_1_20__2b__20_Bottom_3a__20__28_Single_20_solid_20_line_20_Gray-50_25__20__20_1.5_20_pt_20_Lin..." style:master-page-name="Convert_20_6">
      <style:paragraph-properties style:line-height-at-least="0.176cm" style:page-number="auto"/>
    </style:style>
    <style:style style:name="P40" style:family="paragraph" style:parent-style-name="Style_20_Heading_20_1_20__2b__20_Bottom_3a__20__28_Single_20_solid_20_line_20_Gray-50_25__20__20_1.5_20_pt_20_Lin..." style:master-page-name="Convert_20_10">
      <style:paragraph-properties style:line-height-at-least="0.176cm" style:page-number="auto"/>
    </style:style>
    <style:style style:name="P41" style:family="paragraph" style:parent-style-name="Style_20_Heading_20_1_20__2b__20_Bottom_3a__20__28_Single_20_solid_20_line_20_Gray-50_25__20__20_1.5_20_pt_20_Lin..." style:master-page-name="Convert_20_11">
      <style:paragraph-properties style:line-height-at-least="0.176cm" style:page-number="auto"/>
    </style:style>
    <style:style style:name="P42" style:family="paragraph" style:parent-style-name="Style_20_Heading_20_1_20__2b__20_Bottom_3a__20__28_Single_20_solid_20_line_20_Gray-50_25__20__20_1.5_20_pt_20_Lin..." style:master-page-name="Convert_20_12">
      <style:paragraph-properties style:line-height-at-least="0.176cm" style:page-number="auto"/>
    </style:style>
    <style:style style:name="P43" style:family="paragraph" style:parent-style-name="Style_20_Heading_20_1_20__2b__20_Bottom_3a__20__28_Single_20_solid_20_line_20_Gray-50_25__20__20_1.5_20_pt_20_Lin..." style:master-page-name="Convert_20_13">
      <style:paragraph-properties style:line-height-at-least="0.176cm" style:page-number="auto"/>
    </style:style>
    <style:style style:name="P44" style:family="paragraph" style:parent-style-name="Style_20_Heading_20_1_20__2b__20_Bottom_3a__20__28_Single_20_solid_20_line_20_Gray-50_25__20__20_1.5_20_pt_20_Lin..." style:master-page-name="Convert_20_14">
      <style:paragraph-properties style:line-height-at-least="0.176cm" style:page-number="auto"/>
    </style:style>
    <style:style style:name="P45" style:family="paragraph" style:parent-style-name="Style_20_Heading_20_1_20__2b__20_Bottom_3a__20__28_Single_20_solid_20_line_20_Gray-50_25__20__20_1.5_20_pt_20_Lin..." style:master-page-name="Convert_20_15">
      <style:paragraph-properties style:line-height-at-least="0.176cm" style:page-number="auto"/>
    </style:style>
    <style:style style:name="P46" style:family="paragraph" style:parent-style-name="Style_20_Heading_20_1_20__2b__20_Bottom_3a__20__28_Single_20_solid_20_line_20_Gray-50_25__20__20_1.5_20_pt_20_Lin..." style:master-page-name="Convert_20_17">
      <style:paragraph-properties style:line-height-at-least="0.176cm" style:page-number="auto"/>
    </style:style>
    <style:style style:name="P47" style:family="paragraph" style:parent-style-name="BigHead_20_One">
      <style:paragraph-properties style:line-height-at-least="0.176cm"/>
    </style:style>
    <style:style style:name="T1" style:family="text">
      <style:text-properties fo:language="zxx" fo:country="none" style:font-name-asian="Liberation Serif1" style:language-asian="zxx" style:country-asian="none" style:font-name-complex="Liberation Serif1"/>
    </style:style>
    <style:style style:name="T2" style:family="text">
      <style:text-properties fo:language="zxx" fo:country="none" style:font-name-asian="Liberation Serif1" style:language-asian="zxx" style:country-asian="none" style:font-name-complex="Liberation Serif1" style:language-complex="zxx" style:country-complex="none"/>
    </style:style>
    <style:style style:name="T3" style:family="text">
      <style:text-properties fo:language="zxx" fo:country="none" style:language-asian="zxx" style:country-asian="none"/>
    </style:style>
    <style:style style:name="T4" style:family="text">
      <style:text-properties fo:language="zxx" fo:country="none" style:language-asian="zxx" style:country-asian="none" style:language-complex="zxx" style:country-complex="none"/>
    </style:style>
    <style:style style:name="T5" style:family="text">
      <style:text-properties fo:language="zxx" fo:country="none" style:text-underline-style="none" style:font-name-asian="Liberation Serif1" style:language-asian="zxx" style:country-asian="none" style:font-name-complex="Liberation Serif1" style:language-complex="zxx" style:country-complex="none"/>
    </style:style>
    <style:style style:name="T6" style:family="text">
      <style:text-properties style:font-name-asian="Liberation Serif1" style:font-name-complex="Liberation Serif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name-asian="Liberation Serif1" style:font-weight-asian="bold" style:font-name-complex="Liberation Serif1" style:font-weight-complex="bold"/>
    </style:style>
    <style:style style:name="T9" style:family="text">
      <style:text-properties style:font-name="Verdana" fo:font-size="28pt" fo:font-weight="bold" style:font-name-asian="Verdana" style:font-size-asian="28pt" style:font-weight-asian="bold" style:font-name-complex="Verdana" style:font-size-complex="28pt"/>
    </style:style>
    <style:style style:name="T10" style:family="text">
      <style:text-properties style:font-name="Verdana" fo:font-size="28pt" fo:font-weight="bold" style:font-size-asian="28pt" style:font-weight-asian="bold" style:font-name-complex="Verdana" style:font-size-complex="28pt"/>
    </style:style>
    <style:style style:name="T11" style:family="text">
      <style:text-properties style:font-name="Verdana" fo:font-size="28pt" fo:font-weight="bold" style:font-size-asian="28pt" style:font-weight-asian="bold" style:font-name-complex="Verdana" style:font-size-complex="28pt" style:font-weight-complex="bold"/>
    </style:style>
    <style:style style:name="T12" style:family="text">
      <style:text-properties style:font-name="Verdana" fo:font-size="26pt" fo:font-weight="bold" style:font-size-asian="26pt" style:font-weight-asian="bold" style:font-name-complex="Verdana" style:font-size-complex="26pt"/>
    </style:style>
    <style:style style:name="T13" style:family="text">
      <style:text-properties style:font-name="Verdana" fo:font-size="26pt" fo:font-weight="bold" style:font-name-asian="Verdana" style:font-size-asian="26pt" style:font-weight-asian="bold" style:font-name-complex="Verdana" style:font-size-complex="26pt"/>
    </style:style>
    <style:style style:name="T14" style:family="text">
      <style:text-properties style:font-name="Verdana" fo:font-size="18pt" fo:font-weight="bold" style:font-size-asian="18pt" style:font-weight-asian="bold" style:font-name-complex="Verdana" style:font-size-complex="18pt"/>
    </style:style>
    <style:style style:name="T15" style:family="text">
      <style:text-properties style:font-name="Verdana" fo:font-size="18pt" fo:font-weight="bold" style:font-name-asian="Verdana" style:font-size-asian="18pt" style:font-weight-asian="bold" style:font-name-complex="Verdana" style:font-size-complex="18pt"/>
    </style:style>
    <style:style style:name="T16" style:family="text">
      <style:text-properties style:font-name="Verdana" fo:font-size="8pt" style:text-underline-style="solid" style:text-underline-width="auto" style:text-underline-color="font-color" fo:font-weight="bold" style:font-size-asian="8pt" style:font-weight-asian="bold" style:font-name-complex="Verdana" style:font-size-complex="8pt"/>
    </style:style>
    <style:style style:name="T17" style:family="text">
      <style:text-properties style:font-name="Verdana" fo:font-size="8pt" style:text-underline-style="solid" style:text-underline-width="auto" style:text-underline-color="font-color" fo:font-weight="bold" style:font-name-asian="Verdana" style:font-size-asian="8pt" style:font-weight-asian="bold" style:font-name-complex="Verdana" style:font-size-complex="8pt"/>
    </style:style>
    <style:style style:name="T18" style:family="text">
      <style:text-properties style:font-name="Verdana" fo:font-size="8pt" fo:font-weight="bold" style:font-size-asian="8pt" style:font-weight-asian="bold" style:font-name-complex="Verdana" style:font-weight-complex="bold"/>
    </style:style>
    <style:style style:name="T19" style:family="text">
      <style:text-properties style:font-name="Verdana" fo:font-size="8pt" fo:font-weight="bold" style:font-name-asian="Verdana" style:font-size-asian="8pt" style:font-weight-asian="bold" style:font-name-complex="Verdana" style:font-weight-complex="bold"/>
    </style:style>
    <style:style style:name="T20" style:family="text">
      <style:text-properties fo:font-variant="small-caps" fo:color="#7a0019" style:font-name="Verdana" fo:font-size="36pt" fo:font-weight="bold" style:font-name-asian="Verdana" style:font-size-asian="36pt" style:font-weight-asian="bold" style:font-name-complex="Verdana" style:font-size-complex="36pt"/>
    </style:style>
    <style:style style:name="T21" style:family="text">
      <style:text-properties fo:font-variant="small-caps" fo:color="#7a0019" style:font-name="Verdana" fo:font-size="36pt" fo:font-weight="bold" style:font-size-asian="36pt" style:font-weight-asian="bold" style:font-name-complex="Verdana" style:font-size-complex="36pt"/>
    </style:style>
    <style:style style:name="T22" style:family="text">
      <style:text-properties fo:font-variant="small-caps" style:font-name="Verdana" fo:font-weight="bold" style:font-weight-asian="bold" style:font-name-complex="Verdana"/>
    </style:style>
    <style:style style:name="T23" style:family="text">
      <style:text-properties fo:font-variant="small-caps" style:font-name="Verdana" fo:font-weight="bold" style:font-name-asian="Verdana" style:font-weight-asian="bold" style:font-name-complex="Verdana"/>
    </style:style>
    <style:style style:name="T24" style:family="text">
      <style:text-properties fo:color="#7a0019" style:font-name="Verdana" fo:font-size="14pt" fo:font-weight="bold" style:font-size-asian="14pt" style:font-weight-asian="bold" style:font-name-complex="Verdana" style:font-size-complex="14pt"/>
    </style:style>
    <style:style style:name="T25" style:family="text">
      <style:text-properties fo:color="#7a0019" style:font-name="Verdana" fo:font-size="14pt" fo:font-weight="bold" style:font-name-asian="Verdana" style:font-size-asian="14pt" style:font-weight-asian="bold" style:font-name-complex="Verdana" style:font-size-complex="14pt"/>
    </style:style>
    <style:style style:name="T26" style:family="text">
      <style:text-properties fo:color="#000000" style:font-name="Verdana" fo:font-size="36pt" fo:font-weight="bold" style:font-size-asian="36pt" style:font-weight-asian="bold" style:font-name-complex="Verdana" style:font-size-complex="36pt"/>
    </style:style>
    <style:style style:name="T27" style:family="text">
      <style:text-properties fo:color="#000000" style:font-name="Verdana" fo:font-size="36pt" fo:font-weight="bold" style:font-name-asian="Verdana" style:font-size-asian="36pt" style:font-weight-asian="bold" style:font-name-complex="Verdana" style:font-size-complex="36pt"/>
    </style:style>
    <style:style style:name="T28" style:family="text">
      <style:text-properties fo:color="#000000" style:text-underline-style="none" style:font-name-asian="Liberation Serif1" style:font-name-complex="Liberation Serif1"/>
    </style:style>
    <style:style style:name="T29" style:family="text">
      <style:text-properties fo:color="#000000" fo:language="zxx" fo:country="none" style:text-underline-style="none" style:font-name-asian="Liberation Serif1" style:language-asian="zxx" style:country-asian="none" style:font-name-complex="Liberation Serif1" style:language-complex="zxx" style:country-complex="none"/>
    </style:style>
    <style:style style:name="T30" style:family="text">
      <style:text-properties fo:color="#000000" fo:font-weight="normal" style:font-name-asian="Liberation Serif1" style:font-weight-asian="normal" style:font-name-complex="Liberation Serif1" style:font-weight-complex="normal"/>
    </style:style>
    <style:style style:name="T31" style:family="text">
      <style:text-properties style:text-underline-style="solid" style:text-underline-width="auto" style:text-underline-color="font-color" style:font-name-asian="Liberation Serif1" style:font-name-complex="Liberation Serif1"/>
    </style:style>
    <style:style style:name="T32" style:family="text">
      <style:text-properties style:font-name-asian="Helvetica" style:font-name-complex="Helvetica"/>
    </style:style>
    <style:style style:name="T33" style:family="text">
      <style:text-properties style:text-underline-style="none" style:font-name-asian="Liberation Serif1" style:font-name-complex="Liberation Serif1"/>
    </style:style>
    <style:style style:name="T34" style:family="text">
      <style:text-properties fo:color="#280099" style:font-name-asian="Liberation Serif1" style:font-name-complex="Liberation Serif1"/>
    </style:style>
    <style:style style:name="T35" style:family="text">
      <style:text-properties fo:color="#000080" style:text-underline-style="solid" style:text-underline-width="auto" style:text-underline-color="font-color" style:font-name-asian="Liberation Serif1" style:font-name-complex="Liberation Serif1"/>
    </style:style>
    <style:style style:name="T36" style:family="text">
      <style:text-properties fo:color="#000080" style:text-underline-style="none" style:font-name-asian="Liberation Serif1" style:font-name-complex="Liberation Serif1"/>
    </style:style>
    <style:style style:name="T37" style:family="text">
      <style:text-properties style:font-name-asian="Verdana"/>
    </style:style>
    <style:style style:name="T38" style:family="text">
      <style:text-properties fo:font-size="11pt" style:font-size-asian="11pt" style:font-name-complex="Liberation Serif1"/>
    </style:style>
    <style:style style:name="T39" style:family="text">
      <style:text-properties fo:font-size="11pt" style:font-name-asian="Liberation Serif1" style:font-size-asian="11pt" style:font-name-complex="Liberation Serif1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font-size="12pt" style:font-name-asian="Liberation Serif1" style:font-size-asian="12pt" style:font-name-complex="Liberation Serif1" style:font-size-complex="12pt"/>
    </style:style>
    <style:style style:name="T42" style:family="text">
      <style:text-properties fo:font-size="12pt" fo:font-weight="bold" style:font-name-asian="Liberation Serif1" style:font-size-asian="12pt" style:font-weight-asian="bold" style:font-name-complex="Liberation Serif1" style:font-size-complex="12pt" style:font-weight-complex="bold"/>
    </style:style>
    <style:style style:name="T43" style:family="text">
      <style:text-properties style:font-name-asian="Latha" style:font-name-complex="Latha"/>
    </style:style>
    <style:style style:name="T44" style:family="text">
      <style:text-properties fo:color="#b80047" fo:font-weight="bold" style:font-weight-asian="bold" style:font-weight-complex="bold"/>
    </style:style>
    <style:style style:name="T45" style:family="text">
      <style:text-properties fo:color="#b80047" fo:font-weight="bold" style:font-name-asian="Liberation Serif1" style:font-weight-asian="bold" style:font-name-complex="Liberation Serif1" style:font-weight-complex="bold"/>
    </style:style>
    <style:style style:name="T46" style:family="text">
      <style:text-properties fo:color="#800000"/>
    </style:style>
    <style:style style:name="T47" style:family="text">
      <style:text-properties fo:color="#800000" fo:font-weight="bold" style:font-weight-asian="bold" style:font-weight-complex="bold"/>
    </style:style>
    <style:style style:name="T48" style:family="text">
      <style:text-properties fo:color="#800000" fo:font-weight="bold" style:font-name-asian="Liberation Serif1" style:font-weight-asian="bold" style:font-name-complex="Liberation Serif1" style:font-weight-complex="bold"/>
    </style:style>
    <style:style style:name="T49" style:family="text">
      <style:text-properties fo:color="#800000" style:font-name-asian="Liberation Serif1" style:font-name-complex="Liberation Serif1"/>
    </style:style>
    <style:style style:name="T50" style:family="text">
      <style:text-properties fo:font-weight="normal" style:font-weight-asian="normal" style:font-name-complex="Liberation Serif1"/>
    </style:style>
    <style:style style:name="T51" style:family="text">
      <style:text-properties fo:font-weight="normal" style:font-name-asian="Liberation Serif1" style:font-weight-asian="normal" style:font-name-complex="Liberation Serif1"/>
    </style:style>
    <style:style style:name="T52" style:family="text">
      <style:text-properties fo:font-weight="normal" style:font-name-asian="Liberation Serif1" style:font-weight-asian="normal" style:font-name-complex="Liberation Serif1" style:font-weight-complex="normal"/>
    </style:style>
    <style:style style:name="T53" style:family="text">
      <style:text-properties style:font-name="arial" fo:font-weight="normal" style:font-name-asian="arial" style:font-weight-asian="normal" style:font-name-complex="ari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u29" text:anchor-type="page" text:anchor-page-number="1" svg:x="6.611cm" svg:y="6.29cm" svg:width="10.848cm" draw:z-index="1">
        <draw:text-box fo:min-height="0.582cm">
          <text:section text:style-name="Sect1" text:name="u29_rtf">
            <text:h text:style-name="P26" text:outline-level="3"/>
          </text:section>
        </draw:text-box>
      </draw:frame>
      <text:p text:style-name="P27"><text:tab/><text:tab/></text:p>
      <text:p text:style-name="P2"/>
      <text:p text:style-name="P5"/>
      <text:p text:style-name="P5"/>
      <text:p text:style-name="P5"/>
      <text:p text:style-name="P2"><text:span text:style-name="T1"><text:s text:c="113"/></text:span><text:span text:style-name="T3"><draw:frame draw:style-name="fr2" draw:name="graphics1" text:anchor-type="as-char" svg:width="3.53cm" svg:height="1.291cm" draw:z-index="0"><draw:image xlink:href="Pictures/10000000000000C700000029645A35C2.jpg" xlink:type="simple" xlink:show="embed" xlink:actuate="onLoad"/></draw:frame></text:span></text:p>
      <text:p text:style-name="P2"/>
      <text:p text:style-name="P2"/>
      <text:p text:style-name="P2"/>
      <text:p text:style-name="P2"/>
      <text:p text:style-name="P2"/>
      <text:p text:style-name="P2"/>
      <text:p text:style-name="P6"><text:s text:c="30"/></text:p>
      <text:p text:style-name="P2"/>
      <text:p text:style-name="P2"/>
      <text:p text:style-name="P2"><text:span text:style-name="T9"><text:s text:c="16"/></text:span><text:span text:style-name="T10">#</text:span><text:span text:style-name="T11">Activcontacts</text:span><text:span text:style-name="T10">#</text:span></text:p>
      <text:p text:style-name="P2"><text:span text:style-name="T20"><text:s text:c="7"/></text:span><text:span text:style-name="T21">USECASE</text:span><text:span text:style-name="T20"> </text:span><text:span text:style-name="T21">Document</text:span><text:span text:style-name="T26"><text:line-break/></text:span><text:span text:style-name="T27"> <text:s text:c="17"/></text:span><text:span text:style-name="T12">Version</text:span><text:span text:style-name="T13"> </text:span><text:span text:style-name="T12">1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tab/><text:tab/><text:tab/><text:tab/><text:tab/><text:tab/><text:tab/><text:tab/></text:p>
      <text:p text:style-name="P8"><text:s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5"><text:soft-page-break/><text:span text:style-name="T14">Functional</text:span><text:span text:style-name="T15"> </text:span><text:span text:style-name="T14">document:</text:span></text:p>
      <text:p text:style-name="P9"/>
      <text:p text:style-name="BigHead_20_One"><text:span text:style-name="T24">Document</text:span><text:span text:style-name="T25"> </text:span><text:span text:style-name="T24">Information</text:span><text:span text:style-name="T25"> </text:span><text:span text:style-name="T24">and</text:span><text:span text:style-name="T25"> </text:span><text:span text:style-name="T24">Approvals</text:span></text:p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p text:style-name="P13"><text:span text:style-name="T22">Version</text:span><text:span text:style-name="T23"> </text:span><text:span text:style-name="T22">History</text:span></text:p>
          </table:table-cell>
          <table:covered-table-cell/>
          <table:table-cell table:style-name="Table1.C1" table:number-columns-spanned="3" office:value-type="string">
            <text:p text:style-name="P13"/>
          </table:table-cell>
          <table:covered-table-cell/>
          <table:covered-table-cell/>
          <table:table-cell table:style-name="Table1.F1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15"><text:span text:style-name="T16">Version</text:span><text:span text:style-name="T17"> </text:span><text:span text:style-name="T16">#</text:span></text:p>
          </table:table-cell>
          <table:table-cell table:style-name="Table1.A2" table:number-columns-spanned="2" office:value-type="string">
            <text:p text:style-name="P16">Date</text:p>
          </table:table-cell>
          <table:covered-table-cell/>
          <table:table-cell table:style-name="Table1.A2" office:value-type="string">
            <text:p text:style-name="P15"><text:span text:style-name="T16">Revised</text:span><text:span text:style-name="T17"> </text:span><text:span text:style-name="T16">By</text:span></text:p>
          </table:table-cell>
          <table:table-cell table:style-name="Table1.E2" table:number-columns-spanned="2" office:value-type="string">
            <text:p text:style-name="P15"><text:span text:style-name="T16">Reason</text:span><text:span text:style-name="T17"> </text:span><text:span text:style-name="T16">for</text:span><text:span text:style-name="T17"> </text:span><text:span text:style-name="T16">change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7">1</text:p>
          </table:table-cell>
          <table:table-cell table:style-name="Table1.A2" table:number-columns-spanned="2" office:value-type="string">
            <text:p text:style-name="P17">1/05/2012</text:p>
          </table:table-cell>
          <table:covered-table-cell/>
          <table:table-cell table:style-name="Table1.A2" office:value-type="string">
            <text:p text:style-name="P17">Mr.Uthiravel</text:p>
          </table:table-cell>
          <table:table-cell table:style-name="Table1.E2" table:number-columns-spanned="2" office:value-type="string">
            <text:p text:style-name="P17"/>
          </table:table-cell>
          <table:covered-table-cell/>
        </table:table-row>
        <table:table-row table:style-name="Table1.2">
          <table:table-cell table:style-name="Table1.A2" office:value-type="string">
            <text:p text:style-name="P17"/>
          </table:table-cell>
          <table:table-cell table:style-name="Table1.A2" table:number-columns-spanned="2" office:value-type="string">
            <text:p text:style-name="P17"/>
          </table:table-cell>
          <table:covered-table-cell/>
          <table:table-cell table:style-name="Table1.A2" office:value-type="string">
            <text:p text:style-name="P17"/>
          </table:table-cell>
          <table:table-cell table:style-name="Table1.E2" table:number-columns-spanned="2" office:value-type="string">
            <text:p text:style-name="P17"/>
          </table:table-cell>
          <table:covered-table-cell/>
        </table:table-row>
        <table:table-row table:style-name="Table1.2">
          <table:table-cell table:style-name="Table1.A2" office:value-type="string">
            <text:p text:style-name="P17"/>
          </table:table-cell>
          <table:table-cell table:style-name="Table1.A2" table:number-columns-spanned="2" office:value-type="string">
            <text:p text:style-name="P17"/>
          </table:table-cell>
          <table:covered-table-cell/>
          <table:table-cell table:style-name="Table1.A2" office:value-type="string">
            <text:p text:style-name="P17"/>
          </table:table-cell>
          <table:table-cell table:style-name="Table1.E2" table:number-columns-spanned="2" office:value-type="string">
            <text:p text:style-name="P17"/>
          </table:table-cell>
          <table:covered-table-cell/>
        </table:table-row>
        <table:table-row table:style-name="Table1.2">
          <table:table-cell table:style-name="Table1.A2" office:value-type="string">
            <text:p text:style-name="P17"/>
          </table:table-cell>
          <table:table-cell table:style-name="Table1.A2" table:number-columns-spanned="2" office:value-type="string">
            <text:p text:style-name="P17"/>
          </table:table-cell>
          <table:covered-table-cell/>
          <table:table-cell table:style-name="Table1.A2" office:value-type="string">
            <text:p text:style-name="P17"/>
          </table:table-cell>
          <table:table-cell table:style-name="Table1.E2" table:number-columns-spanned="2" office:value-type="string">
            <text:p text:style-name="P17"/>
          </table:table-cell>
          <table:covered-table-cell/>
        </table:table-row>
      </table:table>
      <text:p text:style-name="Standard"/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2" office:value-type="string">
            <text:p text:style-name="P13"><text:span text:style-name="T22">Document</text:span><text:span text:style-name="T23"> </text:span><text:span text:style-name="T22">Approvals</text:span></text:p>
          </table:table-cell>
          <table:covered-table-cell/>
          <table:table-cell table:style-name="Table2.C1" table:number-columns-spanned="3" office:value-type="string">
            <text:p text:style-name="P13"/>
          </table:table-cell>
          <table:covered-table-cell/>
          <table:covered-table-cell/>
          <table:table-cell table:style-name="Table2.F1" office:value-type="string">
            <text:p text:style-name="P10"/>
          </table:table-cell>
        </table:table-row>
        <table:table-row table:style-name="Table2.2">
          <table:table-cell table:style-name="Table2.A2" office:value-type="string">
            <text:p text:style-name="P15"><text:span text:style-name="T16">Approver</text:span><text:span text:style-name="T17"> </text:span><text:span text:style-name="T16">Name</text:span></text:p>
          </table:table-cell>
          <table:table-cell table:style-name="Table2.A2" table:number-columns-spanned="2" office:value-type="string">
            <text:p text:style-name="P15"><text:span text:style-name="T16">Project</text:span><text:span text:style-name="T17"> </text:span><text:span text:style-name="T16">Role</text:span></text:p>
          </table:table-cell>
          <table:covered-table-cell/>
          <table:table-cell table:style-name="Table2.A2" office:value-type="string">
            <text:p text:style-name="P15"><text:span text:style-name="T16">Signature/Electronic</text:span><text:span text:style-name="T17"> </text:span><text:span text:style-name="T16">Approval</text:span></text:p>
          </table:table-cell>
          <table:table-cell table:style-name="Table2.E2" table:number-columns-spanned="2" office:value-type="string">
            <text:p text:style-name="P16">Date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7">Mr.uthiravel</text:p>
          </table:table-cell>
          <table:table-cell table:style-name="Table2.A2" table:number-columns-spanned="2" office:value-type="string">
            <text:p text:style-name="P18"><text:span text:style-name="T18">Project</text:span><text:span text:style-name="T19"> </text:span><text:span text:style-name="T18">Mentor</text:span></text:p>
          </table:table-cell>
          <table:covered-table-cell/>
          <table:table-cell table:style-name="Table2.A2" office:value-type="string">
            <text:p text:style-name="P17"/>
          </table:table-cell>
          <table:table-cell table:style-name="Table2.E2" table:number-columns-spanned="2" office:value-type="string">
            <text:p text:style-name="P17">1/05/2012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7"/>
          </table:table-cell>
          <table:table-cell table:style-name="Table2.A2" table:number-columns-spanned="2" office:value-type="string">
            <text:p text:style-name="P17"/>
          </table:table-cell>
          <table:covered-table-cell/>
          <table:table-cell table:style-name="Table2.A2" office:value-type="string">
            <text:p text:style-name="P17"/>
          </table:table-cell>
          <table:table-cell table:style-name="Table2.E2" table:number-columns-spanned="2" office:value-type="string">
            <text:p text:style-name="P17"/>
          </table:table-cell>
          <table:covered-table-cell/>
        </table:table-row>
        <table:table-row table:style-name="Table2.2">
          <table:table-cell table:style-name="Table2.A2" office:value-type="string">
            <text:p text:style-name="P17"/>
          </table:table-cell>
          <table:table-cell table:style-name="Table2.A2" table:number-columns-spanned="2" office:value-type="string">
            <text:p text:style-name="P17"/>
          </table:table-cell>
          <table:covered-table-cell/>
          <table:table-cell table:style-name="Table2.A2" office:value-type="string">
            <text:p text:style-name="P17"/>
          </table:table-cell>
          <table:table-cell table:style-name="Table2.E2" table:number-columns-spanned="2" office:value-type="string">
            <text:p text:style-name="P17"/>
          </table:table-cell>
          <table:covered-table-cell/>
        </table:table-row>
        <table:table-row table:style-name="Table2.2">
          <table:table-cell table:style-name="Table2.A2" office:value-type="string">
            <text:p text:style-name="P17"/>
          </table:table-cell>
          <table:table-cell table:style-name="Table2.A2" table:number-columns-spanned="2" office:value-type="string">
            <text:p text:style-name="P17"/>
          </table:table-cell>
          <table:covered-table-cell/>
          <table:table-cell table:style-name="Table2.A2" office:value-type="string">
            <text:p text:style-name="P17"/>
          </table:table-cell>
          <table:table-cell table:style-name="Table2.E2" table:number-columns-spanned="2" office:value-type="string">
            <text:p text:style-name="P17"/>
          </table:table-cell>
          <table:covered-table-cell/>
        </table:table-row>
      </table:table>
      <text:p text:style-name="Standard"/>
      <text:p text:style-name="P11"/>
      <text:p text:style-name="P11"/>
      <text:p text:style-name="P11"/>
      <text:p text:style-name="P1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<text:soft-page-break/></text:p>
      <text:p text:style-name="Main_20_heading">General<text:span text:style-name="T37"> </text:span>Information:</text:p>
      <text:p text:style-name="Standard"><text:span text:style-name="T6"><text:s text:c="11"/></text:span>Activcontacts<text:span text:style-name="T6"> </text:span>provides<text:span text:style-name="T6"> </text:span>the<text:span text:style-name="T6"> </text:span>easy<text:span text:style-name="T6"> </text:span>way<text:span text:style-name="T6"> </text:span>for<text:span text:style-name="T6"> </text:span>users<text:span text:style-name="T6"> </text:span>to<text:span text:style-name="T6"> </text:span>keep<text:span text:style-name="T6"> </text:span>in<text:span text:style-name="T6"> </text:span>touch<text:span text:style-name="T6"> </text:span>with<text:span text:style-name="T6"> </text:span>the<text:span text:style-name="T6"> </text:span>friends.user<text:span text:style-name="T6"> </text:span>can<text:span text:style-name="T6"> </text:span>search<text:span text:style-name="T6"> </text:span>their<text:span text:style-name="T6"> </text:span>friends<text:span text:style-name="T6"> </text:span>by<text:span text:style-name="T6"> </text:span>any<text:span text:style-name="T6"> </text:span>of<text:span text:style-name="T6"> </text:span>the<text:span text:style-name="T6"> </text:span>details<text:span text:style-name="T6"> </text:span>like<text:span text:style-name="T6"> </text:span>phone<text:span text:style-name="T6"> </text:span>number/email<text:span text:style-name="T6"> </text:span>and<text:span text:style-name="T6"> </text:span>user<text:span text:style-name="T6"> </text:span>can<text:span text:style-name="T6"> </text:span>view<text:span text:style-name="T6"> </text:span>the<text:span text:style-name="T6"> </text:span>friends<text:span text:style-name="T6"> </text:span>search<text:span text:style-name="T6"> </text:span>for<text:span text:style-name="T6"> </text:span>his<text:span text:style-name="T6"> phone </text:span>number/details.</text:p>
      <text:p text:style-name="P23"><text:bookmark text:name="__RefHeading__19_1379298567"/>Purpose:<text:bookmark-end text:name="__RefHeading__19_1379298567"/></text:p>
      <text:p text:style-name="Standard"><text:span text:style-name="T38"><text:tab/>This</text:span><text:span text:style-name="T39"> </text:span><text:span text:style-name="T38">document</text:span><text:span text:style-name="T39"> </text:span><text:span text:style-name="T38">explains</text:span><text:span text:style-name="T39"> </text:span><text:span text:style-name="T38">the</text:span><text:span text:style-name="T39"> </text:span><text:span text:style-name="T38">functional</text:span><text:span text:style-name="T39"> </text:span><text:span text:style-name="T38">flow</text:span><text:span text:style-name="T39"> </text:span><text:span text:style-name="T38">of</text:span><text:span text:style-name="T39"> </text:span><text:span text:style-name="T38">the</text:span><text:span text:style-name="T39"> </text:span><text:span text:style-name="T38">system.</text:span></text:p>
      <text:p text:style-name="P23"><text:bookmark text:name="__RefHeading__21_1379298567"/>Objectives:<text:bookmark-end text:name="__RefHeading__21_1379298567"/></text:p>
      <text:p text:style-name="Standard"><text:span text:style-name="T40"><text:tab/>Main</text:span><text:span text:style-name="T41"> </text:span><text:span text:style-name="T40">objective</text:span><text:span text:style-name="T41"> </text:span><text:span text:style-name="T40">of</text:span><text:span text:style-name="T41"> </text:span><text:span text:style-name="T40">the</text:span><text:span text:style-name="T41"> </text:span><text:span text:style-name="T40">document</text:span><text:span text:style-name="T41"> </text:span><text:span text:style-name="T40">is</text:span><text:span text:style-name="T41"> </text:span><text:span text:style-name="T40">to</text:span><text:span text:style-name="T41"> </text:span><text:span text:style-name="T40">make</text:span><text:span text:style-name="T41"> </text:span><text:span text:style-name="T40">the</text:span><text:span text:style-name="T41"> </text:span><text:span text:style-name="T40">reader</text:span><text:span text:style-name="T41"> </text:span><text:span text:style-name="T40">to</text:span><text:span text:style-name="T41"> </text:span><text:span text:style-name="T40">understand</text:span><text:span text:style-name="T41"> </text:span><text:span text:style-name="T40">the</text:span><text:span text:style-name="T41"> </text:span><text:span text:style-name="T40">business</text:span><text:span text:style-name="T41"> </text:span><text:span text:style-name="T40">process</text:span><text:span text:style-name="T41"> </text:span><text:span text:style-name="T40">flow</text:span><text:span text:style-name="T41"> </text:span><text:span text:style-name="T40">of</text:span><text:span text:style-name="T41"> <text:s/>Activcontacts</text:span><text:span text:style-name="T42"> </text:span><text:span text:style-name="T40">application.</text:span></text:p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h text:style-name="Heading_20_1" text:outline-level="1">Use<text:span text:style-name="T43"> </text:span>Case<text:span text:style-name="T43"> </text:span>Name<text:span text:style-name="T43"> </text:span>Details</text:h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>Use<text:span text:style-name="T6"> </text:span>Case<text:span text:style-name="T6"> </text:span>ID</text:p>
          </table:table-cell>
          <table:table-cell table:style-name="Table3.A1" office:value-type="string">
            <text:p text:style-name="P4">Use<text:span text:style-name="T6"> </text:span>case<text:span text:style-name="T6"> </text:span>name</text:p>
          </table:table-cell>
          <table:table-cell table:style-name="Table3.C1" office:value-type="string">
            <text:p text:style-name="P4">Primary<text:span text:style-name="T6"> </text:span>Actor</text:p>
          </table:table-cell>
        </table:table-row>
        <table:table-row table:style-name="Table3.2">
          <table:table-cell table:style-name="Table3.A2" office:value-type="string">
            <text:p text:style-name="P4">UC_AC_001</text:p>
          </table:table-cell>
          <table:table-cell table:style-name="Table3.B2" office:value-type="string">
            <text:p text:style-name="P4">Home</text:p>
          </table:table-cell>
          <table:table-cell table:style-name="Table3.C2" office:value-type="string">
            <text:p text:style-name="P4">User</text:p>
          </table:table-cell>
        </table:table-row>
        <table:table-row table:style-name="Table3.3">
          <table:table-cell table:style-name="Table3.A3" office:value-type="string">
            <text:p text:style-name="P4">UC_AC_002</text:p>
          </table:table-cell>
          <table:table-cell table:style-name="Table3.B3" office:value-type="string">
            <text:p text:style-name="P4">Signup</text:p>
          </table:table-cell>
          <table:table-cell table:style-name="Table3.C3" office:value-type="string">
            <text:p text:style-name="P4">User</text:p>
          </table:table-cell>
        </table:table-row>
        <table:table-row table:style-name="Table3.4">
          <table:table-cell table:style-name="Table3.A4" office:value-type="string">
            <text:p text:style-name="P4">UC_AC_003</text:p>
          </table:table-cell>
          <table:table-cell table:style-name="Table3.B4" office:value-type="string">
            <text:p text:style-name="P4">Login</text:p>
          </table:table-cell>
          <table:table-cell table:style-name="Table3.C4" office:value-type="string">
            <text:p text:style-name="P4">User</text:p>
          </table:table-cell>
        </table:table-row>
        <table:table-row table:style-name="Table3.5">
          <table:table-cell table:style-name="Table3.A5" office:value-type="string">
            <text:p text:style-name="P4">UC_AC_004</text:p>
          </table:table-cell>
          <table:table-cell table:style-name="Table3.B5" office:value-type="string">
            <text:p text:style-name="P4">Forgot<text:span text:style-name="T6"> </text:span>password<text:span text:style-name="T6"> </text:span>Link<text:span text:style-name="T6"> </text:span>in<text:span text:style-name="T6"> </text:span>login<text:span text:style-name="T6"> </text:span>page</text:p>
          </table:table-cell>
          <table:table-cell table:style-name="Table3.C5" office:value-type="string">
            <text:p text:style-name="P4">User</text:p>
          </table:table-cell>
        </table:table-row>
        <table:table-row table:style-name="Table3.6">
          <table:table-cell table:style-name="Table3.A6" office:value-type="string">
            <text:p text:style-name="P4">UC_AC_005</text:p>
          </table:table-cell>
          <table:table-cell table:style-name="Table3.B6" office:value-type="string">
            <text:p text:style-name="P4">Signup<text:span text:style-name="T6"> </text:span>Link<text:span text:style-name="T6"> </text:span>in<text:span text:style-name="T6"> </text:span>login<text:span text:style-name="T6"> </text:span>page</text:p>
          </table:table-cell>
          <table:table-cell table:style-name="Table3.C6" office:value-type="string">
            <text:p text:style-name="P4">User</text:p>
          </table:table-cell>
        </table:table-row>
        <table:table-row table:style-name="Table3.7">
          <table:table-cell table:style-name="Table3.A7" office:value-type="string">
            <text:p text:style-name="P4">UC_AC_006</text:p>
          </table:table-cell>
          <table:table-cell table:style-name="Table3.B7" office:value-type="string">
            <text:p text:style-name="P4">Forgot password</text:p>
          </table:table-cell>
          <table:table-cell table:style-name="Table3.C7" office:value-type="string">
            <text:p text:style-name="P4">User</text:p>
          </table:table-cell>
        </table:table-row>
        <table:table-row table:style-name="Table3.8">
          <table:table-cell table:style-name="Table3.A8" office:value-type="string">
            <text:p text:style-name="P4">UC_AC_007</text:p>
          </table:table-cell>
          <table:table-cell table:style-name="Table3.B8" office:value-type="string">
            <text:p text:style-name="P4">Matches<text:span text:style-name="T6"> N</text:span>ot<text:span text:style-name="T6"> F</text:span>ound-<text:span text:style-name="T6"> </text:span>Yes<text:span text:style-name="T6"> </text:span>i'am<text:span text:style-name="T6"> </text:span>desprate</text:p>
          </table:table-cell>
          <table:table-cell table:style-name="Table3.C8" office:value-type="string">
            <text:p text:style-name="P4">User</text:p>
          </table:table-cell>
        </table:table-row>
        <table:table-row table:style-name="Table3.9">
          <table:table-cell table:style-name="Table3.A9" office:value-type="string">
            <text:p text:style-name="P4">UC_AC_008</text:p>
          </table:table-cell>
          <table:table-cell table:style-name="Table3.B9" office:value-type="string">
            <text:p text:style-name="P4">Matches<text:span text:style-name="T6"> N</text:span>ot<text:span text:style-name="T6"> F</text:span>ound-<text:span text:style-name="T6"> </text:span>no<text:span text:style-name="T6"> </text:span>!GO<text:span text:style-name="T6"> </text:span>Home</text:p>
          </table:table-cell>
          <table:table-cell table:style-name="Table3.C9" office:value-type="string">
            <text:p text:style-name="P4">User</text:p>
          </table:table-cell>
        </table:table-row>
        <table:table-row table:style-name="Table3.10">
          <table:table-cell table:style-name="Table3.A10" office:value-type="string">
            <text:p text:style-name="P4">UC_AC_009</text:p>
          </table:table-cell>
          <table:table-cell table:style-name="Table3.B10" office:value-type="string">
            <text:p text:style-name="P4">Search Results</text:p>
          </table:table-cell>
          <table:table-cell table:style-name="Table3.C10" office:value-type="string">
            <text:p text:style-name="P4">User</text:p>
          </table:table-cell>
        </table:table-row>
        <table:table-row table:style-name="Table3.11">
          <table:table-cell table:style-name="Table3.A11" office:value-type="string">
            <text:p text:style-name="P4">UC_AC_010</text:p>
          </table:table-cell>
          <table:table-cell table:style-name="Table3.B11" office:value-type="string">
            <text:p text:style-name="P4">User find Friend number</text:p>
          </table:table-cell>
          <table:table-cell table:style-name="Table3.C11" office:value-type="string">
            <text:p text:style-name="P4">User</text:p>
          </table:table-cell>
        </table:table-row>
        <table:table-row table:style-name="Table3.12">
          <table:table-cell table:style-name="Table3.A12" office:value-type="string">
            <text:p text:style-name="P4">UC_AC_011</text:p>
          </table:table-cell>
          <table:table-cell table:style-name="Table3.B12" office:value-type="string">
            <text:p text:style-name="P4">Inbox</text:p>
          </table:table-cell>
          <table:table-cell table:style-name="Table3.C12" office:value-type="string">
            <text:p text:style-name="P4">User</text:p>
          </table:table-cell>
        </table:table-row>
        <table:table-row table:style-name="Table3.13">
          <table:table-cell table:style-name="Table3.A13" office:value-type="string">
            <text:p text:style-name="P4">UC_AC_012</text:p>
          </table:table-cell>
          <table:table-cell table:style-name="Table3.B13" office:value-type="string">
            <text:p text:style-name="P4">Member<text:span text:style-name="T6"> </text:span>Click<text:span text:style-name="T6"> </text:span>Sent<text:span text:style-name="T6"> </text:span>Messages</text:p>
          </table:table-cell>
          <table:table-cell table:style-name="Table3.C13" office:value-type="string">
            <text:p text:style-name="P4">User</text:p>
          </table:table-cell>
        </table:table-row>
        <table:table-row table:style-name="Table3.14">
          <table:table-cell table:style-name="Table3.A14" office:value-type="string">
            <text:p text:style-name="P4">UC_AC_013</text:p>
          </table:table-cell>
          <table:table-cell table:style-name="Table3.B14" office:value-type="string">
            <text:p text:style-name="P7">Accept and add to my friend</text:p>
          </table:table-cell>
          <table:table-cell table:style-name="Table3.C14" office:value-type="string">
            <text:p text:style-name="P4">User</text:p>
          </table:table-cell>
        </table:table-row>
        <table:table-row table:style-name="Table3.15">
          <table:table-cell table:style-name="Table3.A15" office:value-type="string">
            <text:p text:style-name="P4">UC_AC_014</text:p>
          </table:table-cell>
          <table:table-cell table:style-name="Table3.B15" office:value-type="string">
            <text:p text:style-name="P4">Reply</text:p>
          </table:table-cell>
          <table:table-cell table:style-name="Table3.C15" office:value-type="string">
            <text:p text:style-name="P4">User</text:p>
          </table:table-cell>
        </table:table-row>
        <table:table-row table:style-name="Table3.16">
          <table:table-cell table:style-name="Table3.A16" office:value-type="string">
            <text:p text:style-name="P4">UC_AC_015</text:p>
          </table:table-cell>
          <table:table-cell table:style-name="Table3.B16" office:value-type="string">
            <text:p text:style-name="P4">Search mine</text:p>
          </table:table-cell>
          <table:table-cell table:style-name="Table3.C16" office:value-type="string">
            <text:p text:style-name="P4">User</text:p>
          </table:table-cell>
        </table:table-row>
        <table:table-row table:style-name="Table3.17">
          <table:table-cell table:style-name="Table3.A17" office:value-type="string">
            <text:p text:style-name="P4">UC_AC_016</text:p>
          </table:table-cell>
          <table:table-cell table:style-name="Table3.B17" office:value-type="string">
            <text:p text:style-name="P4">My Friends</text:p>
          </table:table-cell>
          <table:table-cell table:style-name="Table3.C17" office:value-type="string">
            <text:p text:style-name="P4">User</text:p>
          </table:table-cell>
        </table:table-row>
        <table:table-row table:style-name="Table3.18">
          <table:table-cell table:style-name="Table3.A18" office:value-type="string">
            <text:p text:style-name="P4">UC_AC_017</text:p>
          </table:table-cell>
          <table:table-cell table:style-name="Table3.B18" office:value-type="string">
            <text:p text:style-name="P4">My Profile</text:p>
          </table:table-cell>
          <table:table-cell table:style-name="Table3.C18" office:value-type="string">
            <text:p text:style-name="P4">User</text:p>
          </table:table-cell>
        </table:table-row>
        <table:table-row table:style-name="Table3.19">
          <table:table-cell table:style-name="Table3.A19" office:value-type="string">
            <text:p text:style-name="P4">UC_AC_018</text:p>
          </table:table-cell>
          <table:table-cell table:style-name="Table3.B19" office:value-type="string">
            <text:p text:style-name="P4">My Friends info</text:p>
          </table:table-cell>
          <table:table-cell table:style-name="Table3.C19" office:value-type="string">
            <text:p text:style-name="P4">User</text:p>
          </table:table-cell>
        </table:table-row>
        <table:table-row table:style-name="Table3.20">
          <table:table-cell table:style-name="Table3.A20" office:value-type="string">
            <text:p text:style-name="P4">UC_AC_019</text:p>
          </table:table-cell>
          <table:table-cell table:style-name="Table3.B20" office:value-type="string">
            <text:p text:style-name="P4">Add<text:span text:style-name="T6"> </text:span>Friends<text:span text:style-name="T6"> </text:span>Link<text:span text:style-name="T6"> </text:span>In<text:span text:style-name="T6"> </text:span>My<text:span text:style-name="T6"> </text:span>Friends<text:span text:style-name="T6"> </text:span>page</text:p>
          </table:table-cell>
          <table:table-cell table:style-name="Table3.C20" office:value-type="string">
            <text:p text:style-name="P4">User</text:p>
          </table:table-cell>
        </table:table-row>
        <table:table-row table:style-name="Table3.21">
          <table:table-cell table:style-name="Table3.A21" office:value-type="string">
            <text:p text:style-name="P4">UC_AC_020</text:p>
          </table:table-cell>
          <table:table-cell table:style-name="Table3.B21" office:value-type="string">
            <text:p text:style-name="P4"><text:s/>Member<text:span text:style-name="T6"> V</text:span>iew<text:span text:style-name="T6"> F</text:span>riend<text:span text:style-name="T6"> D</text:span>etails</text:p>
          </table:table-cell>
          <table:table-cell table:style-name="Table3.C21" office:value-type="string">
            <text:p text:style-name="P4">User</text:p>
          </table:table-cell>
        </table:table-row>
        <table:table-row table:style-name="Table3.22">
          <table:table-cell table:style-name="Table3.A22" office:value-type="string">
            <text:p text:style-name="P4">UC_AC_021</text:p>
          </table:table-cell>
          <table:table-cell table:style-name="Table3.B22" office:value-type="string">
            <text:p text:style-name="P4"><text:span text:style-name="T6">Ed</text:span>it fr<text:span text:style-name="T6">ie</text:span>nd details</text:p>
          </table:table-cell>
          <table:table-cell table:style-name="Table3.C22" office:value-type="string">
            <text:p text:style-name="P4">User</text:p>
          </table:table-cell>
        </table:table-row>
        <table:table-row table:style-name="Table3.23">
          <table:table-cell table:style-name="Table3.A23" office:value-type="string">
            <text:p text:style-name="P4">UC_AC_022</text:p>
          </table:table-cell>
          <table:table-cell table:style-name="Table3.B23" office:value-type="string">
            <text:p text:style-name="P4">After Login page</text:p>
          </table:table-cell>
          <table:table-cell table:style-name="Table3.C23" office:value-type="string">
            <text:p text:style-name="P4">User</text:p>
          </table:table-cell>
        </table:table-row>
        <table:table-row table:style-name="Table3.24">
          <table:table-cell table:style-name="Table3.A24" office:value-type="string">
            <text:p text:style-name="P4">UC_AC_023</text:p>
          </table:table-cell>
          <table:table-cell table:style-name="Table3.B24" office:value-type="string">
            <text:p text:style-name="P4">After<text:span text:style-name="T6"> </text:span>login<text:span text:style-name="T6"> </text:span>page-read<text:span text:style-name="T6"> </text:span>messages<text:span text:style-name="T6"> </text:span>link</text:p>
          </table:table-cell>
          <table:table-cell table:style-name="Table3.C24" office:value-type="string">
            <text:p text:style-name="P4">User</text:p>
          </table:table-cell>
        </table:table-row>
        <table:table-row table:style-name="Table3.25">
          <table:table-cell table:style-name="Table3.A25" office:value-type="string">
            <text:p text:style-name="P4">UC_AC_024</text:p>
          </table:table-cell>
          <table:table-cell table:style-name="Table3.B25" office:value-type="string">
            <text:p text:style-name="P4">My Activcontacts Email</text:p>
          </table:table-cell>
          <table:table-cell table:style-name="Table3.C25" office:value-type="string">
            <text:p text:style-name="P4">User</text:p>
          </table:table-cell>
        </table:table-row>
        <table:table-row table:style-name="Table3.26">
          <table:table-cell table:style-name="Table3.A26" office:value-type="string">
            <text:p text:style-name="P4">UC_AC_025</text:p>
          </table:table-cell>
          <table:table-cell table:style-name="Table3.B26" office:value-type="string">
            <text:p text:style-name="P4">My<text:span text:style-name="T6"> </text:span>ActivContacts-phone<text:span text:style-name="T6"> </text:span>number</text:p>
          </table:table-cell>
          <table:table-cell table:style-name="Table3.C26" office:value-type="string">
            <text:p text:style-name="P4">User</text:p>
          </table:table-cell>
        </table:table-row>
        <table:table-row table:style-name="Table3.27">
          <table:table-cell table:style-name="Table3.A27" office:value-type="string">
            <text:p text:style-name="P4">UC_AC_026</text:p>
          </table:table-cell>
          <table:table-cell table:style-name="Table3.B27" office:value-type="string">
            <text:p text:style-name="P4">My Searches</text:p>
          </table:table-cell>
          <table:table-cell table:style-name="Table3.C27" office:value-type="string">
            <text:p text:style-name="P4">User</text:p>
          </table:table-cell>
        </table:table-row>
        <table:table-row table:style-name="Table3.28">
          <table:table-cell table:style-name="Table3.A28" office:value-type="string">
            <text:p text:style-name="P4">UC_AC_027</text:p>
          </table:table-cell>
          <table:table-cell table:style-name="Table3.B28" office:value-type="string">
            <text:p text:style-name="P4">Logout<text:span text:style-name="T6"> </text:span>Page</text:p>
          </table:table-cell>
          <table:table-cell table:style-name="Table3.C28" office:value-type="string">
            <text:p text:style-name="P4">User</text:p>
          </table:table-cell>
        </table:table-row>
        <table:table-row table:style-name="Table3.29">
          <table:table-cell table:style-name="Table3.A29" office:value-type="string">
            <text:p text:style-name="P4">UC_AC_028</text:p>
          </table:table-cell>
          <table:table-cell table:style-name="Table3.B29" office:value-type="string">
            <text:p text:style-name="P4">Home link</text:p>
          </table:table-cell>
          <table:table-cell table:style-name="Table3.C29" office:value-type="string">
            <text:p text:style-name="P4">User</text:p>
          </table:table-cell>
        </table:table-row>
        <table:table-row table:style-name="Table3.30">
          <table:table-cell table:style-name="Table3.A30" office:value-type="string">
            <text:p text:style-name="P4">UC_AC_029</text:p>
          </table:table-cell>
          <table:table-cell table:style-name="Table3.B30" office:value-type="string">
            <text:p text:style-name="P4">Aboutus</text:p>
          </table:table-cell>
          <table:table-cell table:style-name="Table3.C30" office:value-type="string">
            <text:p text:style-name="P4">User</text:p>
          </table:table-cell>
        </table:table-row>
        <table:table-row table:style-name="Table3.31">
          <table:table-cell table:style-name="Table3.A31" office:value-type="string">
            <text:p text:style-name="P4">UC_AC_030</text:p>
          </table:table-cell>
          <table:table-cell table:style-name="Table3.B31" office:value-type="string">
            <text:p text:style-name="P4">Login Link</text:p>
          </table:table-cell>
          <table:table-cell table:style-name="Table3.C31" office:value-type="string">
            <text:p text:style-name="P4">User</text:p>
          </table:table-cell>
        </table:table-row>
      </table:table>
      <text:h text:style-name="Heading_20_1" text:outline-level="1"/>
      <text:h text:style-name="Heading_20_1" text:outline-level="1"/>
      <text:h text:style-name="Heading_20_1" text:outline-level="1"/>
      <text:p text:style-name="Standard"/>
      <text:p text:style-name="Standard"/>
      <text:h text:style-name="Heading_20_1" text:outline-level="1"><text:soft-page-break/></text:h>
      <text:h text:style-name="Heading_20_1" text:outline-level="1">Use<text:span text:style-name="T43"> </text:span>Case<text:span text:style-name="T43"> </text:span>1:<text:span text:style-name="T43"> </text:span>HOME</text:h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">Use<text:span text:style-name="T6"> </text:span>Case<text:span text:style-name="T6"> </text:span>Name</text:p>
          </table:table-cell>
          <table:table-cell table:style-name="Table4.B1" office:value-type="string">
            <text:p text:style-name="P4">Home</text:p>
          </table:table-cell>
          <table:table-cell table:style-name="Table4.C1" office:value-type="string">
            <text:p text:style-name="P4">Use<text:span text:style-name="T6"> </text:span>Case<text:span text:style-name="T6"> </text:span>Type</text:p>
          </table:table-cell>
          <table:table-cell table:style-name="Table4.D1" office:value-type="string">
            <text:p text:style-name="P4">Business<text:span text:style-name="T6"> </text:span>Flow</text:p>
          </table:table-cell>
        </table:table-row>
        <table:table-row table:style-name="Table4.1">
          <table:table-cell table:style-name="Table4.A2" office:value-type="string">
            <text:p text:style-name="P4">Use<text:span text:style-name="T6"> </text:span>case<text:span text:style-name="T6"> </text:span>ID</text:p>
          </table:table-cell>
          <table:table-cell table:style-name="Table4.B2" office:value-type="string">
            <text:p text:style-name="P4">UC_AC_001</text:p>
          </table:table-cell>
          <table:table-cell table:style-name="Table4.C2" office:value-type="string">
            <text:p text:style-name="P4">Priority</text:p>
          </table:table-cell>
          <table:table-cell table:style-name="Table4.D2" office:value-type="string">
            <text:p text:style-name="P4">Simple</text:p>
          </table:table-cell>
        </table:table-row>
        <table:table-row table:style-name="Table4.1">
          <table:table-cell table:style-name="Table4.A3" office:value-type="string">
            <text:p text:style-name="P4">Primary<text:span text:style-name="T6"> </text:span>Actors</text:p>
          </table:table-cell>
          <table:table-cell table:style-name="Table4.B3" table:number-columns-spanned="3" office:value-type="string">
            <text:p text:style-name="P4">Member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4">Other<text:span text:style-name="T6"> </text:span>Actors</text:p>
          </table:table-cell>
          <table:table-cell table:style-name="Table4.B4" table:number-columns-spanned="3" office:value-type="string">
            <text:p text:style-name="P4">NA</text:p>
          </table:table-cell>
          <table:covered-table-cell/>
          <table:covered-table-cell/>
        </table:table-row>
      </table:table>
      <text:h text:style-name="P30" text:outline-level="2"><text:bookmark text:name="__RefHeading__15_544521001141"/>Description<text:bookmark-end text:name="__RefHeading__15_544521001141"/></text:h>
      <text:p text:style-name="P2"><text:tab/>Member<text:span text:style-name="T6"> </text:span>can<text:span text:style-name="T6"> </text:span>search<text:span text:style-name="T6"> </text:span>for<text:span text:style-name="T6"> </text:span>other<text:span text:style-name="T6"> </text:span>member<text:span text:style-name="T6"> </text:span>details<text:span text:style-name="T6">.</text:span></text:p>
      <text:h text:style-name="P30" text:outline-level="2"><text:bookmark text:name="__RefHeading__17_544521001141"/>Precondition<text:bookmark-end text:name="__RefHeading__17_544521001141"/></text:h>
      <text:p text:style-name="P2"><text:tab/>User<text:span text:style-name="T6"> </text:span>Should<text:span text:style-name="T6"> </text:span>be<text:span text:style-name="T6"> </text:span>in<text:span text:style-name="T6"> </text:span>the<text:span text:style-name="T6"> </text:span>home<text:span text:style-name="T6"> </text:span>page<text:span text:style-name="T6"> </text:span>of<text:span text:style-name="T6"> </text:span>Activcontacts<text:bookmark text:name="__RefHeading__19_544521001141"/>.<text:bookmark-end text:name="__RefHeading__19_544521001141"/></text:p>
      <text:p text:style-name="P2"><text:span text:style-name="T44">Case</text:span><text:span text:style-name="T45"> </text:span><text:span text:style-name="T44">1</text:span></text:p>
      <text:h text:style-name="P30" text:outline-level="2"><text:bookmark text:name="__RefHeading__19_5445210011411"/>Primary<text:span text:style-name="T6"> </text:span>Flow:<text:span text:style-name="T6"> </text:span><text:bookmark-end text:name="__RefHeading__19_5445210011411"/></text:h>
      <text:p text:style-name="P2"><text:tab/>Step<text:span text:style-name="T6"> </text:span>1:<text:span text:style-name="T6"> </text:span>When<text:span text:style-name="T6"> </text:span>member<text:span text:style-name="T6"> enters </text:span>any<text:span text:style-name="T6"> </text:span>number/email<text:span text:style-name="T6"> in search others field </text:span>and<text:span text:style-name="T6"> </text:span>clicks<text:span text:style-name="T6"> </text:span>the<text:span text:style-name="T6"> </text:span>search<text:span text:style-name="T6"> </text:span>button,if<text:span text:style-name="T6"> </text:span>matches<text:span text:style-name="T6"> </text:span>found<text:span text:style-name="T6"> </text:span>the<text:span text:style-name="T6"> </text:span>results<text:span text:style-name="T6"> </text:span>displayed<text:span text:style-name="T6"> </text:span>in<text:span text:style-name="T6"> </text:span>search<text:span text:style-name="T6"> </text:span>results<text:span text:style-name="T6"> </text:span>page.</text:p>
      <text:h text:style-name="Heading_20_2" text:outline-level="2"><text:bookmark text:name="__RefHeading__21_544521001131"/>End<text:span text:style-name="T6"> </text:span>State<text:bookmark-end text:name="__RefHeading__21_544521001131"/></text:h>
      <text:p text:style-name="P2"><text:span text:style-name="T6"><text:s text:c="11"/></text:span>search<text:span text:style-name="T6"> </text:span>result<text:span text:style-name="T6"> </text:span>page<text:span text:style-name="T6"> </text:span>is<text:span text:style-name="T6"> </text:span>displayed.</text:p>
      <text:p text:style-name="P2"><text:span text:style-name="T44">Case</text:span><text:span text:style-name="T45"> </text:span><text:span text:style-name="T44">2</text:span></text:p>
      <text:h text:style-name="P30" text:outline-level="2"><text:bookmark text:name="__RefHeading__19_54452100114111"/>Primary<text:span text:style-name="T6"> </text:span>Flow:<text:bookmark-end text:name="__RefHeading__19_54452100114111"/></text:h>
      <text:p text:style-name="P2"><text:span text:style-name="T6"><text:s text:c="10"/></text:span>Step<text:span text:style-name="T6"> </text:span>1:<text:span text:style-name="T6"> When member enters any number/email in search others field and clicks the search button,if no match found</text:span>,the<text:span text:style-name="T6"> </text:span>result<text:span text:style-name="T6"> </text:span>page<text:span text:style-name="T6"> </text:span>will<text:span text:style-name="T6"> </text:span>be<text:span text:style-name="T6"> search results </text:span>page with a message oops! No matches found for your search.<text:tab/><text:tab/></text:p>
      <text:h text:style-name="P30" text:outline-level="2"><text:bookmark text:name="__RefHeading__21_5445210011313"/>End<text:span text:style-name="T6"> </text:span>State<text:bookmark-end text:name="__RefHeading__21_5445210011313"/><text:bookmark text:name="__RefHeading__21_5445210011311"/><text:bookmark-end text:name="__RefHeading__21_5445210011311"/><text:bookmark text:name="__RefHeading__21_5445210011312"/><text:bookmark-end text:name="__RefHeading__21_5445210011312"/></text:h>
      <text:p text:style-name="P6"><text:s text:c="12"/>search result page is displayed with a message oops! No matches found for your search.<text:tab/><text:tab/></text:p>
      <text:h text:style-name="P31" text:outline-level="2"/>
      <text:h text:style-name="P32" text:outline-level="2"/>
      <text:p text:style-name="P6"><text:s text:c="3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2"/>
      <text:p text:style-name="P2"><text:soft-page-break/></text:p>
      <text:p text:style-name="P2"/>
      <text:h text:style-name="Heading_20_1" text:outline-level="1">Use<text:span text:style-name="T43"> </text:span>Case<text:span text:style-name="T43"> </text:span>2:<text:span text:style-name="T43"> </text:span>Signup</text:h>
      <text:p text:style-name="P20"/>
      <text:p text:style-name="P2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4">Use<text:span text:style-name="T6"> </text:span>Case<text:span text:style-name="T6"> </text:span>Name</text:p>
          </table:table-cell>
          <table:table-cell table:style-name="Table5.B1" office:value-type="string">
            <text:p text:style-name="P4">Signup<text:span text:style-name="T6"> </text:span></text:p>
          </table:table-cell>
          <table:table-cell table:style-name="Table5.C1" office:value-type="string">
            <text:p text:style-name="P4">Use<text:span text:style-name="T6"> </text:span>Case<text:span text:style-name="T6"> </text:span>Type</text:p>
          </table:table-cell>
          <table:table-cell table:style-name="Table5.D1" office:value-type="string">
            <text:p text:style-name="P4">Business<text:span text:style-name="T6"> </text:span>Flow</text:p>
          </table:table-cell>
        </table:table-row>
        <table:table-row table:style-name="Table5.1">
          <table:table-cell table:style-name="Table5.A2" office:value-type="string">
            <text:p text:style-name="P4">Use<text:span text:style-name="T6"> </text:span>case<text:span text:style-name="T6"> </text:span>ID</text:p>
          </table:table-cell>
          <table:table-cell table:style-name="Table5.B2" office:value-type="string">
            <text:p text:style-name="P4">UC_AC_002</text:p>
          </table:table-cell>
          <table:table-cell table:style-name="Table5.C2" office:value-type="string">
            <text:p text:style-name="P4">Priority</text:p>
          </table:table-cell>
          <table:table-cell table:style-name="Table5.D2" office:value-type="string">
            <text:p text:style-name="P4">Simple</text:p>
          </table:table-cell>
        </table:table-row>
        <table:table-row table:style-name="Table5.1">
          <table:table-cell table:style-name="Table5.A3" office:value-type="string">
            <text:p text:style-name="P4">Primary<text:span text:style-name="T6"> </text:span>Actors</text:p>
          </table:table-cell>
          <table:table-cell table:style-name="Table5.B3" table:number-columns-spanned="3" office:value-type="string">
            <text:p text:style-name="P4">User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4">Other<text:span text:style-name="T6"> </text:span>Actors</text:p>
          </table:table-cell>
          <table:table-cell table:style-name="Table5.B4" table:number-columns-spanned="3" office:value-type="string">
            <text:p text:style-name="P4">NA</text:p>
          </table:table-cell>
          <table:covered-table-cell/>
          <table:covered-table-cell/>
        </table:table-row>
      </table:table>
      <text:h text:style-name="P33" text:outline-level="2"><text:bookmark text:name="__RefHeading__15_544521001142"/>Description<text:bookmark-end text:name="__RefHeading__15_544521001142"/></text:h>
      <text:p text:style-name="P2"><text:tab/>User<text:span text:style-name="T6"> </text:span>selected<text:span text:style-name="T6"> </text:span>Signup<text:span text:style-name="T6"> </text:span>link<text:span text:style-name="T6"> </text:span>in<text:span text:style-name="T6"> <text:s/></text:span>home<text:span text:style-name="T6"> </text:span>page<text:span text:style-name="T6"> </text:span>and<text:span text:style-name="T6"> </text:span>User<text:span text:style-name="T6"> </text:span>can<text:span text:style-name="T6"> </text:span>signup<text:span text:style-name="T6"> </text:span>themselves<text:span text:style-name="T6"> </text:span>with<text:span text:style-name="T6"> </text:span>their<text:span text:style-name="T6"> </text:span>details</text:p>
      <text:h text:style-name="P30" text:outline-level="2"><text:bookmark text:name="__RefHeading__17_544521001142"/><text:span text:style-name="T7">Precondition</text:span><text:span text:style-name="T8"> </text:span><text:span text:style-name="T7">search</text:span><text:span text:style-name="T8"> </text:span><text:span text:style-name="T7">result</text:span><text:span text:style-name="T8"> </text:span><text:span text:style-name="T7">page</text:span><text:bookmark-end text:name="__RefHeading__17_544521001142"/></text:h>
      <text:p text:style-name="P2"><text:tab/>user<text:span text:style-name="T6"> </text:span>should<text:span text:style-name="T6"> </text:span>be<text:span text:style-name="T6"> </text:span>in<text:span text:style-name="T6"> </text:span>Registration<text:span text:style-name="T6"> </text:span>page<text:span text:style-name="T6"> </text:span>page.<text:span text:style-name="T6"> </text:span><text:bookmark text:name="__RefHeading__19_544521001142"/><text:bookmark-end text:name="__RefHeading__19_544521001142"/></text:p>
      <text:h text:style-name="P30" text:outline-level="2"><text:bookmark text:name="__RefHeading__19_5445210011421"/><text:bookmark text:name="__RefHeading__21_5445210011321"/><text:span text:style-name="T7">Primary</text:span><text:span text:style-name="T8"> </text:span><text:span text:style-name="T7">Flow:</text:span><text:span text:style-name="T6"> </text:span><text:bookmark-end text:name="__RefHeading__19_5445210011421"/><text:bookmark-end text:name="__RefHeading__21_5445210011321"/></text:h>
      <text:p text:style-name="P2"/>
      <text:p text:style-name="P2"><text:tab/></text:p>
      <text:p text:style-name="P2"><text:tab/>Step<text:span text:style-name="T6"> 1<text:tab/></text:span>:<text:span text:style-name="T6"> </text:span>Enter<text:span text:style-name="T6"> </text:span>Email,Password,Password confirmation,First<text:span text:style-name="T6"> </text:span>name,last<text:span text:style-name="T6"> </text:span>name,phone<text:span text:style-name="T6"> </text:span>number.</text:p>
      <text:p text:style-name="P2"><text:tab/>Step<text:span text:style-name="T6"> 2 <text:s/></text:span>:<text:span text:style-name="T6"> </text:span>Click<text:span text:style-name="T6"> </text:span>on<text:span text:style-name="T6"> </text:span>Create<text:span text:style-name="T6"> </text:span>My<text:span text:style-name="T6"> </text:span>Account button,Account<text:span text:style-name="T6"> </text:span>is<text:span text:style-name="T6"> </text:span>created<text:span text:style-name="T6"> </text:span>and<text:span text:style-name="T6"> </text:span>the<text:span text:style-name="T6"> </text:span>result<text:span text:style-name="T6"> </text:span>page<text:span text:style-name="T6"> </text:span>is<text:span text:style-name="T6"> </text:span>After<text:span text:style-name="T6"> <text:s text:c="4"/><text:tab/><text:tab/> <text:s text:c="2"/></text:span>login<text:span text:style-name="T6"> </text:span>page</text:p>
      <text:p text:style-name="P2"/>
      <text:p text:style-name="P2"><text:span text:style-name="T47">Alternate</text:span><text:span text:style-name="T48"> </text:span><text:span text:style-name="T47">Flow</text:span><text:span text:style-name="T7">:</text:span><text:span text:style-name="T6"> </text:span></text:p>
      <text:p text:style-name="P2"><text:span text:style-name="T6"><text:tab/></text:span>Step<text:span text:style-name="T6"> </text:span>1:<text:span text:style-name="T6"> </text:span>When<text:span text:style-name="T6"> </text:span>user<text:span text:style-name="T6"> </text:span>clicks<text:span text:style-name="T6"> </text:span>without<text:span text:style-name="T6"> </text:span>giving<text:span text:style-name="T6"> </text:span>valid<text:span text:style-name="T6"> </text:span>details<text:span text:style-name="T6"> </text:span>will<text:span text:style-name="T6"> </text:span>be<text:span text:style-name="T6"> </text:span>in<text:span text:style-name="T6"> </text:span>the<text:span text:style-name="T6"> </text:span>same<text:span text:style-name="T6"> </text:span>page.</text:p>
      <text:h text:style-name="Heading_20_2" text:outline-level="2"><text:bookmark text:name="__RefHeading__23_5445210011421"/>End<text:span text:style-name="T6"> </text:span>State<text:bookmark-end text:name="__RefHeading__23_5445210011421"/></text:h>
      <text:p text:style-name="P2"><text:span text:style-name="T6"><text:s text:c="14"/></text:span>After<text:span text:style-name="T6"> </text:span>login<text:span text:style-name="T6"> </text:span>page<text:span text:style-name="T6"> </text:span>is<text:span text:style-name="T6"> </text:span>displayed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Heading_20_1" text:outline-level="1">Use<text:span text:style-name="T43"> </text:span>Case<text:span text:style-name="T43"> 3</text:span>:<text:span text:style-name="T43"> </text:span>Login<text:span text:style-name="T43"> </text:span></text:h>
      <text:p text:style-name="P2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4">Use<text:span text:style-name="T6"> </text:span>Case<text:span text:style-name="T6"> </text:span>Name</text:p>
          </table:table-cell>
          <table:table-cell table:style-name="Table7.B1" office:value-type="string">
            <text:p text:style-name="P4">Login<text:span text:style-name="T6"> </text:span></text:p>
          </table:table-cell>
          <table:table-cell table:style-name="Table7.C1" office:value-type="string">
            <text:p text:style-name="P4">Use<text:span text:style-name="T6"> </text:span>Case<text:span text:style-name="T6"> </text:span>Type</text:p>
          </table:table-cell>
          <table:table-cell table:style-name="Table7.D1" office:value-type="string">
            <text:p text:style-name="P4">Business<text:span text:style-name="T6"> </text:span>Flow</text:p>
          </table:table-cell>
        </table:table-row>
        <table:table-row table:style-name="Table7.1">
          <table:table-cell table:style-name="Table7.A2" office:value-type="string">
            <text:p text:style-name="P4">Use<text:span text:style-name="T6"> </text:span>case<text:span text:style-name="T6"> </text:span>ID</text:p>
          </table:table-cell>
          <table:table-cell table:style-name="Table7.B2" office:value-type="string">
            <text:p text:style-name="P4">UC_AC_003</text:p>
          </table:table-cell>
          <table:table-cell table:style-name="Table7.C2" office:value-type="string">
            <text:p text:style-name="P4">Priority</text:p>
          </table:table-cell>
          <table:table-cell table:style-name="Table7.D2" office:value-type="string">
            <text:p text:style-name="P4">Simple</text:p>
          </table:table-cell>
        </table:table-row>
        <table:table-row table:style-name="Table7.1">
          <table:table-cell table:style-name="Table7.A3" office:value-type="string">
            <text:p text:style-name="P4">Primary<text:span text:style-name="T6"> </text:span>Actors</text:p>
          </table:table-cell>
          <table:table-cell table:style-name="Table7.B3" table:number-columns-spanned="3" office:value-type="string">
            <text:p text:style-name="P4">User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4">Other<text:span text:style-name="T6"> </text:span>Actors</text:p>
          </table:table-cell>
          <table:table-cell table:style-name="Table7.B4" table:number-columns-spanned="3" office:value-type="string">
            <text:p text:style-name="P4">NA</text:p>
          </table:table-cell>
          <table:covered-table-cell/>
          <table:covered-table-cell/>
        </table:table-row>
      </table:table>
      <text:h text:style-name="P30" text:outline-level="2"><text:bookmark text:name="__RefHeading__15_544521001143"/>Description<text:bookmark-end text:name="__RefHeading__15_544521001143"/></text:h>
      <text:p text:style-name="P2"><text:tab/><text:span text:style-name="T6"> </text:span>Registered<text:span text:style-name="T6"> </text:span>user<text:span text:style-name="T6"> </text:span>can<text:span text:style-name="T6"> </text:span>login<text:span text:style-name="T6"> </text:span>to<text:span text:style-name="T6"> </text:span>their<text:span text:style-name="T6"> account </text:span>on<text:span text:style-name="T6"> </text:span>giving<text:span text:style-name="T6"> </text:span>valid<text:span text:style-name="T6"> </text:span>information</text:p>
      <text:h text:style-name="P30" text:outline-level="2"><text:bookmark text:name="__RefHeading__17_544521001143"/>Precondition<text:bookmark-end text:name="__RefHeading__17_544521001143"/></text:h>
      <text:p text:style-name="P2"><text:tab/>User<text:span text:style-name="T6"> </text:span>Should<text:span text:style-name="T6"> </text:span>be<text:span text:style-name="T6"> <text:s/></text:span>registered.<text:bookmark text:name="__RefHeading__19_544521001143"/><text:bookmark-end text:name="__RefHeading__19_544521001143"/><text:bookmark text:name="__RefHeading__21_54452100113211"/><text:bookmark-end text:name="__RefHeading__21_54452100113211"/></text:p>
      <text:h text:style-name="P30" text:outline-level="2"><text:bookmark text:name="__RefHeading__19_5445210011431"/>Primary<text:span text:style-name="T6"> </text:span>Flow:<text:span text:style-name="T6"> </text:span><text:bookmark-end text:name="__RefHeading__19_5445210011431"/></text:h>
      <text:p text:style-name="P2"><text:tab/>Step<text:span text:style-name="T6"> </text:span>1:<text:span text:style-name="T6"> </text:span>click<text:span text:style-name="T6"> </text:span>the<text:span text:style-name="T6"> </text:span>login<text:span text:style-name="T6"> </text:span>link<text:span text:style-name="T6"> </text:span>in<text:span text:style-name="T6"> </text:span>the<text:span text:style-name="T6"> </text:span>home<text:span text:style-name="T6"> </text:span>page.</text:p>
      <text:p text:style-name="P2"><text:tab/>Step<text:span text:style-name="T6"> 2</text:span>:<text:span text:style-name="T6"> </text:span>Enter<text:span text:style-name="T6"> </text:span>the<text:span text:style-name="T6"> </text:span>email<text:span text:style-name="T6"> </text:span>address,password.</text:p>
      <text:p text:style-name="P2"><text:tab/>Step<text:span text:style-name="T6"> 3</text:span>:<text:span text:style-name="T6"> </text:span>user<text:span text:style-name="T6"> </text:span>can<text:span text:style-name="T6"> </text:span>check<text:span text:style-name="T6"> </text:span>the<text:span text:style-name="T6"> </text:span>check<text:span text:style-name="T6"> </text:span>box<text:span text:style-name="T6"> </text:span>prior<text:span text:style-name="T6"> </text:span>to<text:span text:style-name="T6"> </text:span>remember<text:span text:style-name="T6"> </text:span>me<text:span text:style-name="T6"> </text:span>on<text:span text:style-name="T6"> </text:span>this<text:span text:style-name="T6"> </text:span>computer<text:span text:style-name="T6"> </text:span>to<text:span text:style-name="T6"> </text:span>make<text:span text:style-name="T6"> </text:span>the<text:span text:style-name="T6"> </text:span><text:tab/><text:tab/>computer<text:span text:style-name="T6"> </text:span>to<text:span text:style-name="T6"> </text:span>remember<text:span text:style-name="T6"> </text:span>user<text:span text:style-name="T6"> </text:span>login<text:span text:style-name="T6"> </text:span>details<text:span text:style-name="T6"> </text:span>so<text:span text:style-name="T6"> </text:span>that<text:span text:style-name="T6"> </text:span>using<text:span text:style-name="T6"> </text:span>that<text:span text:style-name="T6"> </text:span>particular<text:span text:style-name="T6"> </text:span>computer<text:span text:style-name="T6"> </text:span>again,<text:span text:style-name="T6"> </text:span><text:tab/><text:tab/>user<text:span text:style-name="T6"> </text:span>wont<text:span text:style-name="T6"> </text:span>have<text:span text:style-name="T6"> </text:span>to<text:span text:style-name="T6"> </text:span>type<text:span text:style-name="T6"> </text:span>his<text:span text:style-name="T6"> </text:span>login<text:span text:style-name="T6"> </text:span>details<text:span text:style-name="T6"> </text:span>to<text:span text:style-name="T6"> </text:span>access<text:span text:style-name="T6"> </text:span>the<text:span text:style-name="T6"> </text:span>site<text:span text:style-name="T6"> </text:span>and<text:span text:style-name="T6"> </text:span>it<text:span text:style-name="T6"> </text:span>is<text:span text:style-name="T6"> </text:span>optional.</text:p>
      <text:p text:style-name="P2"><text:tab/>Step<text:span text:style-name="T6"> 4</text:span>:<text:span text:style-name="T6"> </text:span>click<text:span text:style-name="T6"> </text:span>on<text:span text:style-name="T6"> </text:span>login,now<text:span text:style-name="T6"> </text:span>user<text:span text:style-name="T6"> </text:span>will<text:span text:style-name="T6"> </text:span>be<text:span text:style-name="T6"> </text:span>in<text:span text:style-name="T6"> </text:span>after<text:span text:style-name="T6"> </text:span>login<text:span text:style-name="T6"> </text:span>page<text:span text:style-name="T6"> </text:span>if<text:span text:style-name="T6"> </text:span>the<text:span text:style-name="T6"> </text:span>details<text:span text:style-name="T6"> </text:span>are<text:span text:style-name="T6"> </text:span>valid.</text:p>
      <text:h text:style-name="P30" text:outline-level="2"><text:bookmark text:name="__RefHeading__19_54452100114312"/><text:span text:style-name="T6">A</text:span><text:span text:style-name="T6">lternative Flow:</text:span><text:bookmark-end text:name="__RefHeading__19_54452100114312"/></text:h>
      <text:p text:style-name="P2"><text:span text:style-name="T6"><text:s text:c="14"/></text:span>If<text:span text:style-name="T6"> user enters </text:span>invalid<text:span text:style-name="T6"> </text:span>details<text:span text:style-name="T6"> it renders the same login page</text:span></text:p>
      <text:h text:style-name="P30" text:outline-level="2"><text:bookmark text:name="__RefHeading__23_5445210011433"/>End<text:span text:style-name="T6"> </text:span>State<text:bookmark-end text:name="__RefHeading__23_5445210011433"/></text:h>
      <text:p text:style-name="P2"><text:tab/><text:span text:style-name="T6"> <text:s/></text:span>After<text:span text:style-name="T6"> </text:span>login<text:span text:style-name="T6"> </text:span>page<text:span text:style-name="T6"> </text:span>is<text:span text:style-name="T6"> </text:span>displayed<text:span text:style-name="T6"> <text:s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<text:soft-page-break/></text:p>
      <text:h text:style-name="Heading_20_1" text:outline-level="1">Use<text:span text:style-name="T43"> </text:span>Case<text:span text:style-name="T43"> 4</text:span>:<text:span text:style-name="T43"> </text:span>Forgot<text:span text:style-name="T43"> </text:span>password<text:span text:style-name="T43"> </text:span>link<text:span text:style-name="T43"> </text:span>in<text:span text:style-name="T43"> </text:span>login<text:span text:style-name="T43"> </text:span>page</text:h>
      <text:p text:style-name="P2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4">Use<text:span text:style-name="T6"> </text:span>Case<text:span text:style-name="T6"> </text:span>Name</text:p>
          </table:table-cell>
          <table:table-cell table:style-name="Table9.B1" office:value-type="string">
            <text:p text:style-name="P4">Forgot<text:span text:style-name="T6"> </text:span>password<text:span text:style-name="T6"> </text:span>Link<text:span text:style-name="T6"> </text:span>in<text:span text:style-name="T6"> </text:span>login<text:span text:style-name="T6"> </text:span>page</text:p>
          </table:table-cell>
          <table:table-cell table:style-name="Table9.C1" office:value-type="string">
            <text:p text:style-name="P4">Use<text:span text:style-name="T6"> </text:span>Case<text:span text:style-name="T6"> </text:span>Type</text:p>
          </table:table-cell>
          <table:table-cell table:style-name="Table9.D1" office:value-type="string">
            <text:p text:style-name="P4">Business<text:span text:style-name="T6"> </text:span>Flow</text:p>
          </table:table-cell>
        </table:table-row>
        <table:table-row table:style-name="Table9.1">
          <table:table-cell table:style-name="Table9.A2" office:value-type="string">
            <text:p text:style-name="P4">Use<text:span text:style-name="T6"> </text:span>case<text:span text:style-name="T6"> </text:span>ID</text:p>
          </table:table-cell>
          <table:table-cell table:style-name="Table9.B2" office:value-type="string">
            <text:p text:style-name="P4">UC_AC_004</text:p>
          </table:table-cell>
          <table:table-cell table:style-name="Table9.C2" office:value-type="string">
            <text:p text:style-name="P4">Priority</text:p>
          </table:table-cell>
          <table:table-cell table:style-name="Table9.D2" office:value-type="string">
            <text:p text:style-name="P4">Simple</text:p>
          </table:table-cell>
        </table:table-row>
        <table:table-row table:style-name="Table9.1">
          <table:table-cell table:style-name="Table9.A3" office:value-type="string">
            <text:p text:style-name="P4">Primary<text:span text:style-name="T6"> </text:span>Actors</text:p>
          </table:table-cell>
          <table:table-cell table:style-name="Table9.B3" table:number-columns-spanned="3" office:value-type="string">
            <text:p text:style-name="P4">User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4">Other<text:span text:style-name="T6"> </text:span>Actors</text:p>
          </table:table-cell>
          <table:table-cell table:style-name="Table9.B4" table:number-columns-spanned="3" office:value-type="string">
            <text:p text:style-name="P4">NA</text:p>
          </table:table-cell>
          <table:covered-table-cell/>
          <table:covered-table-cell/>
        </table:table-row>
      </table:table>
      <text:h text:style-name="P30" text:outline-level="2"><text:bookmark text:name="__RefHeading__15_5445210011432"/>Description<text:bookmark-end text:name="__RefHeading__15_5445210011432"/></text:h>
      <text:p text:style-name="P2"><text:tab/>When<text:span text:style-name="T6"> </text:span>user<text:span text:style-name="T6"> </text:span>clicks<text:span text:style-name="T6"> </text:span>Forgot<text:span text:style-name="T6"> </text:span>Password<text:span text:style-name="T6"> </text:span>link<text:span text:style-name="T6"> </text:span>user<text:span text:style-name="T6"> </text:span>goes<text:span text:style-name="T6"> </text:span>to<text:span text:style-name="T6"> </text:span>Forgot<text:span text:style-name="T6"> </text:span>password<text:span text:style-name="T6"> </text:span>page.</text:p>
      <text:h text:style-name="P30" text:outline-level="2"><text:bookmark text:name="__RefHeading__17_5445210011432"/>Precondition<text:bookmark-end text:name="__RefHeading__17_5445210011432"/></text:h>
      <text:p text:style-name="P2"><text:tab/>User<text:span text:style-name="T6"> </text:span>Should<text:span text:style-name="T6"> </text:span>be<text:span text:style-name="T6"> <text:s/></text:span>registered.</text:p>
      <text:h text:style-name="P32" text:outline-level="2"><text:bookmark text:name="__RefHeading__23_54452100114311"/><text:bookmark text:name="__RefHeading__21_544521001132113"/><text:bookmark text:name="__RefHeading__19_5445210011436"/><text:bookmark text:name="__RefHeading__21_54452100113211211"/><text:bookmark text:name="__RefHeading__19_544521001143211"/>Primary Flow: <text:bookmark-end text:name="__RefHeading__23_54452100114311"/><text:bookmark-end text:name="__RefHeading__21_544521001132113"/><text:bookmark-end text:name="__RefHeading__19_5445210011436"/><text:bookmark-end text:name="__RefHeading__21_54452100113211211"/><text:bookmark-end text:name="__RefHeading__19_544521001143211"/></text:h>
      <text:p text:style-name="P2"><text:span text:style-name="T6"><text:s text:c="13"/></text:span>Step<text:span text:style-name="T6"> </text:span>1:If<text:span text:style-name="T6"> </text:span>the<text:span text:style-name="T6"> </text:span>user<text:span text:style-name="T6"> </text:span>clicks<text:span text:style-name="T6"> </text:span>on<text:span text:style-name="T6"> </text:span>fogot<text:span text:style-name="T6"> </text:span>your<text:span text:style-name="T6"> </text:span>password<text:span text:style-name="T6"> </text:span>link<text:span text:style-name="T6"> </text:span>in<text:span text:style-name="T6"> </text:span>the<text:span text:style-name="T6"> </text:span>login<text:span text:style-name="T6"> </text:span>page,it<text:span text:style-name="T6"> </text:span>results<text:span text:style-name="T6"> </text:span>in<text:span text:style-name="T6"> </text:span>forgot<text:span text:style-name="T6"> </text:span><text:tab/><text:tab/><text:span text:style-name="T6"> <text:s/></text:span>password<text:span text:style-name="T6"> </text:span>page</text:p>
      <text:h text:style-name="P30" text:outline-level="2"><text:bookmark text:name="__RefHeading__23_544521001143111"/>End<text:span text:style-name="T6"> </text:span>State<text:bookmark-end text:name="__RefHeading__23_544521001143111"/></text:h>
      <text:p text:style-name="P2"><text:span text:style-name="T6"><text:s text:c="15"/></text:span>Forgot<text:span text:style-name="T6"> </text:span>password<text:span text:style-name="T6"> </text:span>page<text:span text:style-name="T6"> </text:span>is<text:span text:style-name="T6"> </text:span>displayed<text:bookmark text:name="__RefHeading__21_544521001132112113"/><text:bookmark text:name="__RefHeading__21_54452100113211212"/><text:bookmark text:name="__RefHeading__23_5445210011432"/><text:bookmark text:name="__RefHeading__19_544521001143212"/><text:span text:style-name="T6">.</text:span><text:bookmark-end text:name="__RefHeading__21_544521001132112113"/><text:bookmark-end text:name="__RefHeading__21_54452100113211212"/><text:bookmark-end text:name="__RefHeading__23_5445210011432"/><text:bookmark-end text:name="__RefHeading__19_54452100114321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h text:style-name="Heading_20_1" text:outline-level="1">Use<text:span text:style-name="T43"> </text:span>Case<text:span text:style-name="T43"> 5</text:span>:Signup<text:span text:style-name="T43"> </text:span>link<text:span text:style-name="T43"> </text:span>in<text:span text:style-name="T43"> </text:span>login<text:span text:style-name="T43"> </text:span>page</text:h>
      <text:p text:style-name="P20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4">Use<text:span text:style-name="T6"> </text:span>Case<text:span text:style-name="T6"> </text:span>Name</text:p>
          </table:table-cell>
          <table:table-cell table:style-name="Table10.B1" office:value-type="string">
            <text:p text:style-name="P4">Signup<text:span text:style-name="T6"> </text:span>Link<text:span text:style-name="T6"> </text:span>in<text:span text:style-name="T6"> </text:span>login<text:span text:style-name="T6"> </text:span>page</text:p>
          </table:table-cell>
          <table:table-cell table:style-name="Table10.C1" office:value-type="string">
            <text:p text:style-name="P4">Use<text:span text:style-name="T6"> </text:span>Case<text:span text:style-name="T6"> </text:span>Type</text:p>
          </table:table-cell>
          <table:table-cell table:style-name="Table10.D1" office:value-type="string">
            <text:p text:style-name="P4">Business<text:span text:style-name="T6"> </text:span>Flow</text:p>
          </table:table-cell>
        </table:table-row>
        <table:table-row table:style-name="Table10.1">
          <table:table-cell table:style-name="Table10.A2" office:value-type="string">
            <text:p text:style-name="P4">Use<text:span text:style-name="T6"> </text:span>case<text:span text:style-name="T6"> </text:span>ID</text:p>
          </table:table-cell>
          <table:table-cell table:style-name="Table10.B2" office:value-type="string">
            <text:p text:style-name="P4">UC_AC_005</text:p>
          </table:table-cell>
          <table:table-cell table:style-name="Table10.C2" office:value-type="string">
            <text:p text:style-name="P4">Priority</text:p>
          </table:table-cell>
          <table:table-cell table:style-name="Table10.D2" office:value-type="string">
            <text:p text:style-name="P4">Simple</text:p>
          </table:table-cell>
        </table:table-row>
        <table:table-row table:style-name="Table10.1">
          <table:table-cell table:style-name="Table10.A3" office:value-type="string">
            <text:p text:style-name="P4">Primary<text:span text:style-name="T6"> </text:span>Actors</text:p>
          </table:table-cell>
          <table:table-cell table:style-name="Table10.B3" table:number-columns-spanned="3" office:value-type="string">
            <text:p text:style-name="P4">User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4">Other<text:span text:style-name="T6"> </text:span>Actors</text:p>
          </table:table-cell>
          <table:table-cell table:style-name="Table10.B4" table:number-columns-spanned="3" office:value-type="string">
            <text:p text:style-name="P4">NA</text:p>
          </table:table-cell>
          <table:covered-table-cell/>
          <table:covered-table-cell/>
        </table:table-row>
      </table:table>
      <text:h text:style-name="P30" text:outline-level="2"><text:bookmark text:name="__RefHeading__15_54452100114321"/>Description<text:bookmark-end text:name="__RefHeading__15_54452100114321"/></text:h>
      <text:p text:style-name="P2"><text:tab/>When<text:span text:style-name="T6"> </text:span>user<text:span text:style-name="T6"> </text:span>clicks<text:span text:style-name="T6"> </text:span>Signup<text:span text:style-name="T6"> </text:span>link<text:span text:style-name="T6"> </text:span>user<text:span text:style-name="T6"> </text:span>goes<text:span text:style-name="T6"> </text:span>to<text:span text:style-name="T6"> </text:span>sign<text:span text:style-name="T6"> </text:span>page.</text:p>
      <text:h text:style-name="P30" text:outline-level="2"><text:bookmark text:name="__RefHeading__17_54452100114321"/>Precondition<text:bookmark-end text:name="__RefHeading__17_54452100114321"/></text:h>
      <text:p text:style-name="P2"><text:tab/>User<text:span text:style-name="T6"> </text:span>Should<text:span text:style-name="T6"> </text:span>be<text:span text:style-name="T6"> <text:s/></text:span>registered.</text:p>
      <text:h text:style-name="P32" text:outline-level="2"><text:bookmark text:name="__RefHeading__19_54452100114361"/><text:bookmark text:name="__RefHeading__21_5445210011321131"/><text:bookmark text:name="__RefHeading__23_544521001143112"/><text:bookmark text:name="__RefHeading__21_544521001132112114"/><text:bookmark text:name="__RefHeading__19_5445210011432111"/><text:bookmark text:name="__RefHeading__19_5445210011432121"/>Primary Flow: <text:bookmark-end text:name="__RefHeading__19_54452100114361"/><text:bookmark-end text:name="__RefHeading__21_5445210011321131"/><text:bookmark-end text:name="__RefHeading__23_544521001143112"/><text:bookmark-end text:name="__RefHeading__21_544521001132112114"/><text:bookmark-end text:name="__RefHeading__19_5445210011432111"/><text:bookmark-end text:name="__RefHeading__19_5445210011432121"/></text:h>
      <text:p text:style-name="P2"><text:span text:style-name="T6"><text:s text:c="5"/></text:span><text:bookmark text:name="__RefHeading__21_544521001132112121"/><text:span text:style-name="T6"><text:s text:c="8"/>S</text:span>tep<text:span text:style-name="T6"> </text:span>1:If<text:span text:style-name="T6"> </text:span>the<text:span text:style-name="T6"> </text:span>user<text:span text:style-name="T6"> </text:span>clicks<text:span text:style-name="T6"> </text:span>on<text:span text:style-name="T6"> </text:span>signup<text:span text:style-name="T6"> </text:span>link<text:span text:style-name="T6"> </text:span>in<text:span text:style-name="T6"> </text:span>the<text:span text:style-name="T6"> </text:span>login<text:span text:style-name="T6"> </text:span>page,it<text:span text:style-name="T6"> </text:span>results<text:span text:style-name="T6"> </text:span>in<text:span text:style-name="T6"> </text:span>registration<text:span text:style-name="T6"> </text:span>page.<text:bookmark-end text:name="__RefHeading__21_544521001132112121"/></text:p>
      <text:p text:style-name="P2"/>
      <text:p text:style-name="P2"><text:span text:style-name="T46">End</text:span><text:span text:style-name="T49"> </text:span><text:span text:style-name="T46">State:</text:span></text:p>
      <text:p text:style-name="P2"><text:tab/>Registration<text:span text:style-name="T6"> </text:span>page<text:span text:style-name="T6"> </text:span>is<text:span text:style-name="T6"> </text:span>dispalyed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<text:soft-page-break/></text:p>
      <text:h text:style-name="Heading_20_1" text:outline-level="1">Use<text:span text:style-name="T43"> </text:span>Case<text:span text:style-name="T43"> 6</text:span>:<text:span text:style-name="T43"> </text:span>Forgot<text:span text:style-name="T43"> </text:span>Password</text:h>
      <text:p text:style-name="P20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4">Use<text:span text:style-name="T6"> </text:span>Case<text:span text:style-name="T6"> </text:span>Name</text:p>
          </table:table-cell>
          <table:table-cell table:style-name="Table11.B1" office:value-type="string">
            <text:p text:style-name="P4">Forgot<text:span text:style-name="T6"> P</text:span>assword</text:p>
          </table:table-cell>
          <table:table-cell table:style-name="Table11.C1" office:value-type="string">
            <text:p text:style-name="P4">Use<text:span text:style-name="T6"> </text:span>Case<text:span text:style-name="T6"> </text:span>Type</text:p>
          </table:table-cell>
          <table:table-cell table:style-name="Table11.D1" office:value-type="string">
            <text:p text:style-name="P4">Business<text:span text:style-name="T6"> </text:span>Flow</text:p>
          </table:table-cell>
        </table:table-row>
        <table:table-row table:style-name="Table11.1">
          <table:table-cell table:style-name="Table11.A2" office:value-type="string">
            <text:p text:style-name="P4">Use<text:span text:style-name="T6"> </text:span>case<text:span text:style-name="T6"> </text:span>ID</text:p>
          </table:table-cell>
          <table:table-cell table:style-name="Table11.B2" office:value-type="string">
            <text:p text:style-name="P4">UC_AC_006 </text:p>
          </table:table-cell>
          <table:table-cell table:style-name="Table11.C2" office:value-type="string">
            <text:p text:style-name="P4">Priority</text:p>
          </table:table-cell>
          <table:table-cell table:style-name="Table11.D2" office:value-type="string">
            <text:p text:style-name="P4">Simple</text:p>
          </table:table-cell>
        </table:table-row>
        <table:table-row table:style-name="Table11.1">
          <table:table-cell table:style-name="Table11.A3" office:value-type="string">
            <text:p text:style-name="P4">Primary<text:span text:style-name="T6"> </text:span>Actors</text:p>
          </table:table-cell>
          <table:table-cell table:style-name="Table11.B3" table:number-columns-spanned="3" office:value-type="string">
            <text:p text:style-name="P4">User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4">Other<text:span text:style-name="T6"> </text:span>Actors</text:p>
          </table:table-cell>
          <table:table-cell table:style-name="Table11.B4" table:number-columns-spanned="3" office:value-type="string">
            <text:p text:style-name="P4">NA</text:p>
          </table:table-cell>
          <table:covered-table-cell/>
          <table:covered-table-cell/>
        </table:table-row>
      </table:table>
      <text:h text:style-name="P30" text:outline-level="2"><text:bookmark text:name="__RefHeading__15_544521001144"/>Description<text:bookmark-end text:name="__RefHeading__15_544521001144"/></text:h>
      <text:p text:style-name="P2"><text:tab/>User<text:span text:style-name="T6"> </text:span>can<text:span text:style-name="T6"> </text:span>reset<text:span text:style-name="T6"> </text:span>the<text:span text:style-name="T6"> </text:span>password<text:span text:style-name="T6"> </text:span>in<text:span text:style-name="T6"> </text:span>forgot<text:span text:style-name="T6"> </text:span>password<text:span text:style-name="T6"> </text:span>page</text:p>
      <text:h text:style-name="P30" text:outline-level="2"><text:bookmark text:name="__RefHeading__17_544521001144"/>Precondition<text:bookmark-end text:name="__RefHeading__17_544521001144"/></text:h>
      <text:p text:style-name="P2"><text:tab/>User<text:span text:style-name="T6"> </text:span>should<text:span text:style-name="T6"> </text:span>be<text:span text:style-name="T6"> </text:span>in<text:span text:style-name="T6"> </text:span>the<text:span text:style-name="T6"> </text:span>forgot<text:span text:style-name="T6"> </text:span>password<text:span text:style-name="T6"> </text:span>page<text:span text:style-name="T6"> </text:span>after<text:span text:style-name="T6"> </text:span>clicking<text:span text:style-name="T6"> </text:span>the<text:span text:style-name="T6"> </text:span>link<text:span text:style-name="T6"> </text:span>in<text:span text:style-name="T6"> </text:span>the<text:span text:style-name="T6"> </text:span>login<text:span text:style-name="T6"> </text:span>page</text:p>
      <text:h text:style-name="P30" text:outline-level="2"><text:bookmark text:name="__RefHeading__19_544521001144"/>Primary<text:span text:style-name="T6"> </text:span>Flow:<text:span text:style-name="T6"> </text:span><text:bookmark-end text:name="__RefHeading__19_544521001144"/></text:h>
      <text:p text:style-name="P2"><text:tab/>Step<text:span text:style-name="T6"> </text:span>1:<text:span text:style-name="T6"> </text:span>Enter<text:span text:style-name="T6"> </text:span>the<text:span text:style-name="T6"> </text:span>email<text:span text:style-name="T6"> </text:span>address.</text:p>
      <text:p text:style-name="P2"><text:span text:style-name="T6"><text:s text:c="12"/></text:span>Step<text:span text:style-name="T6"> </text:span>2:<text:span text:style-name="T6"> </text:span>Click<text:span text:style-name="T6"> </text:span>on<text:span text:style-name="T6"> </text:span>reset<text:span text:style-name="T6"> </text:span>my<text:span text:style-name="T6"> </text:span>password<text:span text:style-name="T6"> </text:span>button.</text:p>
      <text:p text:style-name="P2"><text:span text:style-name="T6"><text:s text:c="12"/></text:span>Step<text:span text:style-name="T6"> </text:span>3:An<text:span text:style-name="T6"> </text:span>email<text:span text:style-name="T6"> </text:span>was<text:span text:style-name="T6"> </text:span>sent<text:span text:style-name="T6"> </text:span>to<text:span text:style-name="T6"> </text:span>the<text:span text:style-name="T6"> </text:span>member<text:span text:style-name="T6"> <text:s/></text:span>to<text:span text:style-name="T6"> </text:span>reset<text:span text:style-name="T6"> </text:span>the<text:span text:style-name="T6"> </text:span>password<text:span text:style-name="T6"> </text:span>after<text:span text:style-name="T6"> </text:span>he<text:span text:style-name="T6"> </text:span>provides<text:span text:style-name="T6"> </text:span>the<text:span text:style-name="T6"> </text:span>valid<text:span text:style-name="T6"> </text:span>email<text:span text:style-name="T6"> </text:span>address<text:line-break/></text:p>
      <text:h text:style-name="P30" text:outline-level="2"><text:bookmark text:name="__RefHeading__21_544521001134"/>Alternate<text:span text:style-name="T6"> </text:span>Flow<text:bookmark-end text:name="__RefHeading__21_544521001134"/></text:h>
      <text:p text:style-name="P2"><text:tab/>When<text:span text:style-name="T6"> </text:span>user<text:span text:style-name="T6"> </text:span>gives<text:span text:style-name="T6"> </text:span>invalid<text:span text:style-name="T6"> </text:span>email<text:span text:style-name="T6"> </text:span>address<text:span text:style-name="T6"> </text:span>the<text:span text:style-name="T6"> </text:span>message<text:span text:style-name="T6"> “ </text:span>Email not found<text:span text:style-name="T6">”</text:span>is<text:span text:style-name="T6"> </text:span>displayed</text:p>
      <text:h text:style-name="P30" text:outline-level="2"><text:bookmark text:name="__RefHeading__23_544521001144"/>End<text:span text:style-name="T6"> </text:span>State<text:bookmark-end text:name="__RefHeading__23_544521001144"/></text:h>
      <text:p text:style-name="P2"><text:tab/>Login<text:span text:style-name="T6"> </text:span>page<text:span text:style-name="T6"> </text:span>is<text:span text:style-name="T6"> </text:span>displayed.</text:p>
      <text:p text:style-name="P2"/>
      <text:p text:style-name="P14"/>
      <text:p text:style-name="P2"/>
      <text:p text:style-name="P2"/>
      <text:p text:style-name="P34"/>
      <text:h text:style-name="Heading_20_1" text:outline-level="1">Use<text:span text:style-name="T43"> </text:span>Case<text:span text:style-name="T43"> 7</text:span>:<text:span text:style-name="T43"> </text:span>matches<text:span text:style-name="T43"> </text:span>not<text:span text:style-name="T43"> </text:span>found-Yes<text:span text:style-name="T43"> </text:span>i'am<text:span text:style-name="T43"> </text:span>desprate</text:h>
      <text:p text:style-name="P20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4">Use<text:span text:style-name="T6"> </text:span>Case<text:span text:style-name="T6"> </text:span>Name</text:p>
          </table:table-cell>
          <table:table-cell table:style-name="Table12.B1" office:value-type="string">
            <text:p text:style-name="P4">Matches<text:span text:style-name="T6"> N</text:span>ot<text:span text:style-name="T6"> F</text:span>ound-<text:span text:style-name="T6"> </text:span>Yes<text:span text:style-name="T6"> </text:span>i'am<text:span text:style-name="T6"> </text:span>desprate</text:p>
          </table:table-cell>
          <table:table-cell table:style-name="Table12.C1" office:value-type="string">
            <text:p text:style-name="P4">Use<text:span text:style-name="T6"> </text:span>Case<text:span text:style-name="T6"> </text:span>Type</text:p>
          </table:table-cell>
          <table:table-cell table:style-name="Table12.D1" office:value-type="string">
            <text:p text:style-name="P4">Business<text:span text:style-name="T6"> </text:span>Flow</text:p>
          </table:table-cell>
        </table:table-row>
        <table:table-row table:style-name="Table12.1">
          <table:table-cell table:style-name="Table12.A2" office:value-type="string">
            <text:p text:style-name="P4">Use<text:span text:style-name="T6"> </text:span>case<text:span text:style-name="T6"> </text:span>ID</text:p>
          </table:table-cell>
          <table:table-cell table:style-name="Table12.B2" office:value-type="string">
            <text:p text:style-name="P4">UC_AC_007</text:p>
          </table:table-cell>
          <table:table-cell table:style-name="Table12.C2" office:value-type="string">
            <text:p text:style-name="P4">Priority</text:p>
          </table:table-cell>
          <table:table-cell table:style-name="Table12.D2" office:value-type="string">
            <text:p text:style-name="P4">Simple</text:p>
          </table:table-cell>
        </table:table-row>
        <table:table-row table:style-name="Table12.1">
          <table:table-cell table:style-name="Table12.A3" office:value-type="string">
            <text:p text:style-name="P4">Primary<text:span text:style-name="T6"> </text:span>Actors</text:p>
          </table:table-cell>
          <table:table-cell table:style-name="Table12.B3" table:number-columns-spanned="3" office:value-type="string">
            <text:p text:style-name="P4">User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4">Other<text:span text:style-name="T6"> </text:span>Actors</text:p>
          </table:table-cell>
          <table:table-cell table:style-name="Table12.B4" table:number-columns-spanned="3" office:value-type="string">
            <text:p text:style-name="P4">NA</text:p>
          </table:table-cell>
          <table:covered-table-cell/>
          <table:covered-table-cell/>
        </table:table-row>
      </table:table>
      <text:h text:style-name="P30" text:outline-level="2"><text:bookmark text:name="__RefHeading__15_544521001144411"/>Description<text:bookmark-end text:name="__RefHeading__15_544521001144411"/></text:h>
      <text:p text:style-name="P2"><text:tab/><text:span text:style-name="T6"> </text:span>If<text:span text:style-name="T6"> </text:span>no<text:span text:style-name="T6"> </text:span>matches<text:span text:style-name="T6"> </text:span>found<text:span text:style-name="T6"> </text:span>when<text:span text:style-name="T6"> <text:s/></text:span>new<text:span text:style-name="T6"> </text:span>user<text:span text:style-name="T6"> </text:span>searches<text:span text:style-name="T6"> Email/phone number in search others field</text:span>,the<text:span text:style-name="T6"> </text:span>result<text:span text:style-name="T6"> </text:span>page<text:span text:style-name="T6"> </text:span>will<text:span text:style-name="T6"> </text:span>be<text:span text:style-name="T6"> </text:span>the<text:span text:style-name="T6"> search result </text:span>page with message' No matches found for your search'.</text:p>
      <text:p text:style-name="P2"/>
      <text:h text:style-name="P30" text:outline-level="2"><text:bookmark text:name="__RefHeading__17_544521001144411"/>Precondition<text:bookmark-end text:name="__RefHeading__17_544521001144411"/></text:h>
      <text:p text:style-name="P2"><text:tab/>User<text:span text:style-name="T6"> </text:span>should<text:span text:style-name="T6"> </text:span>be<text:span text:style-name="T6"> </text:span>in<text:span text:style-name="T6"> </text:span>matches<text:span text:style-name="T6"> </text:span>not<text:span text:style-name="T6"> </text:span>found<text:span text:style-name="T6"> </text:span>page<text:bookmark text:name="__RefHeading__19_544521001144411"/><text:bookmark-end text:name="__RefHeading__19_544521001144411"/><text:bookmark text:name="__RefHeading__19_5445210011435121"/><text:bookmark-end text:name="__RefHeading__19_5445210011435121"/><text:bookmark text:name="__RefHeading__19_5445210011435111"/><text:bookmark-end text:name="__RefHeading__19_5445210011435111"/><text:bookmark text:name="__RefHeading__21_544521001132112111"/><text:bookmark-end text:name="__RefHeading__21_544521001132112111"/></text:p>
      <text:h text:style-name="P32" text:outline-level="2"><text:bookmark text:name="__RefHeading__19_5445210011444113"/>Primary Flow: <text:bookmark-end text:name="__RefHeading__19_5445210011444113"/></text:h>
      <text:p text:style-name="P2"><text:span text:style-name="T6"><text:s text:c="13"/></text:span>Step<text:span text:style-name="T6"> </text:span>1:click<text:span text:style-name="T6"> </text:span>on<text:span text:style-name="T6"> <text:s/></text:span>yes<text:span text:style-name="T6"> </text:span>i'am<text:span text:style-name="T6"> </text:span>desprate<text:span text:style-name="T6"> </text:span>button<text:span text:style-name="T6"> </text:span>for<text:span text:style-name="T6"> </text:span>the<text:span text:style-name="T6"> </text:span>registration<text:span text:style-name="T6"> <text:s text:c="7"/></text:span></text:p>
      <text:h text:style-name="P30" text:outline-level="2"><text:bookmark text:name="__RefHeading__21_544521001134411"/><text:bookmark text:name="__RefHeading__23_544521001144411"/>End<text:span text:style-name="T6"> </text:span>State<text:bookmark-end text:name="__RefHeading__21_544521001134411"/><text:bookmark-end text:name="__RefHeading__23_544521001144411"/></text:h>
      <text:p text:style-name="P2"><text:tab/>Registration<text:span text:style-name="T6"> </text:span>page(sign<text:span text:style-name="T6"> </text:span>up<text:span text:style-name="T6"> </text:span>page)<text:span text:style-name="T6"> </text:span>is<text:span text:style-name="T6"> </text:span>displayed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bookmark text:name="__RefHeading__19_5445210011435112"/><text:bookmark-end text:name="__RefHeading__19_5445210011435112"/><text:bookmark text:name="__RefHeading__21_544521001132112112"/><text:bookmark-end text:name="__RefHeading__21_544521001132112112"/></text:p>
      <text:h text:style-name="P30" text:outline-level="2"/>
      <text:p text:style-name="P2"><text:tab/><text:tab/><text:tab/><text:tab/><text:bookmark text:name="__RefHeading__19_5445210011444114"/><text:bookmark-end text:name="__RefHeading__19_5445210011444114"/><text:bookmark text:name="__RefHeading__21_5445210011344113"/><text:bookmark-end text:name="__RefHeading__21_5445210011344113"/><text:bookmark text:name="__RefHeading__23_5445210011444113"/><text:bookmark-end text:name="__RefHeading__23_5445210011444113"/><text:bookmark text:name="__RefHeading__19_54452100114441131"/><text:bookmark-end text:name="__RefHeading__19_54452100114441131"/><text:bookmark text:name="__RefHeading__19_54452100114441132"/><text:bookmark-end text:name="__RefHeading__19_54452100114441132"/></text:p>
      <text:p text:style-name="P35"/>
      <text:h text:style-name="Heading_20_1" text:outline-level="1">Use<text:span text:style-name="T43"> </text:span>Case<text:span text:style-name="T43"> 8</text:span>:<text:span text:style-name="T43"> </text:span>matches<text:span text:style-name="T43"> </text:span>not<text:span text:style-name="T43"> </text:span>found-<text:span text:style-name="T43"> </text:span>no<text:span text:style-name="T43"> </text:span>!GO<text:span text:style-name="T43"> </text:span>Home</text:h>
      <text:p text:style-name="P20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office:value-type="string">
            <text:p text:style-name="P4">Use<text:span text:style-name="T6"> </text:span>Case<text:span text:style-name="T6"> </text:span>Name</text:p>
          </table:table-cell>
          <table:table-cell table:style-name="Table13.B1" office:value-type="string">
            <text:p text:style-name="P4">Matches<text:span text:style-name="T6"> N</text:span>ot<text:span text:style-name="T6"> F</text:span>ound-<text:span text:style-name="T6"> </text:span>no<text:span text:style-name="T6"> </text:span>!GO<text:span text:style-name="T6"> </text:span>Home</text:p>
          </table:table-cell>
          <table:table-cell table:style-name="Table13.C1" office:value-type="string">
            <text:p text:style-name="P4">Use<text:span text:style-name="T6"> </text:span>Case<text:span text:style-name="T6"> </text:span>Type</text:p>
          </table:table-cell>
          <table:table-cell table:style-name="Table13.D1" office:value-type="string">
            <text:p text:style-name="P4">Business<text:span text:style-name="T6"> </text:span>Flow</text:p>
          </table:table-cell>
        </table:table-row>
        <table:table-row table:style-name="Table13.1">
          <table:table-cell table:style-name="Table13.A2" office:value-type="string">
            <text:p text:style-name="P4">Use<text:span text:style-name="T6"> </text:span>case<text:span text:style-name="T6"> </text:span>ID</text:p>
          </table:table-cell>
          <table:table-cell table:style-name="Table13.B2" office:value-type="string">
            <text:p text:style-name="P4">UC_AC_008</text:p>
          </table:table-cell>
          <table:table-cell table:style-name="Table13.C2" office:value-type="string">
            <text:p text:style-name="P4">Priority</text:p>
          </table:table-cell>
          <table:table-cell table:style-name="Table13.D2" office:value-type="string">
            <text:p text:style-name="P4">Simple</text:p>
          </table:table-cell>
        </table:table-row>
        <table:table-row table:style-name="Table13.1">
          <table:table-cell table:style-name="Table13.A3" office:value-type="string">
            <text:p text:style-name="P4">Primary<text:span text:style-name="T6"> </text:span>Actors</text:p>
          </table:table-cell>
          <table:table-cell table:style-name="Table13.B3" table:number-columns-spanned="3" office:value-type="string">
            <text:p text:style-name="P4">User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4">Other<text:span text:style-name="T6"> </text:span>Actors</text:p>
          </table:table-cell>
          <table:table-cell table:style-name="Table13.B4" table:number-columns-spanned="3" office:value-type="string">
            <text:p text:style-name="P4">NA</text:p>
          </table:table-cell>
          <table:covered-table-cell/>
          <table:covered-table-cell/>
        </table:table-row>
      </table:table>
      <text:h text:style-name="P30" text:outline-level="2"><text:bookmark text:name="__RefHeading__15_5445210011444113"/>Description<text:bookmark-end text:name="__RefHeading__15_5445210011444113"/></text:h>
      <text:p text:style-name="P2"><text:tab/><text:span text:style-name="T6"> </text:span>If<text:span text:style-name="T6"> </text:span>no<text:span text:style-name="T6"> </text:span>matches<text:span text:style-name="T6"> </text:span>found<text:span text:style-name="T6"> </text:span>when<text:span text:style-name="T6"> <text:s/></text:span>new<text:span text:style-name="T6"> </text:span>user<text:span text:style-name="T6"> </text:span>searches<text:span text:style-name="T6"> Email/phone number in search others field</text:span>,the<text:span text:style-name="T6"> </text:span>result<text:span text:style-name="T6"> </text:span>page<text:span text:style-name="T6"> </text:span>will<text:span text:style-name="T6"> </text:span>be<text:span text:style-name="T6"> </text:span>the<text:span text:style-name="T6"> search result </text:span>page with message' No matches found for your search'.</text:p>
      <text:h text:style-name="P30" text:outline-level="2"><text:bookmark text:name="__RefHeading__17_5445210011444113"/>Precondition<text:bookmark-end text:name="__RefHeading__17_5445210011444113"/></text:h>
      <text:p text:style-name="P2"><text:tab/>User<text:span text:style-name="T6"> </text:span>should<text:span text:style-name="T6"> </text:span>be<text:span text:style-name="T6"> </text:span>in<text:span text:style-name="T6"> </text:span>matches<text:span text:style-name="T6"> </text:span>not<text:span text:style-name="T6"> </text:span>found<text:span text:style-name="T6"> </text:span>page<text:bookmark text:name="__RefHeading__19_5445210011444115"/><text:bookmark-end text:name="__RefHeading__19_5445210011444115"/><text:bookmark text:name="__RefHeading__21_5445210011321121112"/><text:bookmark-end text:name="__RefHeading__21_5445210011321121112"/><text:bookmark text:name="__RefHeading__19_54452100114351212"/><text:bookmark-end text:name="__RefHeading__19_54452100114351212"/></text:p>
      <text:h text:style-name="P32" text:outline-level="2"><text:bookmark text:name="__RefHeading__21_5445210011321121121"/><text:bookmark text:name="__RefHeading__19_544521001144411321"/><text:bookmark text:name="__RefHeading__19_54452100114441133"/>Primary Flow: <text:bookmark-end text:name="__RefHeading__21_5445210011321121121"/><text:bookmark-end text:name="__RefHeading__19_544521001144411321"/><text:bookmark-end text:name="__RefHeading__19_54452100114441133"/></text:h>
      <text:p text:style-name="P2"><text:bookmark text:name="__RefHeading__19_54452100114441141"/><text:bookmark text:name="__RefHeading__19_544521001144411311"/><text:tab/><text:tab/><text:tab/><text:tab/><text:tab/><text:tab/><text:tab/><text:tab/><text:tab/><text:tab/><text:tab/><text:tab/><text:tab/>Step<text:span text:style-name="T6"> </text:span>1:click<text:span text:style-name="T6"> </text:span>no<text:span text:style-name="T6"> </text:span>!GO<text:span text:style-name="T6"> </text:span>Home<text:span text:style-name="T6"> </text:span>button<text:span text:style-name="T6"> </text:span>to<text:span text:style-name="T6"> </text:span>go<text:span text:style-name="T6"> </text:span>to<text:span text:style-name="T6"> </text:span>the<text:span text:style-name="T6"> </text:span>home<text:span text:style-name="T6"> </text:span>page<text:bookmark-end text:name="__RefHeading__19_54452100114441141"/><text:bookmark-end text:name="__RefHeading__19_544521001144411311"/></text:p>
      <text:h text:style-name="P30" text:outline-level="2"><text:bookmark text:name="__RefHeading__21_54452100113441131"/><text:bookmark text:name="__RefHeading__23_54452100114441131"/>End<text:span text:style-name="T6"> </text:span>State<text:bookmark-end text:name="__RefHeading__21_54452100113441131"/><text:bookmark-end text:name="__RefHeading__23_54452100114441131"/></text:h>
      <text:p text:style-name="P2"><text:span text:style-name="T6"><text:s text:c="11"/></text:span>Home<text:span text:style-name="T6"> </text:span>page<text:span text:style-name="T6"> </text:span>is<text:span text:style-name="T6"> </text:span>displaye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<text:soft-page-break/></text:p>
      <text:h text:style-name="Heading_20_1" text:outline-level="1">Use<text:span text:style-name="T43"> </text:span>Case<text:span text:style-name="T43"> 9</text:span>:<text:span text:style-name="T43"> </text:span>Search<text:span text:style-name="T43"> </text:span>Results</text:h>
      <text:p text:style-name="P20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4">Use<text:span text:style-name="T6"> </text:span>Case<text:span text:style-name="T6"> </text:span>Name</text:p>
          </table:table-cell>
          <table:table-cell table:style-name="Table14.B1" office:value-type="string">
            <text:p text:style-name="P4">Search<text:span text:style-name="T6"> R</text:span>esults</text:p>
          </table:table-cell>
          <table:table-cell table:style-name="Table14.C1" office:value-type="string">
            <text:p text:style-name="P4">Use<text:span text:style-name="T6"> </text:span>Case<text:span text:style-name="T6"> </text:span>Type</text:p>
          </table:table-cell>
          <table:table-cell table:style-name="Table14.D1" office:value-type="string">
            <text:p text:style-name="P4">Business<text:span text:style-name="T6"> </text:span>Flow</text:p>
          </table:table-cell>
        </table:table-row>
        <table:table-row table:style-name="Table14.1">
          <table:table-cell table:style-name="Table14.A2" office:value-type="string">
            <text:p text:style-name="P4">Use<text:span text:style-name="T6"> </text:span>case<text:span text:style-name="T6"> </text:span>ID</text:p>
          </table:table-cell>
          <table:table-cell table:style-name="Table14.B2" office:value-type="string">
            <text:p text:style-name="P4">UC_AC_009</text:p>
          </table:table-cell>
          <table:table-cell table:style-name="Table14.C2" office:value-type="string">
            <text:p text:style-name="P4">Priority</text:p>
          </table:table-cell>
          <table:table-cell table:style-name="Table14.D2" office:value-type="string">
            <text:p text:style-name="P4">Simple</text:p>
          </table:table-cell>
        </table:table-row>
        <table:table-row table:style-name="Table14.1">
          <table:table-cell table:style-name="Table14.A3" office:value-type="string">
            <text:p text:style-name="P4">Primary<text:span text:style-name="T6"> </text:span>Actors</text:p>
          </table:table-cell>
          <table:table-cell table:style-name="Table14.B3" table:number-columns-spanned="3" office:value-type="string">
            <text:p text:style-name="P4">User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4">Other<text:span text:style-name="T6"> </text:span>Actors</text:p>
          </table:table-cell>
          <table:table-cell table:style-name="Table14.B4" table:number-columns-spanned="3" office:value-type="string">
            <text:p text:style-name="P4">NA</text:p>
          </table:table-cell>
          <table:covered-table-cell/>
          <table:covered-table-cell/>
        </table:table-row>
      </table:table>
      <text:h text:style-name="P30" text:outline-level="2"><text:bookmark text:name="__RefHeading__15_5445210011441"/>Description<text:bookmark-end text:name="__RefHeading__15_5445210011441"/></text:h>
      <text:p text:style-name="P2"><text:span text:style-name="T6"><text:s text:c="16"/></text:span>In<text:span text:style-name="T6"> </text:span>the<text:span text:style-name="T6"> </text:span>search<text:span text:style-name="T6"> </text:span>result<text:span text:style-name="T6"> </text:span>page<text:span text:style-name="T6"> </text:span>a<text:span text:style-name="T6"> </text:span>new<text:span text:style-name="T6"> </text:span>user<text:span text:style-name="T6"> </text:span>can<text:span text:style-name="T6"> <text:s/>see whether </text:span>the<text:span text:style-name="T6"> </text:span>match<text:span text:style-name="T6"> </text:span>found<text:span text:style-name="T6"> <text:s/></text:span>for<text:span text:style-name="T6"> </text:span>his<text:span text:style-name="T6"> Email/number <text:s/></text:span>search.</text:p>
      <text:p text:style-name="P2"><text:tab/><text:span text:style-name="T6"> </text:span></text:p>
      <text:h text:style-name="P30" text:outline-level="2"><text:bookmark text:name="__RefHeading__17_5445210011441"/>Precondition<text:bookmark-end text:name="__RefHeading__17_5445210011441"/></text:h>
      <text:p text:style-name="P2"><text:tab/>User<text:span text:style-name="T6"> </text:span>should<text:span text:style-name="T6"> </text:span>be<text:span text:style-name="T6"> </text:span>in<text:span text:style-name="T6"> </text:span>the<text:span text:style-name="T6"> </text:span>search<text:span text:style-name="T6"> </text:span>results<text:span text:style-name="T6"> </text:span>page</text:p>
      <text:h text:style-name="P30" text:outline-level="2"><text:bookmark text:name="__RefHeading__19_5445210011441"/>Primary<text:span text:style-name="T6"> </text:span>Flow:<text:span text:style-name="T6"> </text:span><text:bookmark-end text:name="__RefHeading__19_5445210011441"/></text:h>
      <text:p text:style-name="P2"><text:tab/>Step<text:span text:style-name="T6"> </text:span>1:click<text:span text:style-name="T6"> </text:span>register<text:span text:style-name="T6"> link </text:span>in<text:span text:style-name="T6"> </text:span>search<text:span text:style-name="T6"> </text:span>results<text:span text:style-name="T6"> </text:span>page</text:p>
      <text:p text:style-name="P2"/>
      <text:p text:style-name="P2"><text:tab/>Step<text:span text:style-name="T6"> </text:span>2:The<text:span text:style-name="T6"> </text:span>next<text:span text:style-name="T6"> </text:span>page<text:span text:style-name="T6"> </text:span>user<text:span text:style-name="T6"> </text:span>get<text:span text:style-name="T6"> </text:span>is<text:span text:style-name="T6"> </text:span>the<text:span text:style-name="T6"> </text:span>registation<text:span text:style-name="T6"> </text:span>page<text:span text:style-name="T6"> </text:span>where<text:span text:style-name="T6"> </text:span>he<text:span text:style-name="T6"> </text:span>can<text:span text:style-name="T6"> create an account. <text:s text:c="5"/></text:span></text:p>
      <text:p text:style-name="P2"/>
      <text:h text:style-name="P30" text:outline-level="2"><text:bookmark text:name="__RefHeading__21_5445210011341"/>Alternate<text:span text:style-name="T6"> </text:span>Flow<text:bookmark-end text:name="__RefHeading__21_5445210011341"/></text:h>
      <text:p text:style-name="P2"><text:tab/>NA</text:p>
      <text:h text:style-name="P30" text:outline-level="2"><text:bookmark text:name="__RefHeading__23_5445210011441"/>End<text:span text:style-name="T6"> </text:span>State<text:bookmark-end text:name="__RefHeading__23_5445210011441"/></text:h>
      <text:p text:style-name="P2"><text:bookmark text:name="__RefHeading__25_544521001144"/><text:bookmark text:name="__RefHeading__25_544521001142"/><text:bookmark text:name="__RefHeading__25_544521001141"/><text:bookmark text:name="__RefHeading__25_544521001143"/><text:bookmark text:name="__RefHeading__25_54452100114"/><text:tab/>Signup<text:span text:style-name="T6"> <text:s/></text:span>page<text:span text:style-name="T6"> </text:span>is<text:span text:style-name="T6"> </text:span>displayed<text:bookmark-end text:name="__RefHeading__25_544521001144"/><text:bookmark-end text:name="__RefHeading__25_544521001142"/><text:bookmark-end text:name="__RefHeading__25_544521001141"/><text:bookmark-end text:name="__RefHeading__25_544521001143"/><text:bookmark-end text:name="__RefHeading__25_54452100114"/></text:p>
      <text:p text:style-name="P36"/>
      <text:h text:style-name="Heading_20_1" text:outline-level="1">Use<text:span text:style-name="T43"> </text:span>Case<text:span text:style-name="T43"> </text:span>10:user<text:span text:style-name="T43"> </text:span>find<text:span text:style-name="T43"> </text:span>friend<text:span text:style-name="T43"> </text:span>number<text:span text:style-name="T43"> </text:span></text:h>
      <text:p text:style-name="P2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4">Use<text:span text:style-name="T6"> </text:span>Case<text:span text:style-name="T6"> </text:span>Name</text:p>
          </table:table-cell>
          <table:table-cell table:style-name="Table6.B1" office:value-type="string">
            <text:p text:style-name="P4">User<text:span text:style-name="T6"> </text:span>find<text:span text:style-name="T6"> </text:span>Friend<text:span text:style-name="T6"> N</text:span>umber</text:p>
          </table:table-cell>
          <table:table-cell table:style-name="Table6.C1" office:value-type="string">
            <text:p text:style-name="P4">Use<text:span text:style-name="T6"> </text:span>Case<text:span text:style-name="T6"> </text:span>Type</text:p>
          </table:table-cell>
          <table:table-cell table:style-name="Table6.D1" office:value-type="string">
            <text:p text:style-name="P4">Business<text:span text:style-name="T6"> </text:span>Flow</text:p>
          </table:table-cell>
        </table:table-row>
        <table:table-row table:style-name="Table6.1">
          <table:table-cell table:style-name="Table6.A2" office:value-type="string">
            <text:p text:style-name="P4">Use<text:span text:style-name="T6"> </text:span>case<text:span text:style-name="T6"> </text:span>ID</text:p>
          </table:table-cell>
          <table:table-cell table:style-name="Table6.B2" office:value-type="string">
            <text:p text:style-name="P4">UC_AC_010</text:p>
          </table:table-cell>
          <table:table-cell table:style-name="Table6.C2" office:value-type="string">
            <text:p text:style-name="P4">Priority</text:p>
          </table:table-cell>
          <table:table-cell table:style-name="Table6.D2" office:value-type="string">
            <text:p text:style-name="P4">Simple</text:p>
          </table:table-cell>
        </table:table-row>
        <table:table-row table:style-name="Table6.1">
          <table:table-cell table:style-name="Table6.A3" office:value-type="string">
            <text:p text:style-name="P4">Primary<text:span text:style-name="T6"> </text:span>Actors</text:p>
          </table:table-cell>
          <table:table-cell table:style-name="Table6.B3" table:number-columns-spanned="3" office:value-type="string">
            <text:p text:style-name="P4">User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4">Other<text:span text:style-name="T6"> </text:span>Actors</text:p>
          </table:table-cell>
          <table:table-cell table:style-name="Table6.B4" table:number-columns-spanned="3" office:value-type="string">
            <text:p text:style-name="P4">NA</text:p>
          </table:table-cell>
          <table:covered-table-cell/>
          <table:covered-table-cell/>
        </table:table-row>
      </table:table>
      <text:h text:style-name="P30" text:outline-level="2"><text:bookmark text:name="__RefHeading__15_5445210011444121"/>Description<text:bookmark-end text:name="__RefHeading__15_5445210011444121"/></text:h>
      <text:p text:style-name="P2"><text:span text:style-name="T6"><text:s text:c="17"/></text:span>Logged<text:span text:style-name="T6"> </text:span>in<text:span text:style-name="T6"> </text:span>user<text:span text:style-name="T6"> </text:span>can<text:span text:style-name="T6"> </text:span>search<text:span text:style-name="T6"> </text:span>for<text:span text:style-name="T6"> </text:span>Email/phone<text:span text:style-name="T6"> </text:span>number<text:span text:style-name="T6"> </text:span>to<text:span text:style-name="T6"> </text:span>whom<text:span text:style-name="T6"> </text:span>he<text:span text:style-name="T6"> </text:span>want<text:span text:style-name="T6"> </text:span>to<text:span text:style-name="T6"> </text:span>keep<text:span text:style-name="T6"> </text:span>in<text:span text:style-name="T6"> </text:span>touch.</text:p>
      <text:h text:style-name="P30" text:outline-level="2"><text:bookmark text:name="__RefHeading__17_5445210011444121"/>Precondition<text:bookmark-end text:name="__RefHeading__17_5445210011444121"/></text:h>
      <text:p text:style-name="P2"><text:tab/>User<text:span text:style-name="T6"> </text:span>is<text:span text:style-name="T6"> </text:span>authenticated.</text:p>
      <text:h text:style-name="P30" text:outline-level="2"><text:bookmark text:name="__RefHeading__19_5445210011444123"/>Primary<text:span text:style-name="T6"> </text:span>Flow:<text:span text:style-name="T6"> </text:span><text:bookmark-end text:name="__RefHeading__19_5445210011444123"/></text:h>
      <text:p text:style-name="P2"><text:tab/>Step<text:span text:style-name="T6"> </text:span>1:<text:span text:style-name="T6"> </text:span>Click<text:span text:style-name="T6"> </text:span>on<text:span text:style-name="T6"> </text:span>the<text:span text:style-name="T6"> </text:span>search<text:span text:style-name="T6"> </text:span>tab<text:span text:style-name="T6"> </text:span>in<text:span text:style-name="T6"> </text:span>the<text:span text:style-name="T6"> </text:span>main<text:span text:style-name="T6"> </text:span>menu<text:span text:style-name="T6"> </text:span>of<text:span text:style-name="T6"> </text:span>the<text:span text:style-name="T6"> </text:span>After<text:span text:style-name="T6"> </text:span>login<text:span text:style-name="T6"> </text:span>page<text:span text:style-name="T6"> </text:span>.</text:p>
      <text:p text:style-name="P2"><text:span text:style-name="T6"><text:s text:c="12"/></text:span>Step<text:span text:style-name="T6"> </text:span>2:<text:span text:style-name="T6"> </text:span>In<text:span text:style-name="T6"> </text:span>the<text:span text:style-name="T6"> </text:span>search index<text:span text:style-name="T6"> </text:span>page<text:span text:style-name="T6"> </text:span>type<text:span text:style-name="T6"> </text:span>email/phone<text:span text:style-name="T6"> </text:span>number in the text field<text:span text:style-name="T6"> </text:span>and<text:span text:style-name="T6"> </text:span>click<text:span text:style-name="T6"> </text:span>on<text:span text:style-name="T6"> <text:tab/><text:tab/><text:tab/></text:span>search<text:span text:style-name="T6"> </text:span>button.</text:p>
      <text:p text:style-name="P2"><text:tab/>Step<text:span text:style-name="T6"> </text:span>3:It<text:span text:style-name="T6"> </text:span>results<text:span text:style-name="T6"> </text:span>in<text:span text:style-name="T6"> search-after search <text:s/></text:span>page,click<text:span text:style-name="T6"> </text:span>on<text:span text:style-name="T6"> </text:span>Send<text:span text:style-name="T6"> </text:span>Messages<text:span text:style-name="T6"> </text:span>Now,<text:span text:style-name="T6"> </text:span>button.</text:p>
      <text:p text:style-name="P2"><text:tab/>Step<text:span text:style-name="T6"> </text:span>4:Enter<text:span text:style-name="T6"> </text:span>the<text:span text:style-name="T6"> </text:span>credentials<text:span text:style-name="T6"> </text:span>and<text:span text:style-name="T6"> </text:span>click<text:span text:style-name="T6"> </text:span>on<text:span text:style-name="T6"> </text:span>sent message<text:span text:style-name="T6"> </text:span>button.</text:p>
      <text:h text:style-name="P30" text:outline-level="2"><text:bookmark text:name="__RefHeading__21_5445210011344121"/>Alternate<text:span text:style-name="T6"> </text:span>Flow<text:bookmark-end text:name="__RefHeading__21_5445210011344121"/></text:h>
      <text:p text:style-name="P2"><text:tab/>When<text:span text:style-name="T6"> no matches found for </text:span>given<text:span text:style-name="T6"> </text:span>email<text:span text:style-name="T6">/number <text:s/></text:span>the<text:span text:style-name="T6"> </text:span>message<text:span text:style-name="T6"> “oops no matches found for your search ”</text:span>is<text:span text:style-name="T6"> </text:span>displayed</text:p>
      <text:h text:style-name="P30" text:outline-level="2"><text:bookmark text:name="__RefHeading__23_5445210011444121"/>End<text:span text:style-name="T6"> </text:span>State<text:bookmark-end text:name="__RefHeading__23_5445210011444121"/></text:h>
      <text:p text:style-name="P2"><text:tab/>Messages<text:span text:style-name="T6"> </text:span>are<text:span text:style-name="T6"> </text:span>sent.</text:p>
      <text:p text:style-name="P37"/>
      <text:h text:style-name="Heading_20_1" text:outline-level="1">Use<text:span text:style-name="T43"> </text:span>Case<text:span text:style-name="T43"> </text:span>11:<text:span text:style-name="T43"> Inbox</text:span></text:h>
      <text:p text:style-name="P20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4">Use<text:span text:style-name="T6"> </text:span>Case<text:span text:style-name="T6"> </text:span>Name <text:s text:c="4"/></text:p>
          </table:table-cell>
          <table:table-cell table:style-name="Table16.B1" office:value-type="string">
            <text:p text:style-name="P4">Inbox</text:p>
          </table:table-cell>
          <table:table-cell table:style-name="Table16.C1" office:value-type="string">
            <text:p text:style-name="P4">Use<text:span text:style-name="T6"> </text:span>Case<text:span text:style-name="T6"> </text:span>Type</text:p>
          </table:table-cell>
          <table:table-cell table:style-name="Table16.D1" office:value-type="string">
            <text:p text:style-name="P4">Business<text:span text:style-name="T6"> </text:span>Flow</text:p>
          </table:table-cell>
        </table:table-row>
        <table:table-row table:style-name="Table16.1">
          <table:table-cell table:style-name="Table16.A2" office:value-type="string">
            <text:p text:style-name="P4">Use<text:span text:style-name="T6"> </text:span>case<text:span text:style-name="T6"> </text:span>ID</text:p>
          </table:table-cell>
          <table:table-cell table:style-name="Table16.B2" office:value-type="string">
            <text:p text:style-name="P4">UC_AC_011</text:p>
          </table:table-cell>
          <table:table-cell table:style-name="Table16.C2" office:value-type="string">
            <text:p text:style-name="P4">Priority</text:p>
          </table:table-cell>
          <table:table-cell table:style-name="Table16.D2" office:value-type="string">
            <text:p text:style-name="P4">Simple</text:p>
          </table:table-cell>
        </table:table-row>
        <table:table-row table:style-name="Table16.1">
          <table:table-cell table:style-name="Table16.A3" office:value-type="string">
            <text:p text:style-name="P4">Primary<text:span text:style-name="T6"> </text:span>Actors</text:p>
          </table:table-cell>
          <table:table-cell table:style-name="Table16.B3" table:number-columns-spanned="3" office:value-type="string">
            <text:p text:style-name="P4">User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4">Other<text:span text:style-name="T6"> </text:span>Actors</text:p>
          </table:table-cell>
          <table:table-cell table:style-name="Table16.B4" table:number-columns-spanned="3" office:value-type="string">
            <text:p text:style-name="P4">NA</text:p>
          </table:table-cell>
          <table:covered-table-cell/>
          <table:covered-table-cell/>
        </table:table-row>
      </table:table>
      <text:h text:style-name="P30" text:outline-level="2"><text:bookmark text:name="__RefHeading__15_5445210011443"/>Description<text:bookmark-end text:name="__RefHeading__15_5445210011443"/></text:h>
      <text:p text:style-name="P2"><text:tab/>User<text:span text:style-name="T6"> </text:span>can<text:span text:style-name="T6"> </text:span>view<text:bookmark text:name="__RefHeading__17_5445210011443"/><text:span text:style-name="T6"> </text:span>the<text:span text:style-name="T6"> </text:span>received<text:span text:style-name="T6"> </text:span>messages.<text:bookmark-end text:name="__RefHeading__17_5445210011443"/></text:p>
      <text:h text:style-name="P30" text:outline-level="2">Precondition</text:h>
      <text:p text:style-name="P2"><text:tab/>User<text:span text:style-name="T6"> </text:span>is<text:span text:style-name="T6"> </text:span>authenticated<text:span text:style-name="T6"> <text:s/>and should be in inbox page.</text:span></text:p>
      <text:h text:style-name="P30" text:outline-level="2"><text:bookmark text:name="__RefHeading__19_5445210011443"/>Primary<text:span text:style-name="T6"> </text:span>Flow:<text:span text:style-name="T6"> </text:span><text:bookmark-end text:name="__RefHeading__19_5445210011443"/></text:h>
      <text:p text:style-name="P6"><text:s text:c="12"/>Step 1: Click on the messages tab in the main menu of the After login page</text:p>
      <text:p text:style-name="P2"><text:tab/>Step<text:span text:style-name="T6"> </text:span>1:<text:span text:style-name="T6"> </text:span>Here<text:span text:style-name="T6"> </text:span>the<text:span text:style-name="T6"> </text:span>user<text:span text:style-name="T6"> </text:span>can<text:span text:style-name="T6"> </text:span>view<text:span text:style-name="T6"> </text:span>the<text:span text:style-name="T6"> </text:span>number<text:span text:style-name="T6"> </text:span>of<text:span text:style-name="T6"> </text:span>messages<text:span text:style-name="T6"> </text:span>in<text:span text:style-name="T6"> </text:span>the<text:span text:style-name="T6"> </text:span>inbox.</text:p>
      <text:p text:style-name="P2"><text:tab/>Step<text:span text:style-name="T6"> </text:span>2:<text:span text:style-name="T6"> </text:span>Messages<text:span text:style-name="T6"> </text:span>can<text:span text:style-name="T6"> </text:span>be<text:span text:style-name="T6"> </text:span>deleted<text:span text:style-name="T6"> </text:span>by<text:span text:style-name="T6"> </text:span>checking<text:span text:style-name="T6"> </text:span>the<text:span text:style-name="T6"> delete link .</text:span></text:p>
      <text:p text:style-name="P2"><text:tab/>Step<text:span text:style-name="T6"> </text:span>3:<text:span text:style-name="T6"> </text:span>Every<text:span text:style-name="T6"> </text:span>incoming<text:span text:style-name="T6"> </text:span>messages<text:span text:style-name="T6"> </text:span>can<text:span text:style-name="T6"> </text:span>be<text:span text:style-name="T6"> </text:span>viewed<text:span text:style-name="T6"> </text:span>by<text:span text:style-name="T6"> </text:span>clicking<text:span text:style-name="T6"> </text:span>the<text:span text:style-name="T6"> subject </text:span>link<text:span text:style-name="T6"> </text:span>,<text:span text:style-name="T6"> </text:span>the<text:span text:style-name="T6"> <text:tab/><text:tab/><text:tab/></text:span>corresponding<text:span text:style-name="T6"> </text:span>messages<text:span text:style-name="T6"> </text:span>are<text:span text:style-name="T6"> </text:span>viewed<text:span text:style-name="T6"> </text:span>in<text:span text:style-name="T6"> </text:span>message in<text:span text:style-name="T6"> </text:span>page<text:span text:style-name="T6"> </text:span>and<text:span text:style-name="T6"> </text:span>user<text:span text:style-name="T6"> </text:span>can<text:span text:style-name="T6"> </text:span>reply<text:span text:style-name="T6"> </text:span>as<text:span text:style-name="T6"> </text:span>well<text:span text:style-name="T6"> </text:span>by<text:span text:style-name="T6"> </text:span><text:tab/><text:tab/>clicking<text:span text:style-name="T6"> </text:span>the<text:span text:style-name="T6"> </text:span>reply<text:span text:style-name="T6"> </text:span>link<text:span text:style-name="T6"> </text:span>in<text:span text:style-name="T6"> </text:span>the<text:span text:style-name="T6"> </text:span>message in<text:span text:style-name="T6"> </text:span>page</text:p>
      <text:p text:style-name="P6"><text:s text:c="12"/></text:p>
      <text:h text:style-name="P30" text:outline-level="2">A<text:bookmark text:name="__RefHeading__21_5445210011343"/>lternate<text:span text:style-name="T6"> </text:span>Flow<text:bookmark-end text:name="__RefHeading__21_5445210011343"/></text:h>
      <text:p text:style-name="P2"><text:tab/>NA</text:p>
      <text:h text:style-name="P30" text:outline-level="2"><text:bookmark text:name="__RefHeading__23_5445210011443"/>End<text:span text:style-name="T6"> </text:span>State<text:bookmark-end text:name="__RefHeading__23_5445210011443"/></text:h>
      <text:p text:style-name="P2"><text:tab/>Inbox<text:span text:style-name="T6"> </text:span>Messages<text:span text:style-name="T6"> <text:s/></text:span>are<text:span text:style-name="T6"> </text:span>displayed.</text:p>
      <text:p text:style-name="P38"/>
      <text:h text:style-name="Heading_20_1" text:outline-level="1">Use<text:span text:style-name="T43"> </text:span>Case<text:span text:style-name="T43"> </text:span>12:<text:span text:style-name="T43"> </text:span>Member<text:span text:style-name="T43"> </text:span>Click<text:span text:style-name="T43"> </text:span>Sent<text:span text:style-name="T43"> </text:span>messages</text:h>
      <text:p text:style-name="P20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string">
            <text:p text:style-name="P4">Use<text:span text:style-name="T6"> </text:span>Case<text:span text:style-name="T6"> </text:span>Name</text:p>
          </table:table-cell>
          <table:table-cell table:style-name="Table17.B1" office:value-type="string">
            <text:p text:style-name="P4">Member<text:span text:style-name="T6"> </text:span>Click<text:span text:style-name="T6"> </text:span>Sent<text:span text:style-name="T6"> </text:span>Messages</text:p>
          </table:table-cell>
          <table:table-cell table:style-name="Table17.C1" office:value-type="string">
            <text:p text:style-name="P4">Use<text:span text:style-name="T6"> </text:span>Case<text:span text:style-name="T6"> </text:span>Type</text:p>
          </table:table-cell>
          <table:table-cell table:style-name="Table17.D1" office:value-type="string">
            <text:p text:style-name="P4">Business<text:span text:style-name="T6"> </text:span>Flow</text:p>
          </table:table-cell>
        </table:table-row>
        <table:table-row table:style-name="Table17.1">
          <table:table-cell table:style-name="Table17.A2" office:value-type="string">
            <text:p text:style-name="P4">Use<text:span text:style-name="T6"> </text:span>case<text:span text:style-name="T6"> </text:span>ID</text:p>
          </table:table-cell>
          <table:table-cell table:style-name="Table17.B2" office:value-type="string">
            <text:p text:style-name="P4">UC_AC_012</text:p>
          </table:table-cell>
          <table:table-cell table:style-name="Table17.C2" office:value-type="string">
            <text:p text:style-name="P4">Priority</text:p>
          </table:table-cell>
          <table:table-cell table:style-name="Table17.D2" office:value-type="string">
            <text:p text:style-name="P4">Simple</text:p>
          </table:table-cell>
        </table:table-row>
        <table:table-row table:style-name="Table17.1">
          <table:table-cell table:style-name="Table17.A3" office:value-type="string">
            <text:p text:style-name="P4">Primary<text:span text:style-name="T6"> </text:span>Actors</text:p>
          </table:table-cell>
          <table:table-cell table:style-name="Table17.B3" table:number-columns-spanned="3" office:value-type="string">
            <text:p text:style-name="P4">User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4">Other<text:span text:style-name="T6"> </text:span>Actors</text:p>
          </table:table-cell>
          <table:table-cell table:style-name="Table17.B4" table:number-columns-spanned="3" office:value-type="string">
            <text:p text:style-name="P4">NA</text:p>
          </table:table-cell>
          <table:covered-table-cell/>
          <table:covered-table-cell/>
        </table:table-row>
      </table:table>
      <text:h text:style-name="P30" text:outline-level="2"><text:bookmark text:name="__RefHeading__15_5445210011444"/>Description<text:bookmark-end text:name="__RefHeading__15_5445210011444"/></text:h>
      <text:p text:style-name="P2"><text:tab/>User<text:span text:style-name="T6"> </text:span>can<text:span text:style-name="T6"> </text:span>view<text:span text:style-name="T6"> </text:span>the<text:span text:style-name="T6"> </text:span>sent<text:span text:style-name="T6"> </text:span>messages<text:span text:style-name="T6"> </text:span>on<text:span text:style-name="T6"> <text:s/>clicking the sent <text:s/>messsages link in (inbox,messagein and msgout page).</text:span></text:p>
      <text:h text:style-name="P30" text:outline-level="2"><text:bookmark text:name="__RefHeading__17_5445210011444"/>Precondition<text:bookmark-end text:name="__RefHeading__17_5445210011444"/></text:h>
      <text:p text:style-name="P2"><text:tab/>User<text:span text:style-name="T6"> </text:span>is<text:span text:style-name="T6"> </text:span>authenticated<text:span text:style-name="T6"> </text:span></text:p>
      <text:h text:style-name="P30" text:outline-level="2"><text:bookmark text:name="__RefHeading__19_5445210011444"/>Primary<text:span text:style-name="T6"> </text:span>Flow:<text:span text:style-name="T6"> </text:span><text:bookmark-end text:name="__RefHeading__19_5445210011444"/></text:h>
      <text:p text:style-name="P2"><text:tab/>Step<text:span text:style-name="T6"> </text:span>1:<text:span text:style-name="T6">View all messages sent by user</text:span></text:p>
      <text:p text:style-name="P2"><text:tab/>Step<text:span text:style-name="T6"> </text:span>2:<text:span text:style-name="T6"> Messages can be deleted by checking the delete link</text:span></text:p>
      <text:p text:style-name="P2"><text:tab/>Step<text:span text:style-name="T6"> </text:span>3:Every<text:span text:style-name="T6"> sent </text:span>messages<text:span text:style-name="T6"> </text:span>can<text:span text:style-name="T6"> </text:span>be<text:span text:style-name="T6"> </text:span>viewed<text:span text:style-name="T6"> </text:span>by<text:span text:style-name="T6"> </text:span>clicking<text:span text:style-name="T6"> </text:span>the<text:span text:style-name="T6"> subject </text:span>link<text:span text:style-name="T6"> </text:span>,<text:span text:style-name="T6"> </text:span>the<text:span text:style-name="T6"> <text:tab/><text:tab/><text:tab/><text:tab/></text:span>corresponding<text:span text:style-name="T6"> </text:span>messages<text:span text:style-name="T6"> </text:span>are<text:span text:style-name="T6"> </text:span>viewed<text:span text:style-name="T6"> </text:span>in<text:span text:style-name="T6"> </text:span>message out<text:span text:style-name="T6"> </text:span>page</text:p>
      <text:h text:style-name="P30" text:outline-level="2"><text:bookmark text:name="__RefHeading__21_5445210011344"/>Alternate<text:span text:style-name="T6"> </text:span>Flow<text:bookmark-end text:name="__RefHeading__21_5445210011344"/></text:h>
      <text:p text:style-name="P2"><text:tab/>NA</text:p>
      <text:h text:style-name="P30" text:outline-level="2"><text:bookmark text:name="__RefHeading__23_5445210011444"/>End<text:span text:style-name="T6"> </text:span>State<text:bookmark-end text:name="__RefHeading__23_5445210011444"/></text:h>
      <text:p text:style-name="P2"><text:tab/>All<text:span text:style-name="T6"> </text:span>the<text:span text:style-name="T6"> <text:s/></text:span>sent<text:span text:style-name="T6"> </text:span>messages<text:span text:style-name="T6"> </text:span>are<text:span text:style-name="T6"> </text:span>displayed.</text:p>
      <text:p text:style-name="P39"/>
      <text:h text:style-name="Heading_20_1" text:outline-level="1">Use<text:span text:style-name="T43"> </text:span>Case<text:span text:style-name="T43"> </text:span>13:<text:span text:style-name="T43"> </text:span>Accept<text:span text:style-name="T43"> </text:span>and<text:span text:style-name="T43"> </text:span>add<text:span text:style-name="T43"> </text:span>to my<text:span text:style-name="T43"> </text:span>friend</text:h>
      <text:p text:style-name="P20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P4">Use<text:span text:style-name="T6"> </text:span>Case<text:span text:style-name="T6"> </text:span>Name</text:p>
          </table:table-cell>
          <table:table-cell table:style-name="Table18.B1" office:value-type="string">
            <text:p text:style-name="P7">Accept and add to my friend.</text:p>
          </table:table-cell>
          <table:table-cell table:style-name="Table18.C1" office:value-type="string">
            <text:p text:style-name="P4">Use<text:span text:style-name="T6"> </text:span>Case<text:span text:style-name="T6"> </text:span>Type</text:p>
          </table:table-cell>
          <table:table-cell table:style-name="Table18.D1" office:value-type="string">
            <text:p text:style-name="P4">Business<text:span text:style-name="T6"> </text:span>Flow</text:p>
          </table:table-cell>
        </table:table-row>
        <table:table-row table:style-name="Table18.1">
          <table:table-cell table:style-name="Table18.A2" office:value-type="string">
            <text:p text:style-name="P4">Use<text:span text:style-name="T6"> </text:span>case<text:span text:style-name="T6"> </text:span>ID</text:p>
          </table:table-cell>
          <table:table-cell table:style-name="Table18.B2" office:value-type="string">
            <text:p text:style-name="P4">UC_AC_013</text:p>
          </table:table-cell>
          <table:table-cell table:style-name="Table18.C2" office:value-type="string">
            <text:p text:style-name="P4">Priority</text:p>
          </table:table-cell>
          <table:table-cell table:style-name="Table18.D2" office:value-type="string">
            <text:p text:style-name="P4">Simple</text:p>
          </table:table-cell>
        </table:table-row>
        <table:table-row table:style-name="Table18.1">
          <table:table-cell table:style-name="Table18.A3" office:value-type="string">
            <text:p text:style-name="P4">Primary<text:span text:style-name="T6"> </text:span>Actors</text:p>
          </table:table-cell>
          <table:table-cell table:style-name="Table18.B3" table:number-columns-spanned="3" office:value-type="string">
            <text:p text:style-name="P4">User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4">Other<text:span text:style-name="T6"> </text:span>Actors</text:p>
          </table:table-cell>
          <table:table-cell table:style-name="Table18.B4" table:number-columns-spanned="3" office:value-type="string">
            <text:p text:style-name="P4">NA</text:p>
          </table:table-cell>
          <table:covered-table-cell/>
          <table:covered-table-cell/>
        </table:table-row>
      </table:table>
      <text:h text:style-name="P30" text:outline-level="2"><text:bookmark text:name="__RefHeading__15_54452100114442"/>Description<text:bookmark-end text:name="__RefHeading__15_54452100114442"/></text:h>
      <text:p text:style-name="P2"><text:tab/>User<text:span text:style-name="T6"> </text:span>can<text:span text:style-name="T6"> accept and add a friend to the friend list</text:span></text:p>
      <text:h text:style-name="P30" text:outline-level="2"><text:bookmark text:name="__RefHeading__17_54452100114442"/>Precondition<text:bookmark-end text:name="__RefHeading__17_54452100114442"/></text:h>
      <text:p text:style-name="P2"><text:tab/>User<text:span text:style-name="T6"> </text:span>is<text:span text:style-name="T6"> </text:span>authenticated<text:span text:style-name="T6"> </text:span>and<text:span text:style-name="T6"> </text:span>should<text:span text:style-name="T6"> </text:span>be<text:span text:style-name="T6"> </text:span>in<text:span text:style-name="T6"> </text:span>member<text:span text:style-name="T6"> view mail </text:span>page</text:p>
      <text:h text:style-name="P30" text:outline-level="2"><text:bookmark text:name="__RefHeading__19_54452100114442"/>Primary<text:span text:style-name="T6"> </text:span>Flow:<text:span text:style-name="T6"> </text:span><text:bookmark-end text:name="__RefHeading__19_54452100114442"/></text:h>
      <text:p text:style-name="P2"><text:tab/>Step<text:span text:style-name="T6"> </text:span>1:<text:span text:style-name="T6"> click on add &amp; accept to my friend link.</text:span></text:p>
      <text:p text:style-name="P6"><text:s text:c="12"/>Step 2:Sender First name, last name and phone number is displayed in friendinfo page</text:p>
      <text:p text:style-name="P2"><text:tab/>Step<text:span text:style-name="T6"> 3.</text:span>:<text:span text:style-name="T6"> click Add As My Friend button.</text:span></text:p>
      <text:p text:style-name="P6"><text:s text:c="12"/>Step 4: user can enter the friends information in the friends new page.</text:p>
      <text:p text:style-name="P2"><text:tab/></text:p>
      <text:h text:style-name="P30" text:outline-level="2"><text:bookmark text:name="__RefHeading__23_54452100114442"/>End<text:span text:style-name="T6"> </text:span>State<text:bookmark-end text:name="__RefHeading__23_54452100114442"/></text:h>
      <text:p text:style-name="P2"><text:tab/><text:span text:style-name="T6"> F</text:span>riends new<text:span text:style-name="T6"> </text:span>page<text:span text:style-name="T6"> </text:span>is<text:span text:style-name="T6"> </text:span>displayed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h text:style-name="Heading_20_1" text:outline-level="1">Use<text:span text:style-name="T43"> </text:span>Case<text:span text:style-name="T43"> </text:span>14:<text:span text:style-name="T43"> R</text:span>eply</text:h>
      <text:p text:style-name="P20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office:value-type="string">
            <text:p text:style-name="P4">Use<text:span text:style-name="T6"> </text:span>Case<text:span text:style-name="T6"> </text:span>Name</text:p>
          </table:table-cell>
          <table:table-cell table:style-name="Table19.B1" office:value-type="string">
            <text:p text:style-name="P7">Reply</text:p>
          </table:table-cell>
          <table:table-cell table:style-name="Table19.C1" office:value-type="string">
            <text:p text:style-name="P4">Use<text:span text:style-name="T6"> </text:span>Case<text:span text:style-name="T6"> </text:span>Type</text:p>
          </table:table-cell>
          <table:table-cell table:style-name="Table19.D1" office:value-type="string">
            <text:p text:style-name="P4">Business<text:span text:style-name="T6"> </text:span>Flow</text:p>
          </table:table-cell>
        </table:table-row>
        <table:table-row table:style-name="Table19.1">
          <table:table-cell table:style-name="Table19.A2" office:value-type="string">
            <text:p text:style-name="P4">Use<text:span text:style-name="T6"> </text:span>case<text:span text:style-name="T6"> </text:span>ID</text:p>
          </table:table-cell>
          <table:table-cell table:style-name="Table19.B2" office:value-type="string">
            <text:p text:style-name="P4">UC_AC_014</text:p>
          </table:table-cell>
          <table:table-cell table:style-name="Table19.C2" office:value-type="string">
            <text:p text:style-name="P4">Priority</text:p>
          </table:table-cell>
          <table:table-cell table:style-name="Table19.D2" office:value-type="string">
            <text:p text:style-name="P4">Simple</text:p>
          </table:table-cell>
        </table:table-row>
        <table:table-row table:style-name="Table19.1">
          <table:table-cell table:style-name="Table19.A3" office:value-type="string">
            <text:p text:style-name="P4">Primary<text:span text:style-name="T6"> </text:span>Actors</text:p>
          </table:table-cell>
          <table:table-cell table:style-name="Table19.B3" table:number-columns-spanned="3" office:value-type="string">
            <text:p text:style-name="P4">User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4">Other<text:span text:style-name="T6"> </text:span>Actors</text:p>
          </table:table-cell>
          <table:table-cell table:style-name="Table19.B4" table:number-columns-spanned="3" office:value-type="string">
            <text:p text:style-name="P4">NA</text:p>
          </table:table-cell>
          <table:covered-table-cell/>
          <table:covered-table-cell/>
        </table:table-row>
      </table:table>
      <text:h text:style-name="P30" text:outline-level="2"><text:bookmark text:name="__RefHeading__15_544521001144421"/>Description<text:bookmark-end text:name="__RefHeading__15_544521001144421"/></text:h>
      <text:p text:style-name="P2"><text:tab/>User<text:span text:style-name="T6"> </text:span>can<text:span text:style-name="T6"> send a reply mail to the friend.</text:span></text:p>
      <text:h text:style-name="P30" text:outline-level="2"><text:bookmark text:name="__RefHeading__17_544521001144421"/>Precondition<text:bookmark-end text:name="__RefHeading__17_544521001144421"/></text:h>
      <text:p text:style-name="P2"><text:tab/>User<text:span text:style-name="T6"> </text:span>is<text:span text:style-name="T6"> </text:span>authenticated<text:span text:style-name="T6"> </text:span>and<text:span text:style-name="T6"> </text:span>should<text:span text:style-name="T6"> </text:span>be<text:span text:style-name="T6"> </text:span>in message in<text:span text:style-name="T6"> </text:span>page.</text:p>
      <text:h text:style-name="P30" text:outline-level="2"><text:bookmark text:name="__RefHeading__19_544521001144421"/>Primary<text:span text:style-name="T6"> </text:span>Flow:<text:span text:style-name="T6"> </text:span><text:bookmark-end text:name="__RefHeading__19_544521001144421"/></text:h>
      <text:p text:style-name="P2"><text:tab/>Step<text:span text:style-name="T6"> </text:span>1:<text:span text:style-name="T6"> click on reply link.</text:span></text:p>
      <text:p text:style-name="P6"><text:s text:c="12"/>Step 2: Enter the message and click on send message button.</text:p>
      <text:p text:style-name="P2"/>
      <text:h text:style-name="P30" text:outline-level="2"><text:bookmark text:name="__RefHeading__23_54452100114443"/>End<text:span text:style-name="T6"> </text:span>State<text:bookmark-end text:name="__RefHeading__23_54452100114443"/></text:h>
      <text:p text:style-name="P2"><text:tab/>Reply<text:span text:style-name="T6"> </text:span>mail<text:span text:style-name="T6"> </text:span>is<text:span text:style-name="T6"> </text:span>sent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<text:soft-page-break/></text:p>
      <text:h text:style-name="Heading_20_1" text:outline-level="1">Use<text:span text:style-name="T43"> </text:span>Case<text:span text:style-name="T43"> 15</text:span>:<text:span text:style-name="T43"> </text:span>Search<text:span text:style-name="T43"> </text:span>mine</text:h>
      <text:p text:style-name="P20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office:value-type="string">
            <text:p text:style-name="P4">Use<text:span text:style-name="T6"> </text:span>Case<text:span text:style-name="T6"> </text:span>Name</text:p>
          </table:table-cell>
          <table:table-cell table:style-name="Table24.B1" office:value-type="string">
            <text:p text:style-name="P4">Search<text:span text:style-name="T6"> M</text:span>ine</text:p>
          </table:table-cell>
          <table:table-cell table:style-name="Table24.C1" office:value-type="string">
            <text:p text:style-name="P4">Use<text:span text:style-name="T6"> </text:span>Case<text:span text:style-name="T6"> </text:span>Type</text:p>
          </table:table-cell>
          <table:table-cell table:style-name="Table24.D1" office:value-type="string">
            <text:p text:style-name="P4">Business<text:span text:style-name="T6"> </text:span>Flow</text:p>
          </table:table-cell>
        </table:table-row>
        <table:table-row table:style-name="Table24.1">
          <table:table-cell table:style-name="Table24.A2" office:value-type="string">
            <text:p text:style-name="P4">Use<text:span text:style-name="T6"> </text:span>case<text:span text:style-name="T6"> </text:span>ID</text:p>
          </table:table-cell>
          <table:table-cell table:style-name="Table24.B2" office:value-type="string">
            <text:p text:style-name="P4">UC_AC_015</text:p>
          </table:table-cell>
          <table:table-cell table:style-name="Table24.C2" office:value-type="string">
            <text:p text:style-name="P4">Priority</text:p>
          </table:table-cell>
          <table:table-cell table:style-name="Table24.D2" office:value-type="string">
            <text:p text:style-name="P4">Simple</text:p>
          </table:table-cell>
        </table:table-row>
        <table:table-row table:style-name="Table24.1">
          <table:table-cell table:style-name="Table24.A3" office:value-type="string">
            <text:p text:style-name="P4">Primary<text:span text:style-name="T6"> </text:span>Act</text:p>
          </table:table-cell>
          <table:table-cell table:style-name="Table24.B3" table:number-columns-spanned="3" office:value-type="string">
            <text:p text:style-name="P4">User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4">Other<text:span text:style-name="T6"> </text:span>Actors</text:p>
          </table:table-cell>
          <table:table-cell table:style-name="Table24.B4" table:number-columns-spanned="3" office:value-type="string">
            <text:p text:style-name="P4">NA</text:p>
          </table:table-cell>
          <table:covered-table-cell/>
          <table:covered-table-cell/>
        </table:table-row>
      </table:table>
      <text:h text:style-name="P30" text:outline-level="2"><text:bookmark text:name="__RefHeading__15_5445210011444111"/>Description<text:bookmark-end text:name="__RefHeading__15_5445210011444111"/></text:h>
      <text:p text:style-name="P2"><text:tab/><text:span text:style-name="T6"> </text:span>In<text:span text:style-name="T6"> </text:span>the<text:span text:style-name="T6"> </text:span>search<text:span text:style-name="T6"> </text:span>mine<text:span text:style-name="T6"> </text:span>page<text:span text:style-name="T6"> </text:span>a<text:span text:style-name="T6"> new </text:span>user<text:span text:style-name="T6"> </text:span>can<text:span text:style-name="T6"> </text:span>see<text:span text:style-name="T6"> </text:span>the<text:span text:style-name="T6"> </text:span>number<text:span text:style-name="T6"> </text:span>of<text:span text:style-name="T6"> </text:span>user's<text:span text:style-name="T6"> </text:span>friends<text:span text:style-name="T6"> </text:span>who<text:span text:style-name="T6"> </text:span>are<text:span text:style-name="T6"> </text:span>all<text:span text:style-name="T6"> </text:span>search<text:span text:style-name="T6"> </text:span>for<text:span text:style-name="T6"> </text:span>user's<text:span text:style-name="T6"> </text:span>mobile<text:span text:style-name="T6"> </text:span>number/email<text:span text:style-name="T6"> .</text:span></text:p>
      <text:h text:style-name="P30" text:outline-level="2"><text:bookmark text:name="__RefHeading__17_5445210011444111"/>Precondition<text:bookmark-end text:name="__RefHeading__17_5445210011444111"/></text:h>
      <text:p text:style-name="P2"><text:tab/>User<text:span text:style-name="T6"> </text:span>should<text:span text:style-name="T6"> </text:span>be<text:span text:style-name="T6"> </text:span>in<text:span text:style-name="T6"> </text:span>search<text:span text:style-name="T6"> index </text:span>page.<text:bookmark text:name="__RefHeading__21_544521001132116"/><text:bookmark-end text:name="__RefHeading__21_544521001132116"/><text:bookmark text:name="__RefHeading__19_5445210011444111"/><text:bookmark-end text:name="__RefHeading__19_5445210011444111"/><text:bookmark text:name="__RefHeading__19_5445210011439"/><text:bookmark-end text:name="__RefHeading__19_5445210011439"/></text:p>
      <text:h text:style-name="P30" text:outline-level="2"><text:bookmark text:name="__RefHeading__19_54452100114441112"/>Primary<text:span text:style-name="T6"> </text:span>Flow:<text:span text:style-name="T6"> </text:span><text:bookmark-end text:name="__RefHeading__19_54452100114441112"/></text:h>
      <text:p text:style-name="P2"><text:tab/>Step<text:span text:style-name="T6"> </text:span>1:<text:span text:style-name="T6"> </text:span>Click<text:span text:style-name="T6"> on search mine link in search index page.</text:span></text:p>
      <text:p text:style-name="P2"><text:tab/>Step<text:span text:style-name="T6"> </text:span>2: user can view the friend's name,email and phone number who are all search for his details.</text:p>
      <text:p text:style-name="P6"><text:s text:c="11"/></text:p>
      <text:p text:style-name="P2"><text:tab/></text:p>
      <text:h text:style-name="P30" text:outline-level="2"><text:bookmark text:name="__RefHeading__23_54452100114441112"/>E<text:bookmark text:name="__RefHeading__23_5445210011444111"/>nd<text:span text:style-name="T6"> </text:span>State:<text:bookmark-end text:name="__RefHeading__23_54452100114441112"/><text:bookmark-end text:name="__RefHeading__23_5445210011444111"/></text:h>
      <text:p text:style-name="P2"><text:tab/>sign<text:span text:style-name="T6"> </text:span>up<text:span text:style-name="T6"> </text:span>search<text:span text:style-name="T6"> </text:span>mine<text:span text:style-name="T6"> </text:span>page<text:span text:style-name="T6"> </text:span>is<text:span text:style-name="T6"> </text:span>displayed with friend's info who are all search for user's email/phone number 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bookmark text:name="__RefHeading__23_54452100114441113"/><text:bookmark-end text:name="__RefHeading__23_54452100114441113"/></text:p>
      <text:p text:style-name="P19"><text:bookmark text:name="__RefHeading__19_5445210011444111211"/><text:bookmark-end text:name="__RefHeading__19_5445210011444111211"/><text:soft-page-break/></text:p>
      <text:h text:style-name="Heading_20_1" text:outline-level="1">Use<text:span text:style-name="T43"> </text:span>Case<text:span text:style-name="T43"> 16</text:span>:My friends<text:span text:style-name="T43"> </text:span></text:h>
      <text:p text:style-name="P20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4">Use<text:span text:style-name="T6"> </text:span>Case<text:span text:style-name="T6"> </text:span>Name</text:p>
          </table:table-cell>
          <table:table-cell table:style-name="Table26.B1" office:value-type="string">
            <text:p text:style-name="P4"><text:span text:style-name="T6">My </text:span>Friends<text:span text:style-name="T6"> </text:span></text:p>
          </table:table-cell>
          <table:table-cell table:style-name="Table26.C1" office:value-type="string">
            <text:p text:style-name="P4">Use<text:span text:style-name="T6"> </text:span>Case<text:span text:style-name="T6"> </text:span>Type</text:p>
          </table:table-cell>
          <table:table-cell table:style-name="Table26.D1" office:value-type="string">
            <text:p text:style-name="P4">Business<text:span text:style-name="T6"> </text:span>Flow</text:p>
          </table:table-cell>
        </table:table-row>
        <table:table-row table:style-name="Table26.1">
          <table:table-cell table:style-name="Table26.A2" office:value-type="string">
            <text:p text:style-name="P4">Use<text:span text:style-name="T6"> </text:span>case<text:span text:style-name="T6"> </text:span>ID</text:p>
          </table:table-cell>
          <table:table-cell table:style-name="Table26.B2" office:value-type="string">
            <text:p text:style-name="P4">UC_AC_016</text:p>
          </table:table-cell>
          <table:table-cell table:style-name="Table26.C2" office:value-type="string">
            <text:p text:style-name="P4">Priority</text:p>
          </table:table-cell>
          <table:table-cell table:style-name="Table26.D2" office:value-type="string">
            <text:p text:style-name="P4">Simple</text:p>
          </table:table-cell>
        </table:table-row>
        <table:table-row table:style-name="Table26.1">
          <table:table-cell table:style-name="Table26.A3" office:value-type="string">
            <text:p text:style-name="P4">Primary<text:span text:style-name="T6"> </text:span>Actors</text:p>
          </table:table-cell>
          <table:table-cell table:style-name="Table26.B3" table:number-columns-spanned="3" office:value-type="string">
            <text:p text:style-name="P4">User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4">Other<text:span text:style-name="T6"> </text:span>Actors</text:p>
          </table:table-cell>
          <table:table-cell table:style-name="Table26.B4" table:number-columns-spanned="3" office:value-type="string">
            <text:p text:style-name="P4">NA</text:p>
          </table:table-cell>
          <table:covered-table-cell/>
          <table:covered-table-cell/>
        </table:table-row>
      </table:table>
      <text:h text:style-name="P30" text:outline-level="2"><text:bookmark text:name="__RefHeading__15_54452100114441111"/>Description<text:bookmark-end text:name="__RefHeading__15_54452100114441111"/></text:h>
      <text:p text:style-name="P2"><text:tab/>User<text:span text:style-name="T6"> </text:span>can<text:span text:style-name="T6"> view his </text:span>friend's list.</text:p>
      <text:h text:style-name="P30" text:outline-level="2"><text:bookmark text:name="__RefHeading__17_54452100114441111"/>Precondition<text:bookmark-end text:name="__RefHeading__17_54452100114441111"/></text:h>
      <text:p text:style-name="P2"><text:tab/>User<text:span text:style-name="T6"> </text:span>is<text:span text:style-name="T6"> </text:span>authenticated</text:p>
      <text:h text:style-name="P30" text:outline-level="2"><text:bookmark text:name="__RefHeading__19_54452100114441111"/><text:bookmark text:name="__RefHeading__21_54452100113441112"/>Case<text:span text:style-name="T6"> </text:span>1<text:bookmark-end text:name="__RefHeading__19_54452100114441111"/><text:bookmark-end text:name="__RefHeading__21_54452100113441112"/></text:h>
      <text:h text:style-name="P32" text:outline-level="2"><text:bookmark text:name="__RefHeading__19_544521001144411114"/>Primary Flow: <text:bookmark-end text:name="__RefHeading__19_544521001144411114"/></text:h>
      <text:p text:style-name="P6"><text:s text:c="12"/>Step 1 <text:s/>Click on the myfriends tab in the main menu of the After login page</text:p>
      <text:p text:style-name="P2"><text:tab/>Step<text:span text:style-name="T6"> 2</text:span>: user can view his friend's list<text:span text:style-name="T6"> </text:span></text:p>
      <text:p text:style-name="P2"><text:tab/><text:bookmark text:name="__RefHeading__21_54452100113441111"/><text:bookmark-end text:name="__RefHeading__21_54452100113441111"/></text:p>
      <text:h text:style-name="P30" text:outline-level="2"><text:bookmark text:name="__RefHeading__23_54452100114441111"/>End<text:span text:style-name="T6"> </text:span>State<text:bookmark-end text:name="__RefHeading__23_54452100114441111"/></text:h>
      <text:p text:style-name="P2"><text:span text:style-name="T6"><text:s text:c="14"/>My </text:span>friends<text:span text:style-name="T6"> </text:span>page<text:span text:style-name="T6"> </text:span>is<text:span text:style-name="T6"> </text:span>display<text:bookmark text:name="__RefHeading__21_544521001134411121"/><text:bookmark text:name="__RefHeading__19_5445210011444111121"/><text:bookmark text:name="__RefHeading__23_544521001144411113"/><text:bookmark text:name="__RefHeading__23_544521001144411112"/>ed.<text:bookmark-end text:name="__RefHeading__21_544521001134411121"/><text:bookmark-end text:name="__RefHeading__19_5445210011444111121"/><text:bookmark-end text:name="__RefHeading__23_544521001144411113"/><text:bookmark-end text:name="__RefHeading__23_544521001144411112"/><text:bookmark text:name="__RefHeading__19_544521001144411112"/><text:bookmark-end text:name="__RefHeading__19_544521001144411112"/><text:bookmark text:name="__RefHeading__19_544521001144411115"/><text:bookmark-end text:name="__RefHeading__19_544521001144411115"/></text:p>
      <text:p text:style-name="P40"/>
      <text:h text:style-name="Heading_20_1" text:outline-level="1">Use<text:span text:style-name="T43"> </text:span>Case<text:span text:style-name="T43"> 17</text:span>:My<text:span text:style-name="T43"> </text:span>profile<text:span text:style-name="T43"> </text:span></text:h>
      <text:p text:style-name="P20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27.1">
          <table:table-cell table:style-name="Table27.A1" office:value-type="string">
            <text:p text:style-name="P4">Use<text:span text:style-name="T6"> </text:span>Case<text:span text:style-name="T6"> </text:span>Name</text:p>
          </table:table-cell>
          <table:table-cell table:style-name="Table27.B1" office:value-type="string">
            <text:p text:style-name="P4">My<text:span text:style-name="T6"> profile</text:span></text:p>
          </table:table-cell>
          <table:table-cell table:style-name="Table27.C1" office:value-type="string">
            <text:p text:style-name="P4">Use<text:span text:style-name="T6"> </text:span>Case<text:span text:style-name="T6"> </text:span>Type</text:p>
          </table:table-cell>
          <table:table-cell table:style-name="Table27.D1" office:value-type="string">
            <text:p text:style-name="P4">Business<text:span text:style-name="T6"> </text:span>Flow</text:p>
          </table:table-cell>
        </table:table-row>
        <table:table-row table:style-name="Table27.1">
          <table:table-cell table:style-name="Table27.A2" office:value-type="string">
            <text:p text:style-name="P4">Use<text:span text:style-name="T6"> </text:span>case<text:span text:style-name="T6"> </text:span>ID</text:p>
          </table:table-cell>
          <table:table-cell table:style-name="Table27.B2" office:value-type="string">
            <text:p text:style-name="P4">UC_AC_017</text:p>
          </table:table-cell>
          <table:table-cell table:style-name="Table27.C2" office:value-type="string">
            <text:p text:style-name="P4">Priority</text:p>
          </table:table-cell>
          <table:table-cell table:style-name="Table27.D2" office:value-type="string">
            <text:p text:style-name="P4">Simple</text:p>
          </table:table-cell>
        </table:table-row>
        <table:table-row table:style-name="Table27.1">
          <table:table-cell table:style-name="Table27.A3" office:value-type="string">
            <text:p text:style-name="P4">Primary<text:span text:style-name="T6"> </text:span>Actors</text:p>
          </table:table-cell>
          <table:table-cell table:style-name="Table27.B3" table:number-columns-spanned="3" office:value-type="string">
            <text:p text:style-name="P4">User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4">Other<text:span text:style-name="T6"> </text:span>Actors</text:p>
          </table:table-cell>
          <table:table-cell table:style-name="Table27.B4" table:number-columns-spanned="3" office:value-type="string">
            <text:p text:style-name="P4">NA</text:p>
          </table:table-cell>
          <table:covered-table-cell/>
          <table:covered-table-cell/>
        </table:table-row>
      </table:table>
      <text:h text:style-name="P30" text:outline-level="2"><text:bookmark text:name="__RefHeading__15_544521001144411112"/>Description<text:bookmark-end text:name="__RefHeading__15_544521001144411112"/></text:h>
      <text:p text:style-name="P2"><text:tab/>User<text:span text:style-name="T6"> </text:span>can<text:span text:style-name="T6"> update </text:span>his<text:span text:style-name="T6"> </text:span>credentials<text:span text:style-name="T6"> </text:span>to<text:span text:style-name="T6"> </text:span>profile</text:p>
      <text:h text:style-name="P30" text:outline-level="2"><text:bookmark text:name="__RefHeading__17_544521001144411112"/>Precondition<text:bookmark-end text:name="__RefHeading__17_544521001144411112"/></text:h>
      <text:p text:style-name="P2"><text:tab/>User<text:span text:style-name="T6"> </text:span>is<text:span text:style-name="T6"> </text:span>authenticated.<text:bookmark text:name="__RefHeading__19_5445210011444111141"/><text:bookmark-end text:name="__RefHeading__19_5445210011444111141"/><text:bookmark text:name="__RefHeading__23_544521001144411114"/><text:bookmark-end text:name="__RefHeading__23_544521001144411114"/><text:bookmark text:name="__RefHeading__21_5445210011344111211"/><text:bookmark-end text:name="__RefHeading__21_5445210011344111211"/><text:bookmark text:name="__RefHeading__21_544521001134411124"/><text:bookmark-end text:name="__RefHeading__21_544521001134411124"/></text:p>
      <text:h text:style-name="P30" text:outline-level="2"><text:bookmark text:name="__RefHeading__19_54452100114441111211"/>Primary<text:span text:style-name="T6"> </text:span>Flow:<text:span text:style-name="T6"> </text:span><text:bookmark-end text:name="__RefHeading__19_54452100114441111211"/></text:h>
      <text:p text:style-name="P2"><text:span text:style-name="T6"><text:s text:c="13"/>S</text:span>tep<text:span text:style-name="T6"> </text:span>1:click<text:span text:style-name="T6"> </text:span>on<text:span text:style-name="T6"> </text:span>my<text:span text:style-name="T6"> </text:span>profile<text:span text:style-name="T6"> </text:span>link. </text:p>
      <text:p text:style-name="P2"><text:span text:style-name="T6"><text:s text:c="13"/>S</text:span>tep<text:span text:style-name="T6"> </text:span>2:Enter<text:span text:style-name="T6"> </text:span>the<text:span text:style-name="T6"> </text:span>all<text:span text:style-name="T6"> </text:span>the<text:span text:style-name="T6"> </text:span>credentials<text:span text:style-name="T6">.</text:span></text:p>
      <text:p text:style-name="P6"><text:s text:c="13"/>Step 3:click on save profile button.</text:p>
      <text:h text:style-name="P32" text:outline-level="2"><text:bookmark text:name="__RefHeading__23_5445210011444111131"/>End State<text:bookmark-end text:name="__RefHeading__23_5445210011444111131"/></text:h>
      <text:p text:style-name="P2"><text:bookmark text:name="__RefHeading__23_5445210011444111121"/><text:span text:style-name="T6"><text:s text:c="13"/></text:span>profile<text:span text:style-name="T6"> </text:span>is<text:span text:style-name="T6"> </text:span>saved<text:bookmark-end text:name="__RefHeading__23_544521001144411112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h text:style-name="Heading_20_1" text:outline-level="1">Use<text:span text:style-name="T43"> </text:span>Case<text:span text:style-name="T43"> 18</text:span>:<text:span text:style-name="T43"> </text:span>MY<text:span text:style-name="T43"> </text:span>FRIENDS<text:span text:style-name="T43"> </text:span>Info</text:h>
      <text:p text:style-name="P20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28.1">
          <table:table-cell table:style-name="Table28.A1" office:value-type="string">
            <text:p text:style-name="P4">Use<text:span text:style-name="T6"> </text:span>Case<text:span text:style-name="T6"> </text:span>Name</text:p>
          </table:table-cell>
          <table:table-cell table:style-name="Table28.B1" office:value-type="string">
            <text:p text:style-name="P4">My<text:span text:style-name="T6"> </text:span>Friends<text:span text:style-name="T6"> </text:span>Info</text:p>
          </table:table-cell>
          <table:table-cell table:style-name="Table28.C1" office:value-type="string">
            <text:p text:style-name="P4">Use<text:span text:style-name="T6"> </text:span>Case<text:span text:style-name="T6"> </text:span>Type</text:p>
          </table:table-cell>
          <table:table-cell table:style-name="Table28.D1" office:value-type="string">
            <text:p text:style-name="P4">Business<text:span text:style-name="T6"> </text:span>Flow</text:p>
          </table:table-cell>
        </table:table-row>
        <table:table-row table:style-name="Table28.2">
          <table:table-cell table:style-name="Table28.A2" office:value-type="string">
            <text:p text:style-name="P4">Use<text:span text:style-name="T6"> </text:span>case<text:span text:style-name="T6"> </text:span>ID</text:p>
          </table:table-cell>
          <table:table-cell table:style-name="Table28.B2" office:value-type="string">
            <text:p text:style-name="P4">UC_AC_018</text:p>
          </table:table-cell>
          <table:table-cell table:style-name="Table28.C2" office:value-type="string">
            <text:p text:style-name="P4">Priority</text:p>
          </table:table-cell>
          <table:table-cell table:style-name="Table28.D2" office:value-type="string">
            <text:p text:style-name="P4">Simple</text:p>
          </table:table-cell>
        </table:table-row>
        <table:table-row table:style-name="Table28.2">
          <table:table-cell table:style-name="Table28.A3" office:value-type="string">
            <text:p text:style-name="P4">Primary<text:span text:style-name="T6"> </text:span>Actors</text:p>
          </table:table-cell>
          <table:table-cell table:style-name="Table28.B3" table:number-columns-spanned="3" office:value-type="string">
            <text:p text:style-name="P4">User</text:p>
          </table:table-cell>
          <table:covered-table-cell/>
          <table:covered-table-cell/>
        </table:table-row>
        <table:table-row table:style-name="Table28.2">
          <table:table-cell table:style-name="Table28.A2" office:value-type="string">
            <text:p text:style-name="P4">Other<text:span text:style-name="T6"> </text:span>Actors</text:p>
          </table:table-cell>
          <table:table-cell table:style-name="Table28.B4" table:number-columns-spanned="3" office:value-type="string">
            <text:p text:style-name="P4">NA</text:p>
          </table:table-cell>
          <table:covered-table-cell/>
          <table:covered-table-cell/>
        </table:table-row>
      </table:table>
      <text:h text:style-name="P30" text:outline-level="2"><text:bookmark text:name="__RefHeading__15_544521001144411111"/>Description<text:bookmark-end text:name="__RefHeading__15_544521001144411111"/></text:h>
      <text:p text:style-name="P2"><text:tab/>User<text:span text:style-name="T6"> </text:span>can<text:span text:style-name="T6"> view the details of the friend</text:span></text:p>
      <text:h text:style-name="P30" text:outline-level="2"><text:bookmark text:name="__RefHeading__17_544521001144411111"/>Precondition<text:bookmark-end text:name="__RefHeading__17_544521001144411111"/></text:h>
      <text:p text:style-name="P2"><text:tab/>User<text:span text:style-name="T6"> </text:span>is<text:span text:style-name="T6"> </text:span>authenticated<text:span text:style-name="T6"> </text:span>and<text:span text:style-name="T6"> </text:span>user<text:span text:style-name="T6"> </text:span>in<text:span text:style-name="T6"> </text:span>my<text:span text:style-name="T6"> </text:span>friends<text:span text:style-name="T6"> </text:span>page.<text:bookmark text:name="__RefHeading__19_544521001144411111"/><text:bookmark-end text:name="__RefHeading__19_544521001144411111"/><text:bookmark text:name="__RefHeading__21_544521001134411122"/><text:bookmark-end text:name="__RefHeading__21_544521001134411122"/><text:bookmark text:name="__RefHeading__19_544521001144411116"/><text:bookmark-end text:name="__RefHeading__19_544521001144411116"/></text:p>
      <text:h text:style-name="P30" text:outline-level="2"><text:bookmark text:name="__RefHeading__19_5445210011444111113"/>Primary<text:span text:style-name="T6"> </text:span>Flow:<text:span text:style-name="T6"> </text:span><text:bookmark-end text:name="__RefHeading__19_5445210011444111113"/></text:h>
      <text:p text:style-name="P2"><text:tab/>Step<text:span text:style-name="T6"> </text:span>1:<text:span text:style-name="T6"> </text:span>Click<text:span text:style-name="T6"> </text:span>on<text:span text:style-name="T6"> show link in </text:span>the<text:span text:style-name="T6"> </text:span>friend's page,user<text:span text:style-name="T6"> </text:span>can<text:span text:style-name="T6"> </text:span>view<text:span text:style-name="T6"> </text:span>the<text:span text:style-name="T6"> </text:span>details<text:span text:style-name="T6"> </text:span>of<text:span text:style-name="T6"> </text:span>the<text:span text:style-name="T6"> </text:span>friend<text:span text:style-name="T6"> in show </text:span>page<text:span text:style-name="T6"> </text:span>such<text:span text:style-name="T6"> </text:span>as<text:span text:style-name="T6"> </text:span>first<text:span text:style-name="T6"> </text:span>name,last<text:span text:style-name="T6"> </text:span>name,nick<text:span text:style-name="T6"> </text:span>nameand<text:span text:style-name="T6"> </text:span>phone<text:span text:style-name="T6"> </text:span>number.</text:p>
      <text:p text:style-name="P2"><text:bookmark text:name="__RefHeading__21_544521001134411123"/><text:bookmark text:name="__RefHeading__19_544521001144411113"/><text:bookmark text:name="__RefHeading__19_544521001144411117"/><text:tab/>.<text:bookmark-end text:name="__RefHeading__21_544521001134411123"/><text:bookmark-end text:name="__RefHeading__19_544521001144411113"/><text:bookmark-end text:name="__RefHeading__19_544521001144411117"/></text:p>
      <text:h text:style-name="P30" text:outline-level="2"><text:bookmark text:name="__RefHeading__23_5445210011444111113"/><text:bookmark text:name="__RefHeading__21_5445210011344111113"/><text:span text:style-name="T6">E</text:span><text:span text:style-name="T6">nd State</text:span><text:bookmark-end text:name="__RefHeading__23_5445210011444111113"/><text:bookmark-end text:name="__RefHeading__21_5445210011344111113"/></text:h>
      <text:p text:style-name="P2"><text:bookmark text:name="__RefHeading__19_5445210011444111114"/><text:span text:style-name="T6"><text:s text:c="13"/></text:span>Friends show<text:span text:style-name="T6"> </text:span>page<text:span text:style-name="T6"> </text:span>is<text:span text:style-name="T6"> </text:span>displeyed<text:tab/>.<text:bookmark-end text:name="__RefHeading__19_5445210011444111114"/></text:p>
      <text:p text:style-name="P41"/>
      <text:h text:style-name="Heading_20_1" text:outline-level="1">Use<text:span text:style-name="T43"> </text:span>Case<text:span text:style-name="T43"> 19</text:span>:<text:span text:style-name="T43"> </text:span>Add<text:span text:style-name="T43"> </text:span>Friends<text:span text:style-name="T43"> </text:span>link<text:span text:style-name="T43"> </text:span>in<text:span text:style-name="T43"> </text:span>my<text:span text:style-name="T43"> </text:span>friends<text:span text:style-name="T43"> </text:span>page</text:h>
      <text:p text:style-name="P20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P4">Use<text:span text:style-name="T6"> </text:span>Case<text:span text:style-name="T6"> </text:span>Name</text:p>
          </table:table-cell>
          <table:table-cell table:style-name="Table29.B1" office:value-type="string">
            <text:p text:style-name="P4">Add<text:span text:style-name="T6"> </text:span>Friends<text:span text:style-name="T6"> </text:span>Link<text:span text:style-name="T6"> </text:span>In<text:span text:style-name="T6"> </text:span>My<text:span text:style-name="T6"> </text:span>Friends<text:span text:style-name="T6"> </text:span>page</text:p>
          </table:table-cell>
          <table:table-cell table:style-name="Table29.C1" office:value-type="string">
            <text:p text:style-name="P4">Use<text:span text:style-name="T6"> </text:span>Case<text:span text:style-name="T6"> </text:span>Type</text:p>
          </table:table-cell>
          <table:table-cell table:style-name="Table29.D1" office:value-type="string">
            <text:p text:style-name="P4">Business<text:span text:style-name="T6"> </text:span>Flow</text:p>
          </table:table-cell>
        </table:table-row>
        <table:table-row table:style-name="Table29.2">
          <table:table-cell table:style-name="Table29.A2" office:value-type="string">
            <text:p text:style-name="P4">Use<text:span text:style-name="T6"> </text:span>case<text:span text:style-name="T6"> </text:span>ID</text:p>
          </table:table-cell>
          <table:table-cell table:style-name="Table29.B2" office:value-type="string">
            <text:p text:style-name="P4">UC_AC_019</text:p>
          </table:table-cell>
          <table:table-cell table:style-name="Table29.C2" office:value-type="string">
            <text:p text:style-name="P4">Priority</text:p>
          </table:table-cell>
          <table:table-cell table:style-name="Table29.D2" office:value-type="string">
            <text:p text:style-name="P4">Simple</text:p>
          </table:table-cell>
        </table:table-row>
        <table:table-row table:style-name="Table29.2">
          <table:table-cell table:style-name="Table29.A3" office:value-type="string">
            <text:p text:style-name="P4">Primary<text:span text:style-name="T6"> </text:span>Actors</text:p>
          </table:table-cell>
          <table:table-cell table:style-name="Table29.B3" table:number-columns-spanned="3" office:value-type="string">
            <text:p text:style-name="P4">User</text:p>
          </table:table-cell>
          <table:covered-table-cell/>
          <table:covered-table-cell/>
        </table:table-row>
        <table:table-row table:style-name="Table29.2">
          <table:table-cell table:style-name="Table29.A2" office:value-type="string">
            <text:p text:style-name="P4">Other<text:span text:style-name="T6"> </text:span>Actors</text:p>
          </table:table-cell>
          <table:table-cell table:style-name="Table29.B4" table:number-columns-spanned="3" office:value-type="string">
            <text:p text:style-name="P4">NA</text:p>
          </table:table-cell>
          <table:covered-table-cell/>
          <table:covered-table-cell/>
        </table:table-row>
      </table:table>
      <text:h text:style-name="P30" text:outline-level="2"><text:bookmark text:name="__RefHeading__15_5445210011444111114"/>Description<text:bookmark-end text:name="__RefHeading__15_5445210011444111114"/></text:h>
      <text:p text:style-name="P2"><text:tab/>User<text:span text:style-name="T6"> </text:span>can<text:span text:style-name="T6"> add the details of the friend in my friends page.</text:span></text:p>
      <text:h text:style-name="P30" text:outline-level="2"><text:bookmark text:name="__RefHeading__17_5445210011444111113"/>Precondition<text:bookmark-end text:name="__RefHeading__17_5445210011444111113"/></text:h>
      <text:p text:style-name="P2"><text:tab/>User<text:span text:style-name="T6"> </text:span>is<text:span text:style-name="T6"> </text:span>authenticated<text:span text:style-name="T6"> </text:span>and<text:span text:style-name="T6"> </text:span>user<text:span text:style-name="T6"> </text:span>is<text:span text:style-name="T6"> </text:span>in<text:span text:style-name="T6"> <text:s/></text:span>friends<text:span text:style-name="T6"> </text:span>page.<text:bookmark text:name="__RefHeading__19_5445210011444111115"/><text:bookmark-end text:name="__RefHeading__19_5445210011444111115"/><text:bookmark text:name="__RefHeading__21_5445210011344111221"/><text:bookmark-end text:name="__RefHeading__21_5445210011344111221"/></text:p>
      <text:h text:style-name="P30" text:outline-level="2"><text:bookmark text:name="__RefHeading__21_5445210011344111114"/><text:bookmark text:name="__RefHeading__23_5445210011444111114"/><text:bookmark text:name="__RefHeading__19_54452100114441111131"/><text:bookmark text:name="__RefHeading__21_5445210011344111231"/><text:bookmark text:name="__RefHeading__19_5445210011444111131"/>Primary<text:span text:style-name="T6"> </text:span>Flow:<text:span text:style-name="T6"> </text:span><text:bookmark-end text:name="__RefHeading__21_5445210011344111114"/><text:bookmark-end text:name="__RefHeading__23_5445210011444111114"/><text:bookmark-end text:name="__RefHeading__19_54452100114441111131"/><text:bookmark-end text:name="__RefHeading__21_5445210011344111231"/><text:bookmark-end text:name="__RefHeading__19_5445210011444111131"/></text:h>
      <text:p text:style-name="P2"><text:span text:style-name="T6"><text:s text:c="11"/></text:span><text:tab/>Step<text:span text:style-name="T6"> </text:span>1:<text:span text:style-name="T6"> </text:span>click<text:span text:style-name="T6"> </text:span>on<text:span text:style-name="T6"> </text:span>add<text:span text:style-name="T6"> </text:span>friends<text:span text:style-name="T6"> </text:span>link,now<text:span text:style-name="T6"> </text:span>the<text:span text:style-name="T6"> </text:span>user<text:span text:style-name="T6"> </text:span>goes<text:span text:style-name="T6"> </text:span>to<text:span text:style-name="T6"> </text:span>the<text:span text:style-name="T6"> <text:s/></text:span>friends new<text:span text:style-name="T6"> </text:span>page</text:p>
      <text:p text:style-name="P2"><text:tab/>Step<text:span text:style-name="T6"> 2</text:span>:Enter<text:span text:style-name="T6"> </text:span>firstname,last<text:span text:style-name="T6"> </text:span>name,nick<text:span text:style-name="T6"> </text:span>name,phone<text:span text:style-name="T6"> </text:span>number.</text:p>
      <text:p text:style-name="P2"><text:tab/>Step<text:span text:style-name="T6"> 3</text:span>:click<text:span text:style-name="T6"> </text:span>on<text:span text:style-name="T6"> </text:span>add<text:span text:style-name="T6"> </text:span>friend<text:span text:style-name="T6"> </text:span>button.<text:tab/>.</text:p>
      <text:h text:style-name="P30" text:outline-level="2"><text:bookmark text:name="__RefHeading__23_54452100114441111131"/><text:bookmark text:name="__RefHeading__21_54452100113441111131"/><text:span text:style-name="T6">E</text:span><text:span text:style-name="T6">nd State</text:span><text:bookmark-end text:name="__RefHeading__23_54452100114441111131"/><text:bookmark-end text:name="__RefHeading__21_54452100113441111131"/></text:h>
      <text:p text:style-name="P2"><text:bookmark text:name="__RefHeading__15_5445210011444111113"/><text:span text:style-name="T6"><text:s text:c="12"/></text:span><text:span text:style-name="T6"><text:s text:c="2"/>Details of the friends are added.</text:span><text:bookmark-end text:name="__RefHeading__15_544521001144411111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<text:soft-page-break/></text:p>
      <text:h text:style-name="Heading_20_1" text:outline-level="1">Use<text:span text:style-name="T43"> </text:span>Case<text:span text:style-name="T43"> </text:span>20:<text:span text:style-name="T43"> </text:span>Member<text:span text:style-name="T43"> </text:span>view<text:span text:style-name="T43"> </text:span>friend<text:span text:style-name="T43"> </text:span>details</text:h>
      <text:p text:style-name="P20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30.1">
          <table:table-cell table:style-name="Table30.A1" office:value-type="string">
            <text:p text:style-name="P4">Use<text:span text:style-name="T6"> </text:span>Case<text:span text:style-name="T6"> </text:span>Name</text:p>
          </table:table-cell>
          <table:table-cell table:style-name="Table30.B1" office:value-type="string">
            <text:p text:style-name="P4">Member<text:span text:style-name="T6"> V</text:span>iew<text:span text:style-name="T6"> F</text:span>riend<text:span text:style-name="T6"> D</text:span>etails</text:p>
          </table:table-cell>
          <table:table-cell table:style-name="Table30.C1" office:value-type="string">
            <text:p text:style-name="P4">Use<text:span text:style-name="T6"> </text:span>Case<text:span text:style-name="T6"> </text:span>Type</text:p>
          </table:table-cell>
          <table:table-cell table:style-name="Table30.D1" office:value-type="string">
            <text:p text:style-name="P4">Business<text:span text:style-name="T6"> </text:span>Flow</text:p>
          </table:table-cell>
        </table:table-row>
        <table:table-row table:style-name="Table30.1">
          <table:table-cell table:style-name="Table30.A2" office:value-type="string">
            <text:p text:style-name="P4">Use<text:span text:style-name="T6"> </text:span>case<text:span text:style-name="T6"> </text:span>ID</text:p>
          </table:table-cell>
          <table:table-cell table:style-name="Table30.B2" office:value-type="string">
            <text:p text:style-name="P4">UC_AC_020</text:p>
          </table:table-cell>
          <table:table-cell table:style-name="Table30.C2" office:value-type="string">
            <text:p text:style-name="P4">Priority</text:p>
          </table:table-cell>
          <table:table-cell table:style-name="Table30.D2" office:value-type="string">
            <text:p text:style-name="P4">Simple</text:p>
          </table:table-cell>
        </table:table-row>
        <table:table-row table:style-name="Table30.1">
          <table:table-cell table:style-name="Table30.A3" office:value-type="string">
            <text:p text:style-name="P4">Primary<text:span text:style-name="T6"> </text:span>Actors</text:p>
          </table:table-cell>
          <table:table-cell table:style-name="Table30.B3" table:number-columns-spanned="3" office:value-type="string">
            <text:p text:style-name="P4">User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4">Other<text:span text:style-name="T6"> </text:span>Actors</text:p>
          </table:table-cell>
          <table:table-cell table:style-name="Table30.B4" table:number-columns-spanned="3" office:value-type="string">
            <text:p text:style-name="P4">NA</text:p>
          </table:table-cell>
          <table:covered-table-cell/>
          <table:covered-table-cell/>
        </table:table-row>
      </table:table>
      <text:h text:style-name="P30" text:outline-level="2"><text:bookmark text:name="__RefHeading__15_5445210011444111111"/>Description<text:bookmark-end text:name="__RefHeading__15_5445210011444111111"/></text:h>
      <text:p text:style-name="P2"><text:tab/>User<text:span text:style-name="T6"> </text:span>can<text:span text:style-name="T6"> </text:span>view<text:span text:style-name="T6"> </text:span>a<text:span text:style-name="T6"> </text:span>friend<text:span text:style-name="T6"> </text:span>details<text:span text:style-name="T6"> </text:span>such<text:span text:style-name="T6"> </text:span>as<text:span text:style-name="T6"> </text:span>first<text:span text:style-name="T6"> </text:span>name,last<text:span text:style-name="T6"> </text:span>name<text:span text:style-name="T6"> </text:span>,nick<text:span text:style-name="T6"> </text:span>name<text:span text:style-name="T6"> </text:span>and<text:span text:style-name="T6"> </text:span>phone<text:span text:style-name="T6"> </text:span>number<text:span text:style-name="T6"> </text:span>and<text:span text:style-name="T6"> </text:span>he<text:span text:style-name="T6"> </text:span>can<text:span text:style-name="T6"> </text:span>edit<text:span text:style-name="T6"> </text:span>details.</text:p>
      <text:h text:style-name="P30" text:outline-level="2"><text:bookmark text:name="__RefHeading__17_5445210011444111111"/>Precondition<text:bookmark-end text:name="__RefHeading__17_5445210011444111111"/></text:h>
      <text:p text:style-name="P2"><text:tab/>User<text:span text:style-name="T6"> </text:span>is<text:span text:style-name="T6"> </text:span>authenticated<text:bookmark text:name="__RefHeading__19_5445210011444111111"/>.<text:bookmark-end text:name="__RefHeading__19_5445210011444111111"/></text:p>
      <text:h text:style-name="P32" text:outline-level="2"><text:bookmark text:name="__RefHeading__19_54452100114441111111"/>Primary Flow:<text:bookmark-end text:name="__RefHeading__19_54452100114441111111"/></text:h>
      <text:p text:style-name="P2"/>
      <text:p text:style-name="P2"><text:span text:style-name="T6"><text:tab/>S</text:span>tep<text:span text:style-name="T6"> 1</text:span>:click<text:span text:style-name="T6"> </text:span>on<text:span text:style-name="T6"> </text:span>edit<text:span text:style-name="T6"> edit </text:span>link<text:span text:style-name="T6"> </text:span>and<text:span text:style-name="T6"> </text:span>user<text:span text:style-name="T6"> </text:span>goes<text:span text:style-name="T6"> </text:span>to<text:span text:style-name="T6"> </text:span>edit<text:span text:style-name="T6"> </text:span>page<text:span text:style-name="T6"> </text:span>where<text:span text:style-name="T6"> </text:span>user<text:span text:style-name="T6"> </text:span>can<text:span text:style-name="T6"> </text:span>edit<text:span text:style-name="T6"> </text:span>his<text:span text:style-name="T6"> </text:span><text:tab/><text:tab/>friends<text:span text:style-name="T6"> </text:span>details</text:p>
      <text:p text:style-name="P6"><text:tab/></text:p>
      <text:p text:style-name="P6"><text:s text:c="13"/></text:p>
      <text:h text:style-name="P30" text:outline-level="2"><text:bookmark text:name="__RefHeading__23_5445210011444111111"/><text:bookmark text:name="__RefHeading__21_5445210011344111111"/>End<text:span text:style-name="T6"> </text:span>State<text:bookmark-end text:name="__RefHeading__23_5445210011444111111"/><text:bookmark-end text:name="__RefHeading__21_5445210011344111111"/></text:h>
      <text:p text:style-name="P2"><text:tab/>Edit<text:span text:style-name="T6"> </text:span>a<text:span text:style-name="T6"> </text:span>friend<text:span text:style-name="T6"> </text:span>page<text:span text:style-name="T6"> </text:span>is<text:span text:style-name="T6"> </text:span>displayed<text:span text:style-name="T6"> </text:span>,user<text:span text:style-name="T6"> </text:span>edit<text:span text:style-name="T6"> </text:span>his<text:span text:style-name="T6"> </text:span>friend<text:span text:style-name="T6"> </text:span>details.</text:p>
      <text:p text:style-name="P2"/>
      <text:h text:style-name="P30" text:outline-level="2"><text:bookmark text:name="__RefHeading__23_54452100114441111111"/><text:bookmark-end text:name="__RefHeading__23_54452100114441111111"/><text:bookmark text:name="__RefHeading__21_54452100113441111111"/><text:bookmark-end text:name="__RefHeading__21_54452100113441111111"/><text:bookmark text:name="__RefHeading__19_544521001144411111111"/><text:bookmark-end text:name="__RefHeading__19_544521001144411111111"/><text:bookmark text:name="__RefHeading__19_544521001144411111121"/><text:bookmark-end text:name="__RefHeading__19_544521001144411111121"/></text:h>
      <text:p text:style-name="P2"><text:bookmark text:name="__RefHeading__19_54452100114441111112"/><text:tab/><text:tab/><text:bookmark-end text:name="__RefHeading__19_54452100114441111112"/></text:p>
      <text:p text:style-name="P42"/>
      <text:h text:style-name="Heading_20_1" text:outline-level="1">Use<text:span text:style-name="T43"> </text:span>Case<text:span text:style-name="T43"> </text:span>21:<text:span text:style-name="T43"> </text:span>Edit<text:span text:style-name="T43"> </text:span>friend<text:span text:style-name="T43"> </text:span>details</text:h>
      <text:p text:style-name="P20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31.1">
          <table:table-cell table:style-name="Table31.A1" office:value-type="string">
            <text:p text:style-name="P4">Use<text:span text:style-name="T6"> </text:span>Case<text:span text:style-name="T6"> </text:span>Name</text:p>
          </table:table-cell>
          <table:table-cell table:style-name="Table31.B1" office:value-type="string">
            <text:p text:style-name="P4"><text:span text:style-name="T6">Ed</text:span>it fr<text:span text:style-name="T6">ie</text:span>nd details</text:p>
          </table:table-cell>
          <table:table-cell table:style-name="Table31.C1" office:value-type="string">
            <text:p text:style-name="P4">Use<text:span text:style-name="T6"> </text:span>Case<text:span text:style-name="T6"> </text:span>Type</text:p>
          </table:table-cell>
          <table:table-cell table:style-name="Table31.D1" office:value-type="string">
            <text:p text:style-name="P4">Business<text:span text:style-name="T6"> </text:span>Flow</text:p>
          </table:table-cell>
        </table:table-row>
        <table:table-row table:style-name="Table31.1">
          <table:table-cell table:style-name="Table31.A2" office:value-type="string">
            <text:p text:style-name="P4">Use<text:span text:style-name="T6"> </text:span>case<text:span text:style-name="T6"> </text:span>ID</text:p>
          </table:table-cell>
          <table:table-cell table:style-name="Table31.B2" office:value-type="string">
            <text:p text:style-name="P4">UC_AC_021</text:p>
          </table:table-cell>
          <table:table-cell table:style-name="Table31.C2" office:value-type="string">
            <text:p text:style-name="P4">Priority</text:p>
          </table:table-cell>
          <table:table-cell table:style-name="Table31.D2" office:value-type="string">
            <text:p text:style-name="P4">Simple</text:p>
          </table:table-cell>
        </table:table-row>
        <table:table-row table:style-name="Table31.1">
          <table:table-cell table:style-name="Table31.A3" office:value-type="string">
            <text:p text:style-name="P4">Primary<text:span text:style-name="T6"> </text:span>Actors</text:p>
          </table:table-cell>
          <table:table-cell table:style-name="Table31.B3" table:number-columns-spanned="3" office:value-type="string">
            <text:p text:style-name="P4">User</text:p>
          </table:table-cell>
          <table:covered-table-cell/>
          <table:covered-table-cell/>
        </table:table-row>
        <table:table-row table:style-name="Table31.1">
          <table:table-cell table:style-name="Table31.A2" office:value-type="string">
            <text:p text:style-name="P4">Other<text:span text:style-name="T6"> </text:span>Actors</text:p>
          </table:table-cell>
          <table:table-cell table:style-name="Table31.B4" table:number-columns-spanned="3" office:value-type="string">
            <text:p text:style-name="P4">NA</text:p>
          </table:table-cell>
          <table:covered-table-cell/>
          <table:covered-table-cell/>
        </table:table-row>
      </table:table>
      <text:h text:style-name="P30" text:outline-level="2"><text:bookmark text:name="__RefHeading__15_54452100114441111111"/>Description<text:bookmark-end text:name="__RefHeading__15_54452100114441111111"/></text:h>
      <text:p text:style-name="P2"><text:tab/>User<text:span text:style-name="T6"> </text:span>can<text:span text:style-name="T6"> edit friend details in friends edit page.</text:span></text:p>
      <text:h text:style-name="P30" text:outline-level="2"><text:bookmark text:name="__RefHeading__17_54452100114441111111"/>Precondition<text:bookmark-end text:name="__RefHeading__17_54452100114441111111"/></text:h>
      <text:p text:style-name="P2"><text:tab/>User<text:span text:style-name="T6"> </text:span>is<text:span text:style-name="T6"> </text:span>authenticated<text:span text:style-name="T6"> </text:span>and<text:span text:style-name="T6"> <text:s/>in friends edit page.</text:span></text:p>
      <text:h text:style-name="P32" text:outline-level="2"><text:bookmark text:name="__RefHeading__19_5445210011444111111111"/><text:bookmark text:name="__RefHeading__19_5445210011444111111211"/><text:bookmark text:name="__RefHeading__23_54452100114441111112"/><text:bookmark text:name="__RefHeading__19_544521001144411111112"/><text:bookmark text:name="__RefHeading__21_54452100113441111112"/>Primary Flow:<text:bookmark-end text:name="__RefHeading__19_5445210011444111111111"/><text:bookmark-end text:name="__RefHeading__19_5445210011444111111211"/><text:bookmark-end text:name="__RefHeading__23_54452100114441111112"/><text:bookmark-end text:name="__RefHeading__19_544521001144411111112"/><text:bookmark-end text:name="__RefHeading__21_54452100113441111112"/></text:h>
      <text:p text:style-name="P2"><text:span text:style-name="T6"><text:s text:c="5"/></text:span><text:tab/></text:p>
      <text:p text:style-name="P2"><text:tab/>Step<text:span text:style-name="T6"> 1</text:span>:Enter<text:span text:style-name="T6"> </text:span>firstname,last<text:span text:style-name="T6"> </text:span>name,nick<text:span text:style-name="T6"> </text:span>name,phone<text:span text:style-name="T6"> </text:span>number.</text:p>
      <text:p text:style-name="P2"><text:tab/>Step<text:span text:style-name="T6"> 2</text:span>:click<text:span text:style-name="T6"> </text:span>on<text:span text:style-name="T6"> Add friend </text:span>button.</text:p>
      <text:h text:style-name="P30" text:outline-level="2"><text:bookmark text:name="__RefHeading__21_544521001134411111111"/><text:bookmark text:name="__RefHeading__23_544521001144411111111"/>End<text:span text:style-name="T6"> </text:span>State<text:bookmark-end text:name="__RefHeading__21_544521001134411111111"/><text:bookmark-end text:name="__RefHeading__23_544521001144411111111"/></text:h>
      <text:p text:style-name="P2"><text:span text:style-name="T6"><text:s text:c="14"/></text:span>Details<text:span text:style-name="T6"> </text:span>of<text:span text:style-name="T6"> </text:span>the<text:span text:style-name="T6"> </text:span>friends<text:span text:style-name="T6"> </text:span>are<text:span text:style-name="T6"> edited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/text:p>
      <text:p text:style-name="P2"><text:bookmark text:name="__RefHeading__19_544521001144411111122"/><text:tab/><text:tab/><text:bookmark-end text:name="__RefHeading__19_544521001144411111122"/></text:p>
      <text:p text:style-name="P19"><text:soft-page-break/></text:p>
      <text:h text:style-name="Heading_20_1" text:outline-level="1">Use<text:span text:style-name="T43"> </text:span>Case<text:span text:style-name="T43"> </text:span>22:After<text:span text:style-name="T43"> </text:span>login<text:span text:style-name="T43"> </text:span>page</text:h>
      <text:p text:style-name="P20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32.1">
          <table:table-cell table:style-name="Table32.A1" office:value-type="string">
            <text:p text:style-name="P4">Use<text:span text:style-name="T6"> </text:span>Case<text:span text:style-name="T6"> </text:span>Name</text:p>
          </table:table-cell>
          <table:table-cell table:style-name="Table32.B1" office:value-type="string">
            <text:p text:style-name="P4">After<text:span text:style-name="T6"> </text:span>login<text:span text:style-name="T6"> </text:span>page</text:p>
          </table:table-cell>
          <table:table-cell table:style-name="Table32.C1" office:value-type="string">
            <text:p text:style-name="P4">Use<text:span text:style-name="T6"> </text:span>Case<text:span text:style-name="T6"> </text:span>Type</text:p>
          </table:table-cell>
          <table:table-cell table:style-name="Table32.D1" office:value-type="string">
            <text:p text:style-name="P4">Business<text:span text:style-name="T6"> </text:span>Flow</text:p>
          </table:table-cell>
        </table:table-row>
        <table:table-row table:style-name="Table32.1">
          <table:table-cell table:style-name="Table32.A2" office:value-type="string">
            <text:p text:style-name="P4">Use<text:span text:style-name="T6"> </text:span>case<text:span text:style-name="T6"> </text:span>ID</text:p>
          </table:table-cell>
          <table:table-cell table:style-name="Table32.B2" office:value-type="string">
            <text:p text:style-name="P4">UC_AC_022</text:p>
          </table:table-cell>
          <table:table-cell table:style-name="Table32.C2" office:value-type="string">
            <text:p text:style-name="P4">Priority</text:p>
          </table:table-cell>
          <table:table-cell table:style-name="Table32.D2" office:value-type="string">
            <text:p text:style-name="P4">Simple</text:p>
          </table:table-cell>
        </table:table-row>
        <table:table-row table:style-name="Table32.1">
          <table:table-cell table:style-name="Table32.A3" office:value-type="string">
            <text:p text:style-name="P4">Primary<text:span text:style-name="T6"> </text:span>Actors</text:p>
          </table:table-cell>
          <table:table-cell table:style-name="Table32.B3" table:number-columns-spanned="3" office:value-type="string">
            <text:p text:style-name="P4">User</text:p>
          </table:table-cell>
          <table:covered-table-cell/>
          <table:covered-table-cell/>
        </table:table-row>
        <table:table-row table:style-name="Table32.1">
          <table:table-cell table:style-name="Table32.A2" office:value-type="string">
            <text:p text:style-name="P4">Other<text:span text:style-name="T6"> </text:span>Actors</text:p>
          </table:table-cell>
          <table:table-cell table:style-name="Table32.B4" table:number-columns-spanned="3" office:value-type="string">
            <text:p text:style-name="P4">NA</text:p>
          </table:table-cell>
          <table:covered-table-cell/>
          <table:covered-table-cell/>
        </table:table-row>
      </table:table>
      <text:h text:style-name="P30" text:outline-level="2"><text:bookmark text:name="__RefHeading__15_5445210011444111112"/>Description<text:bookmark-end text:name="__RefHeading__15_5445210011444111112"/></text:h>
      <text:p text:style-name="P2"><text:tab/>User<text:span text:style-name="T6"> </text:span>can<text:span text:style-name="T6"> </text:span>view<text:span text:style-name="T6"> tabs such as messages,my Activcontacts,my searches,my friends,search.</text:span></text:p>
      <text:h text:style-name="P30" text:outline-level="2"><text:bookmark text:name="__RefHeading__17_5445210011444111112"/>Precondition<text:bookmark-end text:name="__RefHeading__17_5445210011444111112"/></text:h>
      <text:p text:style-name="P2"><text:tab/>User<text:span text:style-name="T6"> </text:span>is<text:span text:style-name="T6"> </text:span>Authenticated.<text:span text:style-name="T6"> </text:span><text:bookmark text:name="__RefHeading__19_5445210011444111112"/><text:bookmark-end text:name="__RefHeading__19_5445210011444111112"/><text:bookmark text:name="__RefHeading__19_54452100114441111113"/><text:bookmark-end text:name="__RefHeading__19_54452100114441111113"/></text:p>
      <text:h text:style-name="P30" text:outline-level="2"><text:bookmark text:name="__RefHeading__19_54452100114441111121"/>Primary<text:span text:style-name="T6"> </text:span>Flow:<text:span text:style-name="T6"> </text:span><text:bookmark-end text:name="__RefHeading__19_54452100114441111121"/></text:h>
      <text:p text:style-name="P2"><text:tab/>Step<text:span text:style-name="T6"> </text:span>1:<text:span text:style-name="T6"> On successfull login user can view the after login page.</text:span></text:p>
      <text:h text:style-name="P30" text:outline-level="2"><text:bookmark text:name="__RefHeading__21_5445210011344111112"/><text:bookmark text:name="__RefHeading__23_5445210011444111112"/>End<text:span text:style-name="T6"> </text:span>State<text:span text:style-name="T6"> </text:span><text:bookmark-end text:name="__RefHeading__21_5445210011344111112"/><text:bookmark-end text:name="__RefHeading__23_5445210011444111112"/></text:h>
      <text:p text:style-name="P2"><text:span text:style-name="T6"><text:s/></text:span><text:tab/><text:span text:style-name="T52"> <text:s text:c="3"/>After login page</text:span><text:span text:style-name="T30"> is displayed.</text:span></text:p>
      <text:p text:style-name="P2"><text:bookmark text:name="__RefHeading__19_54452100114441111122"/><text:bookmark text:name="__RefHeading__19_544521001144411111131"/>.<text:bookmark-end text:name="__RefHeading__19_54452100114441111122"/><text:bookmark-end text:name="__RefHeading__19_544521001144411111131"/></text:p>
      <text:p text:style-name="P43"/>
      <text:h text:style-name="Heading_20_1" text:outline-level="1">Use<text:span text:style-name="T43"> </text:span>Case<text:span text:style-name="T43"> 23</text:span>:<text:span text:style-name="T43"> </text:span>After<text:span text:style-name="T43"> </text:span>login<text:span text:style-name="T43"> </text:span>page-read<text:span text:style-name="T43"> </text:span>messages<text:span text:style-name="T43"> </text:span>link</text:h>
      <text:p text:style-name="P20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33.1">
          <table:table-cell table:style-name="Table33.A1" office:value-type="string">
            <text:p text:style-name="P4">Use<text:span text:style-name="T6"> </text:span>Case<text:span text:style-name="T6"> </text:span>Name</text:p>
          </table:table-cell>
          <table:table-cell table:style-name="Table33.B1" office:value-type="string">
            <text:p text:style-name="P4">After<text:span text:style-name="T6"> </text:span>login<text:span text:style-name="T6"> </text:span>page-read<text:span text:style-name="T6"> </text:span>messages<text:span text:style-name="T6"> </text:span>link</text:p>
          </table:table-cell>
          <table:table-cell table:style-name="Table33.C1" office:value-type="string">
            <text:p text:style-name="P4">Use<text:span text:style-name="T6"> </text:span>Case<text:span text:style-name="T6"> </text:span>Type</text:p>
          </table:table-cell>
          <table:table-cell table:style-name="Table33.D1" office:value-type="string">
            <text:p text:style-name="P4">Business<text:span text:style-name="T6"> </text:span>Flow</text:p>
          </table:table-cell>
        </table:table-row>
        <table:table-row table:style-name="Table33.1">
          <table:table-cell table:style-name="Table33.A2" office:value-type="string">
            <text:p text:style-name="P4">Use<text:span text:style-name="T6"> </text:span>case<text:span text:style-name="T6"> </text:span>ID</text:p>
          </table:table-cell>
          <table:table-cell table:style-name="Table33.B2" office:value-type="string">
            <text:p text:style-name="P4">UC_AC_023</text:p>
          </table:table-cell>
          <table:table-cell table:style-name="Table33.C2" office:value-type="string">
            <text:p text:style-name="P4">Priority</text:p>
          </table:table-cell>
          <table:table-cell table:style-name="Table33.D2" office:value-type="string">
            <text:p text:style-name="P4">Simple</text:p>
          </table:table-cell>
        </table:table-row>
        <table:table-row table:style-name="Table33.1">
          <table:table-cell table:style-name="Table33.A3" office:value-type="string">
            <text:p text:style-name="P4">Primary<text:span text:style-name="T6"> </text:span>Actors</text:p>
          </table:table-cell>
          <table:table-cell table:style-name="Table33.B3" table:number-columns-spanned="3" office:value-type="string">
            <text:p text:style-name="P4">User</text:p>
          </table:table-cell>
          <table:covered-table-cell/>
          <table:covered-table-cell/>
        </table:table-row>
        <table:table-row table:style-name="Table33.1">
          <table:table-cell table:style-name="Table33.A2" office:value-type="string">
            <text:p text:style-name="P4">Other<text:span text:style-name="T6"> </text:span>Actors</text:p>
          </table:table-cell>
          <table:table-cell table:style-name="Table33.B4" table:number-columns-spanned="3" office:value-type="string">
            <text:p text:style-name="P4">NA</text:p>
          </table:table-cell>
          <table:covered-table-cell/>
          <table:covered-table-cell/>
        </table:table-row>
      </table:table>
      <text:h text:style-name="P30" text:outline-level="2"><text:bookmark text:name="__RefHeading__15_54452100114441111122"/>Description<text:bookmark-end text:name="__RefHeading__15_54452100114441111122"/></text:h>
      <text:p text:style-name="P2"><text:tab/>User<text:span text:style-name="T6"> </text:span>can<text:span text:style-name="T6"> </text:span>read<text:span text:style-name="T6"> </text:span>the<text:span text:style-name="T6"> </text:span>inbox<text:span text:style-name="T6"> </text:span>messages<text:span text:style-name="T6"> </text:span>by<text:span text:style-name="T6"> </text:span>clickings<text:span text:style-name="T6"> </text:span>read<text:span text:style-name="T6"> </text:span>messsages<text:span text:style-name="T6"> </text:span>link<text:span text:style-name="T6"> </text:span>in<text:span text:style-name="T6"> </text:span>the<text:span text:style-name="T6"> after login page.</text:span></text:p>
      <text:h text:style-name="P30" text:outline-level="2"><text:bookmark text:name="__RefHeading__17_54452100114441111122"/>Precondition<text:bookmark-end text:name="__RefHeading__17_54452100114441111122"/></text:h>
      <text:p text:style-name="P2"><text:tab/>User<text:span text:style-name="T6"> </text:span>is<text:span text:style-name="T6"> </text:span>Authenticated.<text:bookmark text:name="__RefHeading__19_54452100114441111128"/><text:bookmark text:name="__RefHeading__19_544521001144411111216"/><text:bookmark text:name="__RefHeading__19_544521001144411111136"/><text:span text:style-name="T6"> </text:span><text:bookmark-end text:name="__RefHeading__19_54452100114441111128"/><text:bookmark-end text:name="__RefHeading__19_544521001144411111216"/><text:bookmark-end text:name="__RefHeading__19_544521001144411111136"/></text:p>
      <text:p text:style-name="P2"><text:bookmark text:name="__RefHeading__23_54452100114441111127"/><text:bookmark-end text:name="__RefHeading__23_54452100114441111127"/><text:bookmark text:name="__RefHeading__19_544521001144411111222"/><text:bookmark-end text:name="__RefHeading__19_544521001144411111222"/><text:bookmark text:name="__RefHeading__19_5445210011444111111311"/><text:bookmark-end text:name="__RefHeading__19_5445210011444111111311"/><text:bookmark text:name="__RefHeading__21_54452100113441111127"/><text:bookmark-end text:name="__RefHeading__21_54452100113441111127"/></text:p>
      <text:h text:style-name="P32" text:outline-level="2"><text:bookmark text:name="__RefHeading__19_5445210011444111112111"/>Primary Flow: <text:bookmark-end text:name="__RefHeading__19_5445210011444111112111"/></text:h>
      <text:p text:style-name="P2"><text:span text:style-name="T6"><text:s text:c="11"/>S</text:span>tep<text:span text:style-name="T6"> </text:span>1:click<text:span text:style-name="T6"> </text:span>on<text:span text:style-name="T6"> read messages link</text:span></text:p>
      <text:h text:style-name="P30" text:outline-level="2"><text:bookmark text:name="__RefHeading__21_544521001134411111211"/><text:bookmark text:name="__RefHeading__23_544521001144411111211"/>End<text:span text:style-name="T6"> </text:span>State<text:span text:style-name="T6"> </text:span><text:bookmark-end text:name="__RefHeading__21_544521001134411111211"/><text:bookmark-end text:name="__RefHeading__23_544521001144411111211"/></text:h>
      <text:p text:style-name="P2"><text:span text:style-name="T6"><text:s text:c="12"/></text:span>Messages<text:span text:style-name="T6"> </text:span>can<text:span text:style-name="T6"> </text:span>be<text:span text:style-name="T6"> </text:span>viewed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2" text:outline-level="2"/>
      <text:p text:style-name="P44"/>
      <text:h text:style-name="Heading_20_1" text:outline-level="1">Use<text:span text:style-name="T43"> </text:span>Case<text:span text:style-name="T43"> 24</text:span>:<text:span text:style-name="T43"> </text:span>My<text:span text:style-name="T43"> </text:span>Activcontacts-email</text:h>
      <text:p text:style-name="P20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35.1">
          <table:table-cell table:style-name="Table35.A1" office:value-type="string">
            <text:p text:style-name="P4">Use<text:span text:style-name="T6"> </text:span>Case<text:span text:style-name="T6"> </text:span>Name</text:p>
          </table:table-cell>
          <table:table-cell table:style-name="Table35.B1" office:value-type="string">
            <text:p text:style-name="P4">My<text:span text:style-name="T6"> </text:span>ActivContacts-email</text:p>
          </table:table-cell>
          <table:table-cell table:style-name="Table35.C1" office:value-type="string">
            <text:p text:style-name="P4">Use<text:span text:style-name="T6"> </text:span>Case<text:span text:style-name="T6"> </text:span>Type</text:p>
          </table:table-cell>
          <table:table-cell table:style-name="Table35.D1" office:value-type="string">
            <text:p text:style-name="P4">Business<text:span text:style-name="T6"> </text:span>Flow</text:p>
          </table:table-cell>
        </table:table-row>
        <table:table-row table:style-name="Table35.1">
          <table:table-cell table:style-name="Table35.A2" office:value-type="string">
            <text:p text:style-name="P4">Use<text:span text:style-name="T6"> </text:span>case<text:span text:style-name="T6"> </text:span>ID</text:p>
          </table:table-cell>
          <table:table-cell table:style-name="Table35.B2" office:value-type="string">
            <text:p text:style-name="P4">UC_AC_024</text:p>
          </table:table-cell>
          <table:table-cell table:style-name="Table35.C2" office:value-type="string">
            <text:p text:style-name="P4">Priority</text:p>
          </table:table-cell>
          <table:table-cell table:style-name="Table35.D2" office:value-type="string">
            <text:p text:style-name="P4">Simple</text:p>
          </table:table-cell>
        </table:table-row>
        <table:table-row table:style-name="Table35.1">
          <table:table-cell table:style-name="Table35.A3" office:value-type="string">
            <text:p text:style-name="P4">Primary<text:span text:style-name="T6"> </text:span>Actors</text:p>
          </table:table-cell>
          <table:table-cell table:style-name="Table35.B3" table:number-columns-spanned="3" office:value-type="string">
            <text:p text:style-name="P4">User</text:p>
          </table:table-cell>
          <table:covered-table-cell/>
          <table:covered-table-cell/>
        </table:table-row>
        <table:table-row table:style-name="Table35.1">
          <table:table-cell table:style-name="Table35.A2" office:value-type="string">
            <text:p text:style-name="P4">Other<text:span text:style-name="T6"> </text:span>Actors</text:p>
          </table:table-cell>
          <table:table-cell table:style-name="Table35.B4" table:number-columns-spanned="3" office:value-type="string">
            <text:p text:style-name="P4">NA</text:p>
          </table:table-cell>
          <table:covered-table-cell/>
          <table:covered-table-cell/>
        </table:table-row>
      </table:table>
      <text:h text:style-name="P30" text:outline-level="2"><text:bookmark text:name="__RefHeading__15_54452100114441111123"/>Description<text:bookmark-end text:name="__RefHeading__15_54452100114441111123"/></text:h>
      <text:p text:style-name="P2"><text:tab/>User<text:span text:style-name="T6"> </text:span>can<text:span text:style-name="T6"> </text:span>view<text:span text:style-name="T6"> and add <text:s/></text:span>Email<text:span text:style-name="T6"> to </text:span>Activcontacts.</text:p>
      <text:h text:style-name="P30" text:outline-level="2"><text:bookmark text:name="__RefHeading__17_54452100114441111123"/>Precondition<text:bookmark-end text:name="__RefHeading__17_54452100114441111123"/></text:h>
      <text:p text:style-name="P2"><text:tab/>User<text:span text:style-name="T6"> </text:span>is<text:span text:style-name="T6"> </text:span>Authenticated<text:span text:style-name="T6"> </text:span>and<text:span text:style-name="T6"> </text:span>should<text:span text:style-name="T6"> </text:span>be<text:span text:style-name="T6"> </text:span>myActivcontacts<text:span text:style-name="T6"> </text:span>page.</text:p>
      <text:p text:style-name="P2"><text:bookmark text:name="__RefHeading__19_5445210011444111111351"/><text:bookmark-end text:name="__RefHeading__19_5445210011444111111351"/><text:bookmark text:name="__RefHeading__19_544521001144411111271"/><text:bookmark-end text:name="__RefHeading__19_544521001144411111271"/></text:p>
      <text:h text:style-name="P30" text:outline-level="2"><text:bookmark text:name="__RefHeading__19_54452100114441111123"/>Primary<text:span text:style-name="T6"> </text:span>Flow:<text:span text:style-name="T6"> </text:span><text:bookmark-end text:name="__RefHeading__19_54452100114441111123"/></text:h>
      <text:p text:style-name="P6"><text:s text:c="7"/>Step 1:click on add another email link </text:p>
      <text:p text:style-name="P6"><text:s text:c="7"/>Step 2:check the box if you are adding the primary email(primary email is the <text:s/>user's current <text:s text:c="10"/><text:tab/> <text:s text:c="5"/>email and in user's registration account account)and for secondary emails do check <text:tab/><text:tab/> <text:s text:c="5"/>the check box(secondary email is user's previous emails)</text:p>
      <text:p text:style-name="P2"><text:span text:style-name="T6"><text:s text:c="7"/></text:span>Step<text:span text:style-name="T6"> 3</text:span>:Enter<text:span text:style-name="T6"> </text:span>Email<text:span text:style-name="T6"> </text:span>in<text:span text:style-name="T6"> </text:span>the<text:span text:style-name="T6"> </text:span>add<text:span text:style-name="T6"> </text:span>Email<text:span text:style-name="T6"> </text:span>text<text:span text:style-name="T6"> </text:span>box<text:span text:style-name="T6"> </text:span>.</text:p>
      <text:p text:style-name="P2"><text:span text:style-name="T6"><text:s text:c="7"/></text:span>Step<text:span text:style-name="T6"> </text:span>2:Click<text:span text:style-name="T6"> </text:span>Add<text:span text:style-name="T6"> </text:span>button.</text:p>
      <text:p text:style-name="P2"><text:bookmark text:name="__RefHeading__21_54452100113441111123"/><text:bookmark-end text:name="__RefHeading__21_54452100113441111123"/></text:p>
      <text:h text:style-name="P30" text:outline-level="2"><text:bookmark text:name="__RefHeading__23_54452100114441111123"/>End<text:span text:style-name="T6"> </text:span>State<text:bookmark-end text:name="__RefHeading__23_54452100114441111123"/></text:h>
      <text:p text:style-name="P2"><text:tab/>Email<text:span text:style-name="T6"> </text:span>is<text:span text:style-name="T6"> </text:span>added<text:span text:style-name="T6"> </text:span>to<text:span text:style-name="T6"> </text:span>my<text:span text:style-name="T6"> </text:span>Activcontacts.</text:p>
      <text:p text:style-name="P2"/>
      <text:h text:style-name="P30" text:outline-level="2"><text:bookmark text:name="__RefHeading__19_5445210011444111111352"/><text:bookmark-end text:name="__RefHeading__19_5445210011444111111352"/><text:bookmark text:name="__RefHeading__19_544521001144411111272"/><text:bookmark-end text:name="__RefHeading__19_544521001144411111272"/></text:h>
      <text:p text:style-name="P2"/>
      <text:p text:style-name="P2"/>
      <text:p text:style-name="P45"/>
      <text:h text:style-name="Heading_20_1" text:outline-level="1">Use<text:span text:style-name="T43"> </text:span>Case<text:span text:style-name="T43"> 25</text:span>:<text:span text:style-name="T43"> </text:span>My<text:span text:style-name="T43"> </text:span>Activcontacts-phone<text:span text:style-name="T43"> </text:span>number</text:h>
      <text:p text:style-name="P20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36.1">
          <table:table-cell table:style-name="Table36.A1" office:value-type="string">
            <text:p text:style-name="P4">Use<text:span text:style-name="T6"> </text:span>Case<text:span text:style-name="T6"> </text:span>Name</text:p>
          </table:table-cell>
          <table:table-cell table:style-name="Table36.B1" office:value-type="string">
            <text:p text:style-name="P4">My<text:span text:style-name="T6"> </text:span>ActivContacts-phone<text:span text:style-name="T6"> </text:span>number</text:p>
          </table:table-cell>
          <table:table-cell table:style-name="Table36.C1" office:value-type="string">
            <text:p text:style-name="P4">Use<text:span text:style-name="T6"> </text:span>Case<text:span text:style-name="T6"> </text:span>Type</text:p>
          </table:table-cell>
          <table:table-cell table:style-name="Table36.D1" office:value-type="string">
            <text:p text:style-name="P4">Business<text:span text:style-name="T6"> </text:span>Flow</text:p>
          </table:table-cell>
        </table:table-row>
        <table:table-row table:style-name="Table36.1">
          <table:table-cell table:style-name="Table36.A2" office:value-type="string">
            <text:p text:style-name="P4">Use<text:span text:style-name="T6"> </text:span>case<text:span text:style-name="T6"> </text:span>ID</text:p>
          </table:table-cell>
          <table:table-cell table:style-name="Table36.B2" office:value-type="string">
            <text:p text:style-name="P4">UC_AC_025</text:p>
          </table:table-cell>
          <table:table-cell table:style-name="Table36.C2" office:value-type="string">
            <text:p text:style-name="P4">Priority</text:p>
          </table:table-cell>
          <table:table-cell table:style-name="Table36.D2" office:value-type="string">
            <text:p text:style-name="P4">Simple</text:p>
          </table:table-cell>
        </table:table-row>
        <table:table-row table:style-name="Table36.1">
          <table:table-cell table:style-name="Table36.A3" office:value-type="string">
            <text:p text:style-name="P4">Primary<text:span text:style-name="T6"> </text:span>Actors</text:p>
          </table:table-cell>
          <table:table-cell table:style-name="Table36.B3" table:number-columns-spanned="3" office:value-type="string">
            <text:p text:style-name="P4">User</text:p>
          </table:table-cell>
          <table:covered-table-cell/>
          <table:covered-table-cell/>
        </table:table-row>
        <table:table-row table:style-name="Table36.1">
          <table:table-cell table:style-name="Table36.A2" office:value-type="string">
            <text:p text:style-name="P4">Other<text:span text:style-name="T6"> </text:span>Actors</text:p>
          </table:table-cell>
          <table:table-cell table:style-name="Table36.B4" table:number-columns-spanned="3" office:value-type="string">
            <text:p text:style-name="P4">NA</text:p>
          </table:table-cell>
          <table:covered-table-cell/>
          <table:covered-table-cell/>
        </table:table-row>
      </table:table>
      <text:h text:style-name="P30" text:outline-level="2"><text:bookmark text:name="__RefHeading__15_544521001144411111231"/>Description<text:bookmark-end text:name="__RefHeading__15_544521001144411111231"/></text:h>
      <text:p text:style-name="P2"><text:tab/>User<text:span text:style-name="T6"> </text:span>can<text:span text:style-name="T6"> view and add phone </text:span>number<text:span text:style-name="T6"> to </text:span>Activcontacts.</text:p>
      <text:h text:style-name="P30" text:outline-level="2"><text:bookmark text:name="__RefHeading__17_544521001144411111231"/>Precondition<text:bookmark-end text:name="__RefHeading__17_544521001144411111231"/></text:h>
      <text:p text:style-name="P2"><text:tab/>User<text:span text:style-name="T6"> </text:span>is<text:span text:style-name="T6"> </text:span>Authenticated<text:span text:style-name="T6"> </text:span>.</text:p>
      <text:p text:style-name="P2"/>
      <text:h text:style-name="P30" text:outline-level="2"><text:bookmark text:name="__RefHeading__19_54452100114441111113511"/><text:bookmark text:name="__RefHeading__19_5445210011444111112711"/><text:bookmark text:name="__RefHeading__19_5445210011444111112316"/>Primary<text:span text:style-name="T6"> </text:span>Flow:<text:span text:style-name="T6"> </text:span><text:bookmark-end text:name="__RefHeading__19_54452100114441111113511"/><text:bookmark-end text:name="__RefHeading__19_5445210011444111112711"/><text:bookmark-end text:name="__RefHeading__19_5445210011444111112316"/></text:h>
      <text:p text:style-name="P2"><text:s text:c="10"/>Step 1:Click on numbers link in myactivcontacts index page</text:p>
      <text:p text:style-name="P2"><text:s text:c="10"/>Step 2:myactivcontactsphones-phoneindex is displayed</text:p>
      <text:p text:style-name="P2"><text:s text:c="10"/>step 3: click on Add another phone number link.</text:p>
      <text:p text:style-name="P2"><text:s text:c="10"/>Step 4:myactivcontactsphones-phonenew is displayed</text:p>
      <text:p text:style-name="P2"><text:s text:c="10"/><text:span text:style-name="T6">Step 5:check the box if you are adding the primary phone(primary phone number is the <text:tab/><text:tab/> <text:s text:c="8"/>current phone number and in <text:s/>user's registration account)and for secondary phone <text:tab/><text:tab/> <text:s text:c="8"/>number do not check the check box(secondary phone number is user <text:s/>previous phone <text:tab/> <text:s text:c="8"/>number)</text:span></text:p>
      <text:p text:style-name="P2"><text:span text:style-name="T6"><text:s text:c="10"/></text:span>Step<text:span text:style-name="T6"> 6</text:span>:Enter<text:span text:style-name="T6"> </text:span>phone<text:span text:style-name="T6"> </text:span>number<text:span text:style-name="T6"> .</text:span></text:p>
      <text:p text:style-name="P2"><text:span text:style-name="T6"><text:s text:c="10"/></text:span>Step<text:span text:style-name="T6"> 7</text:span>:Click<text:span text:style-name="T6"> </text:span>Add<text:span text:style-name="T6"> </text:span>button.</text:p>
      <text:h text:style-name="P30" text:outline-level="2"><text:bookmark text:name="__RefHeading__23_5445210011444111112311"/>End<text:span text:style-name="T6"> </text:span>State<text:bookmark-end text:name="__RefHeading__23_5445210011444111112311"/></text:h>
      <text:p text:style-name="P2"><text:span text:style-name="T6"><text:s text:c="9"/></text:span>Phone<text:span text:style-name="T6"> </text:span>number<text:span text:style-name="T6"> </text:span>is<text:span text:style-name="T6"> </text:span>added<text:span text:style-name="T6"> </text:span>to<text:span text:style-name="T6"> </text:span>my<text:span text:style-name="T6"> </text:span>Activcontact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<text:soft-page-break/></text:p>
      <text:h text:style-name="Heading_20_1" text:outline-level="1">Use<text:span text:style-name="T43"> </text:span>Case<text:span text:style-name="T43"> 26</text:span>:<text:span text:style-name="T43"> </text:span>My<text:span text:style-name="T43"> </text:span>searches</text:h>
      <text:p text:style-name="P20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37.1">
          <table:table-cell table:style-name="Table37.A1" office:value-type="string">
            <text:p text:style-name="P4">Use<text:span text:style-name="T6"> </text:span>Case<text:span text:style-name="T6"> </text:span>Name</text:p>
          </table:table-cell>
          <table:table-cell table:style-name="Table37.B1" office:value-type="string">
            <text:p text:style-name="P4">My<text:span text:style-name="T6"> </text:span>Searches</text:p>
          </table:table-cell>
          <table:table-cell table:style-name="Table37.C1" office:value-type="string">
            <text:p text:style-name="P4">Use<text:span text:style-name="T6"> </text:span>Case<text:span text:style-name="T6"> </text:span>Type</text:p>
          </table:table-cell>
          <table:table-cell table:style-name="Table37.D1" office:value-type="string">
            <text:p text:style-name="P4">Business<text:span text:style-name="T6"> </text:span>Flow</text:p>
          </table:table-cell>
        </table:table-row>
        <table:table-row table:style-name="Table37.1">
          <table:table-cell table:style-name="Table37.A2" office:value-type="string">
            <text:p text:style-name="P4">Use<text:span text:style-name="T6"> </text:span>case<text:span text:style-name="T6"> </text:span>ID</text:p>
          </table:table-cell>
          <table:table-cell table:style-name="Table37.B2" office:value-type="string">
            <text:p text:style-name="P4">UC_AC_026</text:p>
          </table:table-cell>
          <table:table-cell table:style-name="Table37.C2" office:value-type="string">
            <text:p text:style-name="P4">Priority</text:p>
          </table:table-cell>
          <table:table-cell table:style-name="Table37.D2" office:value-type="string">
            <text:p text:style-name="P4">Simple</text:p>
          </table:table-cell>
        </table:table-row>
        <table:table-row table:style-name="Table37.1">
          <table:table-cell table:style-name="Table37.A3" office:value-type="string">
            <text:p text:style-name="P4">Primary<text:span text:style-name="T6"> </text:span>Actors</text:p>
          </table:table-cell>
          <table:table-cell table:style-name="Table37.B3" table:number-columns-spanned="3" office:value-type="string">
            <text:p text:style-name="P4">User</text:p>
          </table:table-cell>
          <table:covered-table-cell/>
          <table:covered-table-cell/>
        </table:table-row>
        <table:table-row table:style-name="Table37.1">
          <table:table-cell table:style-name="Table37.A2" office:value-type="string">
            <text:p text:style-name="P4">Other<text:span text:style-name="T6"> </text:span>Actors</text:p>
          </table:table-cell>
          <table:table-cell table:style-name="Table37.B4" table:number-columns-spanned="3" office:value-type="string">
            <text:p text:style-name="P4">NA</text:p>
          </table:table-cell>
          <table:covered-table-cell/>
          <table:covered-table-cell/>
        </table:table-row>
      </table:table>
      <text:h text:style-name="P30" text:outline-level="2"><text:bookmark text:name="__RefHeading__15_544521001144411111221"/>Description<text:bookmark-end text:name="__RefHeading__15_544521001144411111221"/></text:h>
      <text:p text:style-name="P2"><text:tab/>User<text:span text:style-name="T6"> </text:span>can<text:span text:style-name="T6"> </text:span>view<text:span text:style-name="T6"> </text:span>and<text:span text:style-name="T6"> </text:span>delete<text:span text:style-name="T6"> a </text:span>search<text:span text:style-name="T6"> </text:span>made<text:span text:style-name="T6"> </text:span>by<text:span text:style-name="T6"> </text:span>the<text:span text:style-name="T6"> </text:span>user.</text:p>
      <text:h text:style-name="P30" text:outline-level="2"><text:bookmark text:name="__RefHeading__17_544521001144411111221"/>Precondition<text:bookmark-end text:name="__RefHeading__17_544521001144411111221"/></text:h>
      <text:p text:style-name="P2"/>
      <text:p text:style-name="P2"><text:tab/>User<text:span text:style-name="T6"> </text:span>is<text:span text:style-name="T6"> </text:span>Authenticated<text:span text:style-name="T6"> </text:span>and<text:span text:style-name="T6"> </text:span>should<text:span text:style-name="T6"> </text:span>be<text:span text:style-name="T6"> </text:span>in<text:span text:style-name="T6"> </text:span>My<text:span text:style-name="T6"> </text:span>searches<text:span text:style-name="T6"> </text:span>page.</text:p>
      <text:p text:style-name="P2"><text:bookmark text:name="__RefHeading__19_544521001144411111273"/><text:bookmark-end text:name="__RefHeading__19_544521001144411111273"/><text:bookmark text:name="__RefHeading__19_5445210011444111111353"/><text:bookmark-end text:name="__RefHeading__19_5445210011444111111353"/></text:p>
      <text:h text:style-name="P32" text:outline-level="2"><text:bookmark text:name="__RefHeading__19_5445210011444111112313"/>Primary Flow: <text:bookmark-end text:name="__RefHeading__19_5445210011444111112313"/></text:h>
      <text:p text:style-name="P6"><text:bookmark text:name="__RefHeading__19_544521001144411111221"/><text:bookmark text:name="__RefHeading__19_5445210011444111112311"/><text:bookmark text:name="__RefHeading__19_5445210011444111112312"/><text:s text:c="12"/><text:bookmark-end text:name="__RefHeading__19_544521001144411111221"/><text:bookmark-end text:name="__RefHeading__19_5445210011444111112311"/><text:bookmark-end text:name="__RefHeading__19_5445210011444111112312"/></text:p>
      <text:p text:style-name="P2"><text:tab/>Step<text:span text:style-name="T6"> </text:span>1:<text:span text:style-name="T6"> </text:span>click<text:span text:style-name="T6"> </text:span>delete<text:span text:style-name="T6"> </text:span>to<text:span text:style-name="T6"> </text:span>delete<text:span text:style-name="T6"> </text:span>a<text:span text:style-name="T6"> </text:span>search.<text:span text:style-name="T6"> <text:s text:c="4"/></text:span></text:p>
      <text:h text:style-name="P30" text:outline-level="2"><text:bookmark text:name="__RefHeading__21_544521001134411111221"/><text:bookmark text:name="__RefHeading__23_544521001144411111221"/>End<text:span text:style-name="T6"> </text:span>State<text:bookmark-end text:name="__RefHeading__21_544521001134411111221"/><text:bookmark-end text:name="__RefHeading__23_544521001144411111221"/></text:h>
      <text:p text:style-name="P2"><text:tab/>One<text:span text:style-name="T6"> </text:span>search<text:span text:style-name="T6"> </text:span>record<text:span text:style-name="T6"> </text:span>is<text:span text:style-name="T6"> </text:span>deleted<text:span text:style-name="T6"> </text:span>and<text:span text:style-name="T6"> </text:span>others<text:span text:style-name="T6"> </text:span>are<text:span text:style-name="T6"> </text:span>viewed.</text:p>
      <text:h text:style-name="P30" text:outline-level="2"><text:bookmark text:name="__RefHeading__19_544521001144411111274"/><text:bookmark-end text:name="__RefHeading__19_544521001144411111274"/><text:bookmark text:name="__RefHeading__21_5445210011344111112213"/><text:bookmark-end text:name="__RefHeading__21_5445210011344111112213"/><text:bookmark text:name="__RefHeading__19_5445210011444111111354"/><text:bookmark-end text:name="__RefHeading__19_5445210011444111111354"/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Heading_20_1" text:outline-level="1">Use<text:span text:style-name="T43"> </text:span>Case<text:span text:style-name="T43"> 27 </text:span>:<text:span text:style-name="T43"> </text:span>Logout<text:span text:style-name="T43"> </text:span>page</text:h>
      <text:p text:style-name="P20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39.1">
          <table:table-cell table:style-name="Table39.A1" office:value-type="string">
            <text:p text:style-name="P4">Use<text:span text:style-name="T6"> </text:span>Case<text:span text:style-name="T6"> </text:span>Name</text:p>
          </table:table-cell>
          <table:table-cell table:style-name="Table39.B1" office:value-type="string">
            <text:p text:style-name="P4">Logout<text:span text:style-name="T6"> </text:span>Page</text:p>
          </table:table-cell>
          <table:table-cell table:style-name="Table39.C1" office:value-type="string">
            <text:p text:style-name="P4">Use<text:span text:style-name="T6"> </text:span>Case<text:span text:style-name="T6"> </text:span>Type</text:p>
          </table:table-cell>
          <table:table-cell table:style-name="Table39.D1" office:value-type="string">
            <text:p text:style-name="P4">Business<text:span text:style-name="T6"> </text:span>Flow</text:p>
          </table:table-cell>
        </table:table-row>
        <table:table-row table:style-name="Table39.1">
          <table:table-cell table:style-name="Table39.A2" office:value-type="string">
            <text:p text:style-name="P4">Use<text:span text:style-name="T6"> </text:span>case<text:span text:style-name="T6"> </text:span>ID</text:p>
          </table:table-cell>
          <table:table-cell table:style-name="Table39.B2" office:value-type="string">
            <text:p text:style-name="P4">UC_AC_027</text:p>
          </table:table-cell>
          <table:table-cell table:style-name="Table39.C2" office:value-type="string">
            <text:p text:style-name="P4">Priority</text:p>
          </table:table-cell>
          <table:table-cell table:style-name="Table39.D2" office:value-type="string">
            <text:p text:style-name="P4">Simple</text:p>
          </table:table-cell>
        </table:table-row>
        <table:table-row table:style-name="Table39.1">
          <table:table-cell table:style-name="Table39.A3" office:value-type="string">
            <text:p text:style-name="P4">Primary<text:span text:style-name="T6"> </text:span>Actors</text:p>
          </table:table-cell>
          <table:table-cell table:style-name="Table39.B3" table:number-columns-spanned="3" office:value-type="string">
            <text:p text:style-name="P4">User</text:p>
          </table:table-cell>
          <table:covered-table-cell/>
          <table:covered-table-cell/>
        </table:table-row>
        <table:table-row table:style-name="Table39.1">
          <table:table-cell table:style-name="Table39.A2" office:value-type="string">
            <text:p text:style-name="P4">Other<text:span text:style-name="T6"> </text:span>Actors</text:p>
          </table:table-cell>
          <table:table-cell table:style-name="Table39.B4" table:number-columns-spanned="3" office:value-type="string">
            <text:p text:style-name="P4">NA</text:p>
          </table:table-cell>
          <table:covered-table-cell/>
          <table:covered-table-cell/>
        </table:table-row>
      </table:table>
      <text:h text:style-name="P30" text:outline-level="2">Description</text:h>
      <text:p text:style-name="P2"><text:tab/>User<text:span text:style-name="T6"> </text:span>session<text:span text:style-name="T6"> </text:span>session<text:span text:style-name="T6"> </text:span>will<text:span text:style-name="T6"> </text:span>be<text:span text:style-name="T6"> </text:span>expired<text:span text:style-name="T6"> </text:span>and<text:span text:style-name="T6"> </text:span>go<text:span text:style-name="T6"> </text:span>to<text:span text:style-name="T6"> </text:span>home<text:span text:style-name="T6"> </text:span>page.</text:p>
      <text:h text:style-name="P30" text:outline-level="2">Precondition</text:h>
      <text:p text:style-name="P2"><text:tab/>User<text:span text:style-name="T6"> </text:span>is<text:span text:style-name="T6"> </text:span>Authenticated.</text:p>
      <text:h text:style-name="P30" text:outline-level="2">Primary<text:span text:style-name="T6"> </text:span>Flow:<text:span text:style-name="T6"> </text:span></text:h>
      <text:p text:style-name="Standard"><text:span text:style-name="T53"><text:s text:c="10"/></text:span><text:span text:style-name="T50">Step</text:span><text:span text:style-name="T51"> </text:span><text:span text:style-name="T50">1:Click</text:span><text:span text:style-name="T51"> </text:span><text:span text:style-name="T50">log</text:span><text:span text:style-name="T51"> </text:span><text:span text:style-name="T50">out</text:span><text:span text:style-name="T51"> </text:span><text:span text:style-name="T50">link.</text:span></text:p>
      <text:p text:style-name="Standard"><text:span text:style-name="T51"><text:s text:c="11"/></text:span><text:span text:style-name="T50">Step</text:span><text:span text:style-name="T51"> </text:span><text:span text:style-name="T50">2:</text:span><text:span text:style-name="T51"> </text:span><text:span text:style-name="T50">User</text:span><text:span text:style-name="T51"> </text:span><text:span text:style-name="T50">goes</text:span><text:span text:style-name="T51"> </text:span><text:span text:style-name="T50">to</text:span><text:span text:style-name="T51"> </text:span><text:span text:style-name="T50">home</text:span><text:span text:style-name="T51"> </text:span><text:span text:style-name="T50">page.</text:span></text:p>
      <text:p text:style-name="P6"><text:s/></text:p>
      <text:h text:style-name="P30" text:outline-level="2">Alternate<text:span text:style-name="T6"> </text:span>Flow</text:h>
      <text:p text:style-name="P2"><text:tab/>NA.</text:p>
      <text:h text:style-name="P30" text:outline-level="2">End<text:span text:style-name="T6"> </text:span>State</text:h>
      <text:p text:style-name="P2"><text:tab/>User<text:span text:style-name="T6"> </text:span>is<text:span text:style-name="T6"> </text:span>logged<text:span text:style-name="T6"> </text:span>out<text:span text:style-name="T6"> </text:span>,goes<text:span text:style-name="T6"> </text:span>to<text:span text:style-name="T6"> </text:span>home<text:span text:style-name="T6"> </text:span>page.</text:p>
      <text:p text:style-name="P2"/>
      <text:p text:style-name="P2"/>
      <text:p text:style-name="P2"/>
      <text:p text:style-name="P2"/>
      <text:p text:style-name="P46"/>
      <text:h text:style-name="Heading_20_1" text:outline-level="1">Use<text:span text:style-name="T43"> </text:span>Case<text:span text:style-name="T43"> 28</text:span>:<text:span text:style-name="T43"> </text:span>Home Link</text:h>
      <text:p text:style-name="P20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40.1">
          <table:table-cell table:style-name="Table40.A1" office:value-type="string">
            <text:p text:style-name="P4">Use<text:span text:style-name="T6"> </text:span>Case<text:span text:style-name="T6"> </text:span>Name</text:p>
          </table:table-cell>
          <table:table-cell table:style-name="Table40.B1" office:value-type="string">
            <text:p text:style-name="P4">Home<text:span text:style-name="T6"> </text:span>Link</text:p>
          </table:table-cell>
          <table:table-cell table:style-name="Table40.C1" office:value-type="string">
            <text:p text:style-name="P4">Use<text:span text:style-name="T6"> </text:span>Case<text:span text:style-name="T6"> </text:span>Type</text:p>
          </table:table-cell>
          <table:table-cell table:style-name="Table40.D1" office:value-type="string">
            <text:p text:style-name="P4">Business<text:span text:style-name="T6"> </text:span>Flow</text:p>
          </table:table-cell>
        </table:table-row>
        <table:table-row table:style-name="Table40.1">
          <table:table-cell table:style-name="Table40.A2" office:value-type="string">
            <text:p text:style-name="P4">Use<text:span text:style-name="T6"> </text:span>case<text:span text:style-name="T6"> </text:span>ID</text:p>
          </table:table-cell>
          <table:table-cell table:style-name="Table40.B2" office:value-type="string">
            <text:p text:style-name="P4">UC_AC_028</text:p>
          </table:table-cell>
          <table:table-cell table:style-name="Table40.C2" office:value-type="string">
            <text:p text:style-name="P4">Priority</text:p>
          </table:table-cell>
          <table:table-cell table:style-name="Table40.D2" office:value-type="string">
            <text:p text:style-name="P4">Simple</text:p>
          </table:table-cell>
        </table:table-row>
        <table:table-row table:style-name="Table40.1">
          <table:table-cell table:style-name="Table40.A3" office:value-type="string">
            <text:p text:style-name="P4">Primary<text:span text:style-name="T6"> </text:span>Actors</text:p>
          </table:table-cell>
          <table:table-cell table:style-name="Table40.B3" table:number-columns-spanned="3" office:value-type="string">
            <text:p text:style-name="P4">User</text:p>
          </table:table-cell>
          <table:covered-table-cell/>
          <table:covered-table-cell/>
        </table:table-row>
        <table:table-row table:style-name="Table40.1">
          <table:table-cell table:style-name="Table40.A2" office:value-type="string">
            <text:p text:style-name="P4">Other<text:span text:style-name="T6"> </text:span>Actors</text:p>
          </table:table-cell>
          <table:table-cell table:style-name="Table40.B4" table:number-columns-spanned="3" office:value-type="string">
            <text:p text:style-name="P4">NA</text:p>
          </table:table-cell>
          <table:covered-table-cell/>
          <table:covered-table-cell/>
        </table:table-row>
      </table:table>
      <text:h text:style-name="P30" text:outline-level="2">Description</text:h>
      <text:p text:style-name="P2"><text:tab/>User<text:span text:style-name="T6"> </text:span>can<text:span text:style-name="T6"> </text:span>view<text:span text:style-name="T6"> </text:span>the<text:span text:style-name="T6"> </text:span>Home<text:span text:style-name="T6"> </text:span>page.</text:p>
      <text:h text:style-name="P30" text:outline-level="2">Precondition</text:h>
      <text:p text:style-name="P2"><text:tab/>NA.<text:tab/></text:p>
      <text:h text:style-name="P30" text:outline-level="2">Primary<text:span text:style-name="T6"> </text:span>Flow:<text:span text:style-name="T6"> </text:span></text:h>
      <text:p text:style-name="P2"><text:tab/>Step<text:span text:style-name="T6"> </text:span>1:<text:span text:style-name="T6"> </text:span>Click<text:span text:style-name="T6"> </text:span>Home<text:span text:style-name="T6"> </text:span>link.</text:p>
      <text:h text:style-name="P30" text:outline-level="2">Alternate<text:span text:style-name="T6"> </text:span>Flow</text:h>
      <text:p text:style-name="P2"><text:tab/>NA</text:p>
      <text:h text:style-name="P30" text:outline-level="2">End<text:span text:style-name="T6"> </text:span>State</text:h>
      <text:p text:style-name="P2"><text:tab/>Home<text:span text:style-name="T6"> </text:span>page<text:span text:style-name="T6"> </text:span>is<text:span text:style-name="T6"> </text:span>displayed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<text:soft-page-break/></text:p>
      <text:h text:style-name="P29" text:outline-level="1"/>
      <text:h text:style-name="Heading_20_1" text:outline-level="1">Use<text:span text:style-name="T43"> </text:span>Case<text:span text:style-name="T43"> 29</text:span>:<text:span text:style-name="T43"> Aboutus</text:span></text:h>
      <text:p text:style-name="P20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41.1">
          <table:table-cell table:style-name="Table41.A1" office:value-type="string">
            <text:p text:style-name="P4">Use<text:span text:style-name="T6"> </text:span>Case<text:span text:style-name="T6"> </text:span>Name</text:p>
          </table:table-cell>
          <table:table-cell table:style-name="Table41.B1" office:value-type="string">
            <text:p text:style-name="P4">Aboutus</text:p>
          </table:table-cell>
          <table:table-cell table:style-name="Table41.C1" office:value-type="string">
            <text:p text:style-name="P4">Use<text:span text:style-name="T6"> </text:span>Case<text:span text:style-name="T6"> </text:span>Type</text:p>
          </table:table-cell>
          <table:table-cell table:style-name="Table41.D1" office:value-type="string">
            <text:p text:style-name="P4">Business<text:span text:style-name="T6"> </text:span>Flow</text:p>
          </table:table-cell>
        </table:table-row>
        <table:table-row table:style-name="Table41.1">
          <table:table-cell table:style-name="Table41.A2" office:value-type="string">
            <text:p text:style-name="P4">Use<text:span text:style-name="T6"> </text:span>case<text:span text:style-name="T6"> </text:span>ID</text:p>
          </table:table-cell>
          <table:table-cell table:style-name="Table41.B2" office:value-type="string">
            <text:p text:style-name="P4">UC_AC_038</text:p>
          </table:table-cell>
          <table:table-cell table:style-name="Table41.C2" office:value-type="string">
            <text:p text:style-name="P4">Priority</text:p>
          </table:table-cell>
          <table:table-cell table:style-name="Table41.D2" office:value-type="string">
            <text:p text:style-name="P4">Simple</text:p>
          </table:table-cell>
        </table:table-row>
        <table:table-row table:style-name="Table41.1">
          <table:table-cell table:style-name="Table41.A3" office:value-type="string">
            <text:p text:style-name="P4">Primary<text:span text:style-name="T6"> </text:span>Actors</text:p>
          </table:table-cell>
          <table:table-cell table:style-name="Table41.B3" table:number-columns-spanned="3" office:value-type="string">
            <text:p text:style-name="P4">User</text:p>
          </table:table-cell>
          <table:covered-table-cell/>
          <table:covered-table-cell/>
        </table:table-row>
        <table:table-row table:style-name="Table41.1">
          <table:table-cell table:style-name="Table41.A2" office:value-type="string">
            <text:p text:style-name="P4">Other<text:span text:style-name="T6"> </text:span>Actors</text:p>
          </table:table-cell>
          <table:table-cell table:style-name="Table41.B4" table:number-columns-spanned="3" office:value-type="string">
            <text:p text:style-name="P4">NA</text:p>
          </table:table-cell>
          <table:covered-table-cell/>
          <table:covered-table-cell/>
        </table:table-row>
      </table:table>
      <text:h text:style-name="P30" text:outline-level="2">Description</text:h>
      <text:p text:style-name="P2"><text:tab/>User<text:span text:style-name="T6"> </text:span>can<text:span text:style-name="T6"> </text:span>view<text:span text:style-name="T6"> </text:span>the<text:span text:style-name="T6"> About us </text:span>page.</text:p>
      <text:h text:style-name="P30" text:outline-level="2">Precondition</text:h>
      <text:p text:style-name="P2"><text:tab/>NA.</text:p>
      <text:h text:style-name="P30" text:outline-level="2">Primary<text:span text:style-name="T6"> </text:span>Flow:<text:span text:style-name="T6"> </text:span></text:h>
      <text:p text:style-name="P2"><text:tab/>Step<text:span text:style-name="T6"> </text:span>1:<text:span text:style-name="T6"> </text:span>Click<text:span text:style-name="T6"> Aboutus </text:span>link.</text:p>
      <text:h text:style-name="P30" text:outline-level="2">Alternate<text:span text:style-name="T6"> </text:span>Flow</text:h>
      <text:p text:style-name="P2"><text:tab/>NA</text:p>
      <text:h text:style-name="P30" text:outline-level="2">End<text:span text:style-name="T6"> </text:span>State</text:h>
      <text:p text:style-name="P6"><text:s text:c="10"/>Aboutus <text:s/>page is displayed.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soft-page-break/>Use<text:span text:style-name="T43"> </text:span>Case<text:span text:style-name="T43"> </text:span>30:<text:span text:style-name="T43">Login Link</text:span></text:h>
      <text:p text:style-name="P20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office:value-type="string">
            <text:p text:style-name="P4">Use<text:span text:style-name="T6"> </text:span>Case<text:span text:style-name="T6"> </text:span>Name</text:p>
          </table:table-cell>
          <table:table-cell table:style-name="Table42.B1" office:value-type="string">
            <text:p text:style-name="P4">Login link</text:p>
          </table:table-cell>
          <table:table-cell table:style-name="Table42.C1" office:value-type="string">
            <text:p text:style-name="P4">Use<text:span text:style-name="T6"> </text:span>Case<text:span text:style-name="T6"> </text:span>Type</text:p>
          </table:table-cell>
          <table:table-cell table:style-name="Table42.D1" office:value-type="string">
            <text:p text:style-name="P4">Business<text:span text:style-name="T6"> </text:span>Flow</text:p>
          </table:table-cell>
        </table:table-row>
        <table:table-row table:style-name="Table42.1">
          <table:table-cell table:style-name="Table42.A2" office:value-type="string">
            <text:p text:style-name="P4">Use<text:span text:style-name="T6"> </text:span>case<text:span text:style-name="T6"> </text:span>ID</text:p>
          </table:table-cell>
          <table:table-cell table:style-name="Table42.B2" office:value-type="string">
            <text:p text:style-name="P4">UC_AC_030</text:p>
          </table:table-cell>
          <table:table-cell table:style-name="Table42.C2" office:value-type="string">
            <text:p text:style-name="P4">Priority</text:p>
          </table:table-cell>
          <table:table-cell table:style-name="Table42.D2" office:value-type="string">
            <text:p text:style-name="P4">Simple</text:p>
          </table:table-cell>
        </table:table-row>
        <table:table-row table:style-name="Table42.1">
          <table:table-cell table:style-name="Table42.A3" office:value-type="string">
            <text:p text:style-name="P4">Primary<text:span text:style-name="T6"> </text:span>Actors</text:p>
          </table:table-cell>
          <table:table-cell table:style-name="Table42.B3" table:number-columns-spanned="3" office:value-type="string">
            <text:p text:style-name="P4">User</text:p>
          </table:table-cell>
          <table:covered-table-cell/>
          <table:covered-table-cell/>
        </table:table-row>
        <table:table-row table:style-name="Table42.1">
          <table:table-cell table:style-name="Table42.A2" office:value-type="string">
            <text:p text:style-name="P4">Other<text:span text:style-name="T6"> </text:span>Actors</text:p>
          </table:table-cell>
          <table:table-cell table:style-name="Table42.B4" table:number-columns-spanned="3" office:value-type="string">
            <text:p text:style-name="P4">NA</text:p>
          </table:table-cell>
          <table:covered-table-cell/>
          <table:covered-table-cell/>
        </table:table-row>
      </table:table>
      <text:h text:style-name="P30" text:outline-level="2">Description</text:h>
      <text:p text:style-name="P2"><text:tab/>User<text:span text:style-name="T6"> </text:span>can<text:span text:style-name="T6"> </text:span>view<text:span text:style-name="T6"> </text:span>the<text:span text:style-name="T6"> Login </text:span>page.</text:p>
      <text:h text:style-name="P30" text:outline-level="2">Precondition</text:h>
      <text:p text:style-name="P2"><text:tab/>NA.</text:p>
      <text:h text:style-name="P30" text:outline-level="2">Primary<text:span text:style-name="T6"> </text:span>Flow:<text:span text:style-name="T6"> </text:span></text:h>
      <text:p text:style-name="P2"><text:tab/>Step<text:span text:style-name="T6"> </text:span>1:<text:span text:style-name="T6"> </text:span>Click<text:span text:style-name="T6"> login </text:span>link.</text:p>
      <text:h text:style-name="P30" text:outline-level="2">Alternate<text:span text:style-name="T6"> </text:span>Flow</text:h>
      <text:p text:style-name="P2"><text:tab/>NA</text:p>
      <text:h text:style-name="P30" text:outline-level="2">End<text:span text:style-name="T6"> </text:span>State</text:h>
      <text:p text:style-name="P6"><text:tab/>login page is displaye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Lohit Hindi1" svg:font-family="'Lohit Hindi'"/>
    <style:font-face style:name="Arial1" svg:font-family="Arial" style:font-family-generic="swiss"/>
    <style:font-face style:name="arial" svg:font-family="arial, sans-serif" style:font-family-generic="swiss"/>
    <style:font-face style:name="Latha" svg:font-family="Latha" style:font-pitch="variable"/>
    <style:font-face style:name="Lohit Hindi2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style:font-name="Liberation Serif1" fo:font-size="12pt" fo:language="en" fo:country="IN" style:letter-kerning="true" style:font-name-asian="WenQuanYi Micro Hei1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line-height-at-least="0.176cm" fo:keep-with-next="always"/>
      <style:text-properties style:font-name="Latha" fo:font-size="16pt" fo:font-weight="bold" style:letter-kerning="true" style:font-name-asian="Times New Roman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margin-top="0.423cm" fo:margin-bottom="0.106cm" style:line-height-at-least="0.176cm" fo:hyphenation-ladder-count="no-limit" fo:text-indent="-1.016cm" style:auto-text-indent="false" fo:keep-with-next="always"/>
      <style:text-properties fo:color="#943634" fo:font-size="12pt" fo:font-style="italic" fo:font-weight="bold" style:font-name-asian="Times New Roman" style:font-size-asian="12pt" style:font-style-asian="italic" style:font-weight-asian="bold" style:font-name-complex="Arial" style:font-size-complex="10pt" style:font-style-complex="italic" style:font-weight-complex="bold" fo:hyphenate="false" fo:hyphenation-remain-char-count="2" fo:hyphenation-push-char-count="2"/>
    </style:style>
    <style:style style:name="Style_20_Heading_20_1_20__2b__20_Bottom_3a__20__28_Single_20_solid_20_line_20_Gray-50_25__20__20_1.5_20_pt_20_Lin..." style:display-name="Style Heading 1 + Bottom: (Single solid line Gray-50%  1.5 pt Lin..." style:family="paragraph" style:parent-style-name="Heading_20_1" style:default-outline-level="" style:list-style-name="">
      <style:paragraph-properties fo:margin-left="0cm" fo:margin-right="0cm" fo:text-indent="0cm" style:auto-text-indent="false"/>
      <style:text-properties fo:font-variant="small-caps" fo:color="#af1e23" style:font-name="Arial" fo:font-size="14pt" style:font-size-asian="14pt" style:font-name-complex="Times New Roman" style:font-size-complex="10pt"/>
    </style:style>
    <style:style style:name="No_20_Spacing" style:display-name="No Spacing" style:family="paragraph">
      <style:paragraph-properties fo:margin-left="0cm" fo:margin-right="0cm" fo:orphans="2" fo:widows="2" fo:hyphenation-ladder-count="no-limit" fo:text-indent="1.27cm" style:auto-text-indent="false" style:text-autospace="ideograph-alpha" style:punctuation-wrap="hanging" style:line-break="strict" style:writing-mode="lr-tb"/>
      <style:text-properties style:use-window-font-color="true" style:font-name="Verdana" fo:font-size="10pt" fo:language="en" fo:country="US" style:letter-kerning="true" style:font-name-asian="Times New Roman" style:font-size-asian="10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gHead_20_One" style:display-name="BigHead One" style:family="paragraph" style:parent-style-name="Standard">
      <style:paragraph-properties fo:margin-top="0cm" fo:margin-bottom="0cm" style:line-height-at-least="0.176cm" fo:text-align="justify" style:justify-single-word="false" style:text-autospace="none" style:punctuation-wrap="simple" style:vertical-align="baseline"/>
      <style:text-properties fo:font-variant="small-caps" style:font-name="Helvetica" fo:font-size="20pt" style:font-name-asian="Times New Roman" style:font-size-asian="20pt" style:font-name-complex="Times New Roman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line-height-at-least="0.176cm"/>
      <style:text-properties fo:font-weight="bold" style:font-weight-asian="bold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in_20_heading" style:display-name="Main heading" style:family="paragraph" style:parent-style-name="Style_20_Heading_20_1_20__2b__20_Bottom_3a__20__28_Single_20_solid_20_line_20_Gray-50_25__20__20_1.5_20_pt_20_Lin...">
      <style:paragraph-properties fo:text-align="justify" style:justify-single-word="false"/>
      <style:text-properties fo:color="#7a0019" style:font-name="Verdana" style:font-name-complex="Verdan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767cm" fo:margin-bottom="0.967cm" fo:margin-left="2cm" fo:margin-right="2cm" fo:background-color="#ffffff" style:writing-mode="lr-tb" style:layout-grid-color="#c0c0c0" style:layout-grid-lines="50" style:layout-grid-base-height="0.55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767cm" fo:margin-bottom="1.953cm" fo:margin-left="2cm" fo:margin-right="2cm" fo:background-color="#ffffff" style:writing-mode="lr-tb" style:layout-grid-color="#c0c0c0" style:layout-grid-lines="49" style:layout-grid-base-height="0.55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First_20_convert_20_1" style:display-name="First convert 1" style:page-layout-name="Mpm2" style:next-style-name="Convert_20_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1">
      <style:footer>
        <text:p text:style-name="MP1"><text:page-number text:select-page="current">11</text:page-number></text:p>
      </style:footer>
    </style:master-page>
    <style:master-page style:name="First_20_convert_20_2" style:display-name="First convert 2" style:page-layout-name="Mpm2" style:next-style-name="Convert_20_2">
      <style:header>
        <text:p text:style-name="Header"/>
      </style:header>
      <style:footer>
        <text:p text:style-name="Footer"/>
      </style:footer>
    </style:master-page>
    <style:master-page style:name="Convert_20_2" style:display-name="Convert 2" style:page-layout-name="Mpm1">
      <style:footer>
        <text:p text:style-name="MP1"><text:page-number text:select-page="current">13</text:page-number></text:p>
      </style:footer>
    </style:master-page>
    <style:master-page style:name="First_20_convert_20_3" style:display-name="First convert 3" style:page-layout-name="Mpm2" style:next-style-name="Convert_20_3">
      <style:header>
        <text:p text:style-name="Header"/>
      </style:header>
      <style:footer>
        <text:p text:style-name="Footer"/>
      </style:footer>
    </style:master-page>
    <style:master-page style:name="Convert_20_3" style:display-name="Convert 3" style:page-layout-name="Mpm1">
      <style:footer>
        <text:p text:style-name="MP1"><text:page-number text:select-page="current">14</text:page-number></text:p>
      </style:footer>
    </style:master-page>
    <style:master-page style:name="First_20_convert_20_4" style:display-name="First convert 4" style:page-layout-name="Mpm2" style:next-style-name="Convert_20_4">
      <style:header>
        <text:p text:style-name="Header"/>
      </style:header>
      <style:footer>
        <text:p text:style-name="Footer"/>
      </style:footer>
    </style:master-page>
    <style:master-page style:name="Convert_20_4" style:display-name="Convert 4" style:page-layout-name="Mpm1">
      <style:footer>
        <text:p text:style-name="MP1"><text:page-number text:select-page="current">15</text:page-number></text:p>
      </style:footer>
    </style:master-page>
    <style:master-page style:name="First_20_convert_20_5" style:display-name="First convert 5" style:page-layout-name="Mpm2" style:next-style-name="Convert_20_5">
      <style:header>
        <text:p text:style-name="Header"/>
      </style:header>
      <style:footer>
        <text:p text:style-name="Footer"/>
      </style:footer>
    </style:master-page>
    <style:master-page style:name="Convert_20_5" style:display-name="Convert 5" style:page-layout-name="Mpm1">
      <style:footer>
        <text:p text:style-name="MP1"><text:page-number text:select-page="current">16</text:page-number></text:p>
      </style:footer>
    </style:master-page>
    <style:master-page style:name="First_20_convert_20_6" style:display-name="First convert 6" style:page-layout-name="Mpm2" style:next-style-name="Convert_20_6">
      <style:header>
        <text:p text:style-name="Header"/>
      </style:header>
      <style:footer>
        <text:p text:style-name="Footer"/>
      </style:footer>
    </style:master-page>
    <style:master-page style:name="Convert_20_6" style:display-name="Convert 6" style:page-layout-name="Mpm1">
      <style:footer>
        <text:p text:style-name="MP1"><text:page-number text:select-page="current">20</text:page-number></text:p>
      </style:footer>
    </style:master-page>
    <style:master-page style:name="First_20_convert_20_7" style:display-name="First convert 7" style:page-layout-name="Mpm2" style:next-style-name="Convert_20_7">
      <style:header>
        <text:p text:style-name="Header"/>
      </style:header>
      <style:footer>
        <text:p text:style-name="Footer"/>
      </style:footer>
    </style:master-page>
    <style:master-page style:name="Convert_20_7" style:display-name="Convert 7" style:page-layout-name="Mpm1">
      <style:footer>
        <text:p text:style-name="MP1"><text:page-number text:select-page="current"/></text:p>
      </style:footer>
    </style:master-page>
    <style:master-page style:name="First_20_convert_20_8" style:display-name="First convert 8" style:page-layout-name="Mpm2" style:next-style-name="Convert_20_8">
      <style:header>
        <text:p text:style-name="Header"/>
      </style:header>
      <style:footer>
        <text:p text:style-name="Footer"/>
      </style:footer>
    </style:master-page>
    <style:master-page style:name="Convert_20_8" style:display-name="Convert 8" style:page-layout-name="Mpm1">
      <style:footer>
        <text:p text:style-name="MP1"><text:page-number text:select-page="current"/></text:p>
      </style:footer>
    </style:master-page>
    <style:master-page style:name="First_20_convert_20_9" style:display-name="First convert 9" style:page-layout-name="Mpm2" style:next-style-name="Convert_20_9">
      <style:header>
        <text:p text:style-name="Header"/>
      </style:header>
      <style:footer>
        <text:p text:style-name="Footer"/>
      </style:footer>
    </style:master-page>
    <style:master-page style:name="Convert_20_9" style:display-name="Convert 9" style:page-layout-name="Mpm1">
      <style:footer>
        <text:p text:style-name="MP1"><text:page-number text:select-page="current"/></text:p>
      </style:footer>
    </style:master-page>
    <style:master-page style:name="First_20_convert_20_10" style:display-name="First convert 10" style:page-layout-name="Mpm2" style:next-style-name="Convert_20_10">
      <style:header>
        <text:p text:style-name="Header"/>
      </style:header>
      <style:footer>
        <text:p text:style-name="Footer"/>
      </style:footer>
    </style:master-page>
    <style:master-page style:name="Convert_20_10" style:display-name="Convert 10" style:page-layout-name="Mpm1">
      <style:footer>
        <text:p text:style-name="MP1"><text:page-number text:select-page="current">22</text:page-number></text:p>
      </style:footer>
    </style:master-page>
    <style:master-page style:name="First_20_convert_20_11" style:display-name="First convert 11" style:page-layout-name="Mpm2" style:next-style-name="Convert_20_11">
      <style:header>
        <text:p text:style-name="Header"/>
      </style:header>
      <style:footer>
        <text:p text:style-name="Footer"/>
      </style:footer>
    </style:master-page>
    <style:master-page style:name="Convert_20_11" style:display-name="Convert 11" style:page-layout-name="Mpm1">
      <style:footer>
        <text:p text:style-name="MP1"><text:page-number text:select-page="current">24</text:page-number></text:p>
      </style:footer>
    </style:master-page>
    <style:master-page style:name="First_20_convert_20_12" style:display-name="First convert 12" style:page-layout-name="Mpm2" style:next-style-name="Convert_20_12">
      <style:header>
        <text:p text:style-name="Header"/>
      </style:header>
      <style:footer>
        <text:p text:style-name="Footer"/>
      </style:footer>
    </style:master-page>
    <style:master-page style:name="Convert_20_12" style:display-name="Convert 12" style:page-layout-name="Mpm1">
      <style:footer>
        <text:p text:style-name="MP1"><text:page-number text:select-page="current">26</text:page-number></text:p>
      </style:footer>
    </style:master-page>
    <style:master-page style:name="First_20_convert_20_13" style:display-name="First convert 13" style:page-layout-name="Mpm2" style:next-style-name="Convert_20_13">
      <style:header>
        <text:p text:style-name="Header"/>
      </style:header>
      <style:footer>
        <text:p text:style-name="Footer"/>
      </style:footer>
    </style:master-page>
    <style:master-page style:name="Convert_20_13" style:display-name="Convert 13" style:page-layout-name="Mpm1">
      <style:footer>
        <text:p text:style-name="MP1"><text:page-number text:select-page="current">27</text:page-number></text:p>
      </style:footer>
    </style:master-page>
    <style:master-page style:name="First_20_convert_20_14" style:display-name="First convert 14" style:page-layout-name="Mpm2" style:next-style-name="Convert_20_14">
      <style:header>
        <text:p text:style-name="Header"/>
      </style:header>
      <style:footer>
        <text:p text:style-name="Footer"/>
      </style:footer>
    </style:master-page>
    <style:master-page style:name="Convert_20_14" style:display-name="Convert 14" style:page-layout-name="Mpm1">
      <style:footer>
        <text:p text:style-name="MP1"><text:page-number text:select-page="current">28</text:page-number></text:p>
      </style:footer>
    </style:master-page>
    <style:master-page style:name="First_20_convert_20_15" style:display-name="First convert 15" style:page-layout-name="Mpm2" style:next-style-name="Convert_20_15">
      <style:header>
        <text:p text:style-name="Header"/>
      </style:header>
      <style:footer>
        <text:p text:style-name="Footer"/>
      </style:footer>
    </style:master-page>
    <style:master-page style:name="Convert_20_15" style:display-name="Convert 15" style:page-layout-name="Mpm1">
      <style:footer>
        <text:p text:style-name="MP1"><text:page-number text:select-page="current">29</text:page-number></text:p>
      </style:footer>
    </style:master-page>
    <style:master-page style:name="First_20_convert_20_16" style:display-name="First convert 16" style:page-layout-name="Mpm2" style:next-style-name="Convert_20_16">
      <style:header>
        <text:p text:style-name="Header"/>
      </style:header>
      <style:footer>
        <text:p text:style-name="Footer"/>
      </style:footer>
    </style:master-page>
    <style:master-page style:name="Convert_20_16" style:display-name="Convert 16" style:page-layout-name="Mpm1">
      <style:footer>
        <text:p text:style-name="MP1"><text:page-number text:select-page="current"/></text:p>
      </style:footer>
    </style:master-page>
    <style:master-page style:name="First_20_convert_20_17" style:display-name="First convert 17" style:page-layout-name="Mpm2" style:next-style-name="Convert_20_17">
      <style:header>
        <text:p text:style-name="Header"/>
      </style:header>
      <style:footer>
        <text:p text:style-name="Footer"/>
      </style:footer>
    </style:master-page>
    <style:master-page style:name="Convert_20_17" style:display-name="Convert 17" style:page-layout-name="Mpm1">
      <style:footer>
        <text:p text:style-name="MP1"><text:page-number text:select-page="current">34</text:page-number></text:p>
      </style:footer>
    </style:master-page>
    <style:master-page style:name="First_20_convert_20_18" style:display-name="First convert 18" style:page-layout-name="Mpm2" style:next-style-name="Convert_20_18">
      <style:header>
        <text:p text:style-name="Header"/>
      </style:header>
      <style:footer>
        <text:p text:style-name="Footer"/>
      </style:footer>
    </style:master-page>
    <style:master-page style:name="Convert_20_18" style:display-name="Convert 18" style:page-layout-name="Mpm1">
      <style:footer>
        <text:p text:style-name="MP1"><text:page-number text:select-page="current"/></text:p>
      </style:footer>
    </style:master-page>
    <style:master-page style:name="First_20_convert_20_19" style:display-name="First convert 19" style:page-layout-name="Mpm2" style:next-style-name="Convert_20_19">
      <style:header>
        <text:p text:style-name="Header"/>
      </style:header>
      <style:footer>
        <text:p text:style-name="Footer"/>
      </style:footer>
    </style:master-page>
    <style:master-page style:name="Convert_20_19" style:display-name="Convert 19" style:page-layout-name="Mpm1">
      <style:footer>
        <text:p text:style-name="MP1"><text:page-number text:select-page="current"/></text:p>
      </style:footer>
    </style:master-page>
    <style:master-page style:name="First_20_convert_20_20" style:display-name="First convert 20" style:page-layout-name="Mpm2" style:next-style-name="Convert_20_20">
      <style:header>
        <text:p text:style-name="Header"/>
      </style:header>
      <style:footer>
        <text:p text:style-name="Footer"/>
      </style:footer>
    </style:master-page>
    <style:master-page style:name="Convert_20_20" style:display-name="Convert 20" style:page-layout-name="Mpm1">
      <style:footer>
        <text:p text:style-name="MP1"><text:page-number text:select-page="current"/></text:p>
      </style:footer>
    </style:master-page>
    <style:master-page style:name="First_20_convert_20_21" style:display-name="First convert 21" style:page-layout-name="Mpm2" style:next-style-name="Convert_20_21">
      <style:header>
        <text:p text:style-name="Header"/>
      </style:header>
      <style:footer>
        <text:p text:style-name="Footer"/>
      </style:footer>
    </style:master-page>
    <style:master-page style:name="Convert_20_21" style:display-name="Convert 21" style:page-layout-name="Mpm1">
      <style:footer>
        <text:p text:style-name="MP1"><text:page-number text:select-page="current"/></text:p>
      </style:footer>
    </style:master-page>
    <style:master-page style:name="First_20_convert_20_22" style:display-name="First convert 22" style:page-layout-name="Mpm2" style:next-style-name="Convert_20_22">
      <style:header>
        <text:p text:style-name="Header"/>
      </style:header>
      <style:footer>
        <text:p text:style-name="Footer"/>
      </style:footer>
    </style:master-page>
    <style:master-page style:name="Convert_20_22" style:display-name="Convert 22" style:page-layout-name="Mpm1">
      <style:footer>
        <text:p text:style-name="MP1"><text:page-number text:select-page="current"/></text:p>
      </style:footer>
    </style:master-page>
    <style:master-page style:name="First_20_convert_20_23" style:display-name="First convert 23" style:page-layout-name="Mpm2" style:next-style-name="Convert_20_23">
      <style:header>
        <text:p text:style-name="Header"/>
      </style:header>
      <style:footer>
        <text:p text:style-name="Footer"/>
      </style:footer>
    </style:master-page>
    <style:master-page style:name="Convert_20_23" style:display-name="Convert 23" style:page-layout-name="Mpm1">
      <style:footer>
        <text:p text:style-name="MP1"><text:page-number text:select-page="current"/></text:p>
      </style:footer>
    </style:master-page>
    <style:master-page style:name="First_20_convert_20_24" style:display-name="First convert 24" style:page-layout-name="Mpm2" style:next-style-name="Convert_20_24">
      <style:header>
        <text:p text:style-name="Header"/>
      </style:header>
      <style:footer>
        <text:p text:style-name="Footer"/>
      </style:footer>
    </style:master-page>
    <style:master-page style:name="Convert_20_24" style:display-name="Convert 24" style:page-layout-name="Mpm1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4T17:04:41</meta:creation-date>
    <dc:date>2012-06-11T19:25:56</dc:date>
    <meta:editing-cycles>174</meta:editing-cycles>
    <meta:editing-duration>P1DT10H38M1S</meta:editing-duration>
    <meta:generator>LibreOffice/3.4$Linux LibreOffice_project/340m1$Build-302</meta:generator>
    <meta:document-statistic meta:table-count="33" meta:image-count="1" meta:object-count="0" meta:page-count="34" meta:paragraph-count="863" meta:word-count="3036" meta:character-count="18501" meta:non-whitespace-character-count="15119"/>
    <meta:user-defined meta:name="Info 1"/>
    <meta:user-defined meta:name="Info 2"/>
    <meta:user-defined meta:name="Info 3"/>
    <meta:user-defined meta:name="Info 4"/>
  </office:meta>
</office:document-meta>
</file>